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ce14" style:family="table-cell" style:parent-style-name="Default">
      <style:table-cell-properties style:text-align-source="fix" style:repeat-content="false" style:vertical-align="bottom"/>
      <style:paragraph-properties fo:text-align="center" fo:margin-left="0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4" style:family="table-cell" style:parent-style-name="Default">
      <style:text-properties style:text-underline-style="solid" style:text-underline-width="auto" style:text-underline-color="font-color"/>
    </style:style>
    <style:style style:name="ce25" style:family="table-cell" style:parent-style-name="Default">
      <style:table-cell-properties style:text-align-source="fix" style:repeat-content="false" style:vertical-align="bottom"/>
      <style:paragraph-properties fo:text-align="center" fo:margin-left="0pt"/>
    </style:style>
  </office:automatic-styles>
  <office:body>
    <office:spreadsheet>
      <table:calculation-settings table:precision-as-shown="true" table:automatic-find-labels="false" table:use-regular-expressions="false" table:use-wildcards="true"/>
      <table:table table:name="Sheet1" table:style-name="ta1">
        <table:table-column table:style-name="co1" table:number-columns-repeated="40" table:default-cell-style-name="Default"/>
        <table:table-row table:style-name="ro1">
          <table:table-cell table:number-columns-repeated="40"/>
        </table:table-row>
        <table:table-row table:style-name="ro1">
          <table:table-cell table:number-columns-repeated="4"/>
          <table:table-cell office:value-type="string" calcext:value-type="string">
            <text:p>********</text:p>
          </table:table-cell>
          <table:table-cell table:number-columns-repeated="35"/>
        </table:table-row>
        <table:table-row table:style-name="ro1">
          <table:table-cell/>
          <table:table-cell table:style-name="ce18" office:value-type="string" calcext:value-type="string" table:number-columns-spanned="9" table:number-rows-spanned="1">
            <text:p>DI=0.4</text:p>
          </table:table-cell>
          <table:covered-table-cell table:number-columns-repeated="8"/>
          <table:table-cell table:style-name="ce18" office:value-type="string" calcext:value-type="string" table:number-columns-spanned="6" table:number-rows-spanned="1">
            <text:p>DI=0.1</text:p>
          </table:table-cell>
          <table:covered-table-cell table:number-columns-repeated="5"/>
          <table:table-cell table:style-name="ce18" office:value-type="string" calcext:value-type="string" table:number-columns-spanned="3" table:number-rows-spanned="1">
            <text:p>D=0.6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4 + mutation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1 + mutation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05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0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=0.0005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random mating + km euclidean distance</text:p>
          </table:table-cell>
          <table:table-cell table:number-columns-repeated="2"/>
          <table:table-cell office:value-type="string" calcext:value-type="string">
            <text:p>km mating + km euclidean distance</text:p>
          </table:table-cell>
          <table:table-cell table:number-columns-repeated="2"/>
          <table:table-cell office:value-type="string" calcext:value-type="string">
            <text:p>km mating + km min individual euclidean dsitance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DI=0.4</text:p>
          </table:table-cell>
          <table:table-cell table:style-name="ce19" office:value-type="string" calcext:value-type="string" table:number-columns-spanned="3" table:number-rows-spanned="1">
            <text:p>Version 4</text:p>
          </table:table-cell>
          <table:covered-table-cell table:number-columns-repeated="2" table:style-name="ce21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7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8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490503533315466" calcext:value-type="float">
            <text:p>0.490503533315466</text:p>
          </table:table-cell>
          <table:table-cell office:value-type="float" office:value="0.500706372751981" calcext:value-type="float">
            <text:p>0.500706372751981</text:p>
          </table:table-cell>
          <table:table-cell office:value-type="float" office:value="0.517890901440264" calcext:value-type="float">
            <text:p>0.517890901440264</text:p>
          </table:table-cell>
          <table:table-cell table:style-name="ce20" office:value-type="float" office:value="0.503189221577731" calcext:value-type="float">
            <text:p>0.503189221577731</text:p>
          </table:table-cell>
          <table:table-cell table:style-name="ce20" office:value-type="float" office:value="0.507451868438351" calcext:value-type="float">
            <text:p>0.507451868438351</text:p>
          </table:table-cell>
          <table:table-cell office:value-type="float" office:value="0.511927755383257" calcext:value-type="float">
            <text:p>0.511927755383257</text:p>
          </table:table-cell>
          <table:table-cell office:value-type="float" office:value="0.497521800315442" calcext:value-type="float">
            <text:p>0.497521800315442</text:p>
          </table:table-cell>
          <table:table-cell office:value-type="float" office:value="0.494671217528053" calcext:value-type="float">
            <text:p>0.494671217528053</text:p>
          </table:table-cell>
          <table:table-cell table:style-name="ce20" office:value-type="float" office:value="0.602932475894322" calcext:value-type="float">
            <text:p>0.602932475894322</text:p>
          </table:table-cell>
          <table:table-cell office:value-type="float" office:value="0.387701245657009" calcext:value-type="float">
            <text:p>0.387701245657009</text:p>
          </table:table-cell>
          <table:table-cell office:value-type="float" office:value="0.383267930361553" calcext:value-type="float">
            <text:p>0.383267930361553</text:p>
          </table:table-cell>
          <table:table-cell office:value-type="float" office:value="0.359953558027364" calcext:value-type="float">
            <text:p>0.359953558027364</text:p>
          </table:table-cell>
          <table:table-cell office:value-type="float" office:value="0.534639847820551" calcext:value-type="float">
            <text:p>0.534639847820551</text:p>
          </table:table-cell>
          <table:table-cell office:value-type="float" office:value="0.534683784102055" calcext:value-type="float">
            <text:p>0.534683784102055</text:p>
          </table:table-cell>
          <table:table-cell office:value-type="float" office:value="0.692975524288748" calcext:value-type="float">
            <text:p>0.692975524288748</text:p>
          </table:table-cell>
          <table:table-cell office:value-type="float" office:value="0.493790884967408" calcext:value-type="float">
            <text:p>0.493790884967408</text:p>
          </table:table-cell>
          <table:table-cell office:value-type="float" office:value="0.488478297479884" calcext:value-type="float">
            <text:p>0.488478297479884</text:p>
          </table:table-cell>
          <table:table-cell office:value-type="float" office:value="0.477545318740546" calcext:value-type="float">
            <text:p>0.477545318740546</text:p>
          </table:table-cell>
          <table:table-cell office:value-type="float" office:value="0.562694549329599" calcext:value-type="float">
            <text:p>0.562694549329599</text:p>
          </table:table-cell>
          <table:table-cell office:value-type="float" office:value="0.580500449383589" calcext:value-type="float">
            <text:p>0.580500449383589</text:p>
          </table:table-cell>
          <table:table-cell office:value-type="float" office:value="0.77614712299005" calcext:value-type="float">
            <text:p>0.77614712299005</text:p>
          </table:table-cell>
          <table:table-cell office:value-type="float" office:value="0.651021014127265" calcext:value-type="float">
            <text:p>0.651021014127265</text:p>
          </table:table-cell>
          <table:table-cell office:value-type="float" office:value="0.662286803729753" calcext:value-type="float">
            <text:p>0.662286803729753</text:p>
          </table:table-cell>
          <table:table-cell office:value-type="float" office:value="0.923059826259208" calcext:value-type="float">
            <text:p>0.923059826259208</text:p>
          </table:table-cell>
          <table:table-cell office:value-type="float" office:value="0.916368526038273" calcext:value-type="float">
            <text:p>0.916368526038273</text:p>
          </table:table-cell>
          <table:table-cell office:value-type="float" office:value="0.921003472524751" calcext:value-type="float">
            <text:p>0.921003472524751</text:p>
          </table:table-cell>
          <table:table-cell office:value-type="float" office:value="0.766986307347868" calcext:value-type="float">
            <text:p>0.766986307347868</text:p>
          </table:table-cell>
          <table:table-cell table:number-columns-repeated="3"/>
          <table:table-cell office:value-type="float" office:value="0.692156733283118" calcext:value-type="float">
            <text:p>0.692156733283118</text:p>
          </table:table-cell>
          <table:table-cell office:value-type="float" office:value="0.703560857100076" calcext:value-type="float">
            <text:p>0.703560857100076</text:p>
          </table:table-cell>
          <table:table-cell office:value-type="float" office:value="0.93814597674959" calcext:value-type="float">
            <text:p>0.93814597674959</text:p>
          </table:table-cell>
          <table:table-cell office:value-type="float" office:value="0.763599449859923" calcext:value-type="float">
            <text:p>0.763599449859923</text:p>
          </table:table-cell>
          <table:table-cell office:value-type="float" office:value="0.775060313071478" calcext:value-type="float">
            <text:p>0.775060313071478</text:p>
          </table:table-cell>
          <table:table-cell office:value-type="float" office:value="0.947271930806454" calcext:value-type="float">
            <text:p>0.9472719308064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77015151277175" calcext:value-type="float">
            <text:p>0.977015151277175</text:p>
          </table:table-cell>
          <table:table-cell office:value-type="float" office:value="0.9786743662913" calcext:value-type="float">
            <text:p>0.9786743662913</text:p>
          </table:table-cell>
          <table:table-cell table:style-name="ce20" office:value-type="float" office:value="0.981645575327624" calcext:value-type="float">
            <text:p>0.981645575327624</text:p>
          </table:table-cell>
          <table:table-cell table:style-name="ce20" office:value-type="float" office:value="0.979812657519068" calcext:value-type="float">
            <text:p>0.979812657519068</text:p>
          </table:table-cell>
          <table:table-cell table:style-name="ce20" office:value-type="float" office:value="0.979213306578825" calcext:value-type="float">
            <text:p>0.979213306578825</text:p>
          </table:table-cell>
          <table:table-cell table:style-name="ce22" office:value-type="float" office:value="0.981621608000493" calcext:value-type="float">
            <text:p>0.981621608000493</text:p>
          </table:table-cell>
          <table:table-cell office:value-type="float" office:value="0.93969265351156" calcext:value-type="float">
            <text:p>0.93969265351156</text:p>
          </table:table-cell>
          <table:table-cell office:value-type="float" office:value="0.978334178414339" calcext:value-type="float">
            <text:p>0.978334178414339</text:p>
          </table:table-cell>
          <table:table-cell office:value-type="float" office:value="0.981400085106081" calcext:value-type="float">
            <text:p>0.981400085106081</text:p>
          </table:table-cell>
          <table:table-cell office:value-type="float" office:value="0.961066601769383" calcext:value-type="float">
            <text:p>0.961066601769383</text:p>
          </table:table-cell>
          <table:table-cell office:value-type="float" office:value="0.961323618268274" calcext:value-type="float">
            <text:p>0.961323618268274</text:p>
          </table:table-cell>
          <table:table-cell office:value-type="float" office:value="0.97542673344319" calcext:value-type="float">
            <text:p>0.97542673344319</text:p>
          </table:table-cell>
          <table:table-cell office:value-type="float" office:value="0.961451575955161" calcext:value-type="float">
            <text:p>0.961451575955161</text:p>
          </table:table-cell>
          <table:table-cell office:value-type="float" office:value="0.980204234172444" calcext:value-type="float">
            <text:p>0.980204234172444</text:p>
          </table:table-cell>
          <table:table-cell office:value-type="float" office:value="0.981499481628154" calcext:value-type="float">
            <text:p>0.981499481628154</text:p>
          </table:table-cell>
          <table:table-cell office:value-type="float" office:value="0.978934227550663" calcext:value-type="float">
            <text:p>0.978934227550663</text:p>
          </table:table-cell>
          <table:table-cell office:value-type="float" office:value="0.977822704037912" calcext:value-type="float">
            <text:p>0.977822704037912</text:p>
          </table:table-cell>
          <table:table-cell office:value-type="float" office:value="0.981639919162898" calcext:value-type="float">
            <text:p>0.981639919162898</text:p>
          </table:table-cell>
          <table:table-cell office:value-type="float" office:value="0.958753638740938" calcext:value-type="float">
            <text:p>0.958753638740938</text:p>
          </table:table-cell>
          <table:table-cell office:value-type="float" office:value="0.980199391998796" calcext:value-type="float">
            <text:p>0.980199391998796</text:p>
          </table:table-cell>
          <table:table-cell office:value-type="float" office:value="0.981259173878975" calcext:value-type="float">
            <text:p>0.981259173878975</text:p>
          </table:table-cell>
          <table:table-cell office:value-type="float" office:value="0.937949663481172" calcext:value-type="float">
            <text:p>0.937949663481172</text:p>
          </table:table-cell>
          <table:table-cell office:value-type="float" office:value="0.976638456044632" calcext:value-type="float">
            <text:p>0.976638456044632</text:p>
          </table:table-cell>
          <table:table-cell office:value-type="float" office:value="0.981495150461812" calcext:value-type="float">
            <text:p>0.981495150461812</text:p>
          </table:table-cell>
          <table:table-cell office:value-type="float" office:value="0.980251187057132" calcext:value-type="float">
            <text:p>0.980251187057132</text:p>
          </table:table-cell>
          <table:table-cell office:value-type="float" office:value="0.980583961671909" calcext:value-type="float">
            <text:p>0.980583961671909</text:p>
          </table:table-cell>
          <table:table-cell office:value-type="float" office:value="0.981587698498534" calcext:value-type="float">
            <text:p>0.981587698498534</text:p>
          </table:table-cell>
          <table:table-cell table:number-columns-repeated="3"/>
          <table:table-cell office:value-type="float" office:value="0.942673100800789" calcext:value-type="float">
            <text:p>0.942673100800789</text:p>
          </table:table-cell>
          <table:table-cell office:value-type="float" office:value="0.976594201456309" calcext:value-type="float">
            <text:p>0.976594201456309</text:p>
          </table:table-cell>
          <table:table-cell office:value-type="float" office:value="0.981577046353179" calcext:value-type="float">
            <text:p>0.981577046353179</text:p>
          </table:table-cell>
          <table:table-cell office:value-type="float" office:value="0.939787783320407" calcext:value-type="float">
            <text:p>0.939787783320407</text:p>
          </table:table-cell>
          <table:table-cell office:value-type="float" office:value="0.974570487126583" calcext:value-type="float">
            <text:p>0.974570487126583</text:p>
          </table:table-cell>
          <table:table-cell office:value-type="float" office:value="0.981580241075424" calcext:value-type="float">
            <text:p>0.9815802410754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21106350802382" calcext:value-type="float">
            <text:p>0.921106350802382</text:p>
          </table:table-cell>
          <table:table-cell office:value-type="float" office:value="0.921157688320428" calcext:value-type="float">
            <text:p>0.921157688320428</text:p>
          </table:table-cell>
          <table:table-cell office:value-type="float" office:value="0.921094414894038" calcext:value-type="float">
            <text:p>0.921094414894038</text:p>
          </table:table-cell>
          <table:table-cell table:style-name="ce20" office:value-type="float" office:value="0.921134673424735" calcext:value-type="float">
            <text:p>0.921134673424735</text:p>
          </table:table-cell>
          <table:table-cell table:style-name="ce20" office:value-type="float" office:value="0.921116068433626" calcext:value-type="float">
            <text:p>0.921116068433626</text:p>
          </table:table-cell>
          <table:table-cell table:style-name="ce20" office:value-type="float" office:value="0.921125001942169" calcext:value-type="float">
            <text:p>0.921125001942169</text:p>
          </table:table-cell>
          <table:table-cell office:value-type="float" office:value="0.910654976646954" calcext:value-type="float">
            <text:p>0.910654976646954</text:p>
          </table:table-cell>
          <table:table-cell office:value-type="float" office:value="0.921143098683361" calcext:value-type="float">
            <text:p>0.921143098683361</text:p>
          </table:table-cell>
          <table:table-cell office:value-type="float" office:value="0.921111570281551" calcext:value-type="float">
            <text:p>0.921111570281551</text:p>
          </table:table-cell>
          <table:table-cell office:value-type="float" office:value="0.920873925339771" calcext:value-type="float">
            <text:p>0.920873925339771</text:p>
          </table:table-cell>
          <table:table-cell office:value-type="float" office:value="0.921088080093402" calcext:value-type="float">
            <text:p>0.921088080093402</text:p>
          </table:table-cell>
          <table:table-cell office:value-type="float" office:value="0.921108910516843" calcext:value-type="float">
            <text:p>0.921108910516843</text:p>
          </table:table-cell>
          <table:table-cell office:value-type="float" office:value="0.919446169627221" calcext:value-type="float">
            <text:p>0.919446169627221</text:p>
          </table:table-cell>
          <table:table-cell office:value-type="float" office:value="0.921126194288717" calcext:value-type="float">
            <text:p>0.921126194288717</text:p>
          </table:table-cell>
          <table:table-cell office:value-type="float" office:value="0.921162402483707" calcext:value-type="float">
            <text:p>0.921162402483707</text:p>
          </table:table-cell>
          <table:table-cell office:value-type="float" office:value="0.921081508282753" calcext:value-type="float">
            <text:p>0.921081508282753</text:p>
          </table:table-cell>
          <table:table-cell office:value-type="float" office:value="0.921105577278129" calcext:value-type="float">
            <text:p>0.921105577278129</text:p>
          </table:table-cell>
          <table:table-cell office:value-type="float" office:value="0.921139953278043" calcext:value-type="float">
            <text:p>0.921139953278043</text:p>
          </table:table-cell>
          <table:table-cell office:value-type="float" office:value="0.916531652018049" calcext:value-type="float">
            <text:p>0.916531652018049</text:p>
          </table:table-cell>
          <table:table-cell office:value-type="float" office:value="0.92115086115215" calcext:value-type="float">
            <text:p>0.92115086115215</text:p>
          </table:table-cell>
          <table:table-cell office:value-type="float" office:value="0.921162918266215" calcext:value-type="float">
            <text:p>0.921162918266215</text:p>
          </table:table-cell>
          <table:table-cell office:value-type="float" office:value="0.904936127295285" calcext:value-type="float">
            <text:p>0.904936127295285</text:p>
          </table:table-cell>
          <table:table-cell office:value-type="float" office:value="0.921180849339089" calcext:value-type="float">
            <text:p>0.921180849339089</text:p>
          </table:table-cell>
          <table:table-cell office:value-type="float" office:value="0.921194225534716" calcext:value-type="float">
            <text:p>0.921194225534716</text:p>
          </table:table-cell>
          <table:table-cell office:value-type="float" office:value="0.921130106835753" calcext:value-type="float">
            <text:p>0.921130106835753</text:p>
          </table:table-cell>
          <table:table-cell office:value-type="float" office:value="0.92113302165383" calcext:value-type="float">
            <text:p>0.92113302165383</text:p>
          </table:table-cell>
          <table:table-cell office:value-type="float" office:value="0.921089644197533" calcext:value-type="float">
            <text:p>0.921089644197533</text:p>
          </table:table-cell>
          <table:table-cell table:number-columns-repeated="3"/>
          <table:table-cell office:value-type="float" office:value="0.903085795352754" calcext:value-type="float">
            <text:p>0.903085795352754</text:p>
          </table:table-cell>
          <table:table-cell office:value-type="float" office:value="0.921110700514948" calcext:value-type="float">
            <text:p>0.921110700514948</text:p>
          </table:table-cell>
          <table:table-cell office:value-type="float" office:value="0.921150950708639" calcext:value-type="float">
            <text:p>0.921150950708639</text:p>
          </table:table-cell>
          <table:table-cell office:value-type="float" office:value="0.897449552143321" calcext:value-type="float">
            <text:p>0.897449552143321</text:p>
          </table:table-cell>
          <table:table-cell office:value-type="float" office:value="0.921066810474369" calcext:value-type="float">
            <text:p>0.921066810474369</text:p>
          </table:table-cell>
          <table:table-cell office:value-type="float" office:value="0.921026039009733" calcext:value-type="float">
            <text:p>0.9210260390097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15532907166654" calcext:value-type="float">
            <text:p>0.915532907166654</text:p>
          </table:table-cell>
          <table:table-cell office:value-type="float" office:value="0.915558074439735" calcext:value-type="float">
            <text:p>0.915558074439735</text:p>
          </table:table-cell>
          <table:table-cell office:value-type="float" office:value="0.915258312511158" calcext:value-type="float">
            <text:p>0.915258312511158</text:p>
          </table:table-cell>
          <table:table-cell office:value-type="float" office:value="0.915545008903271" calcext:value-type="float">
            <text:p>0.915545008903271</text:p>
          </table:table-cell>
          <table:table-cell office:value-type="float" office:value="0.915556209231996" calcext:value-type="float">
            <text:p>0.915556209231996</text:p>
          </table:table-cell>
          <table:table-cell office:value-type="float" office:value="0.915373532213307" calcext:value-type="float">
            <text:p>0.915373532213307</text:p>
          </table:table-cell>
          <table:table-cell table:style-name="ce20" office:value-type="float" office:value="0.915708388391194" calcext:value-type="float">
            <text:p>0.915708388391194</text:p>
          </table:table-cell>
          <table:table-cell table:style-name="ce20" office:value-type="float" office:value="0.915664290288349" calcext:value-type="float">
            <text:p>0.915664290288349</text:p>
          </table:table-cell>
          <table:table-cell table:style-name="ce20" office:value-type="float" office:value="0.915837709644632" calcext:value-type="float">
            <text:p>0.915837709644632</text:p>
          </table:table-cell>
          <table:table-cell office:value-type="float" office:value="0.912890665048209" calcext:value-type="float">
            <text:p>0.912890665048209</text:p>
          </table:table-cell>
          <table:table-cell office:value-type="float" office:value="0.912831664974833" calcext:value-type="float">
            <text:p>0.912831664974833</text:p>
          </table:table-cell>
          <table:table-cell office:value-type="float" office:value="0.903332342254642" calcext:value-type="float">
            <text:p>0.903332342254642</text:p>
          </table:table-cell>
          <table:table-cell office:value-type="float" office:value="0.915848451857786" calcext:value-type="float">
            <text:p>0.915848451857786</text:p>
          </table:table-cell>
          <table:table-cell office:value-type="float" office:value="0.915861983876033" calcext:value-type="float">
            <text:p>0.915861983876033</text:p>
          </table:table-cell>
          <table:table-cell office:value-type="float" office:value="0.915817555057299" calcext:value-type="float">
            <text:p>0.915817555057299</text:p>
          </table:table-cell>
          <table:table-cell office:value-type="float" office:value="0.915534959331203" calcext:value-type="float">
            <text:p>0.915534959331203</text:p>
          </table:table-cell>
          <table:table-cell office:value-type="float" office:value="0.915547286690398" calcext:value-type="float">
            <text:p>0.915547286690398</text:p>
          </table:table-cell>
          <table:table-cell office:value-type="float" office:value="0.915299306934259" calcext:value-type="float">
            <text:p>0.915299306934259</text:p>
          </table:table-cell>
          <table:table-cell office:value-type="float" office:value="0.915864183367781" calcext:value-type="float">
            <text:p>0.915864183367781</text:p>
          </table:table-cell>
          <table:table-cell office:value-type="float" office:value="0.91587967610269" calcext:value-type="float">
            <text:p>0.91587967610269</text:p>
          </table:table-cell>
          <table:table-cell office:value-type="float" office:value="0.915885487656899" calcext:value-type="float">
            <text:p>0.915885487656899</text:p>
          </table:table-cell>
          <table:table-cell office:value-type="float" office:value="0.915848759966461" calcext:value-type="float">
            <text:p>0.915848759966461</text:p>
          </table:table-cell>
          <table:table-cell office:value-type="float" office:value="0.915852263743636" calcext:value-type="float">
            <text:p>0.915852263743636</text:p>
          </table:table-cell>
          <table:table-cell office:value-type="float" office:value="0.915857816946474" calcext:value-type="float">
            <text:p>0.915857816946474</text:p>
          </table:table-cell>
          <table:table-cell office:value-type="float" office:value="0.915827368997025" calcext:value-type="float">
            <text:p>0.915827368997025</text:p>
          </table:table-cell>
          <table:table-cell office:value-type="float" office:value="0.915757886564901" calcext:value-type="float">
            <text:p>0.915757886564901</text:p>
          </table:table-cell>
          <table:table-cell office:value-type="float" office:value="0.915712533417366" calcext:value-type="float">
            <text:p>0.915712533417366</text:p>
          </table:table-cell>
          <table:table-cell table:number-columns-repeated="3"/>
          <table:table-cell office:value-type="float" office:value="0.915846853669839" calcext:value-type="float">
            <text:p>0.915846853669839</text:p>
          </table:table-cell>
          <table:table-cell office:value-type="float" office:value="0.915878715532726" calcext:value-type="float">
            <text:p>0.915878715532726</text:p>
          </table:table-cell>
          <table:table-cell office:value-type="float" office:value="0.915803320924769" calcext:value-type="float">
            <text:p>0.915803320924769</text:p>
          </table:table-cell>
          <table:table-cell office:value-type="float" office:value="0.915804052664084" calcext:value-type="float">
            <text:p>0.915804052664084</text:p>
          </table:table-cell>
          <table:table-cell office:value-type="float" office:value="0.91580001877094" calcext:value-type="float">
            <text:p>0.91580001877094</text:p>
          </table:table-cell>
          <table:table-cell office:value-type="float" office:value="0.915813085551665" calcext:value-type="float">
            <text:p>0.915813085551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18938400169446" calcext:value-type="float">
            <text:p>0.818938400169446</text:p>
          </table:table-cell>
          <table:table-cell office:value-type="float" office:value="0.817483750601771" calcext:value-type="float">
            <text:p>0.817483750601771</text:p>
          </table:table-cell>
          <table:table-cell office:value-type="float" office:value="0.8166907754484" calcext:value-type="float">
            <text:p>0.8166907754484</text:p>
          </table:table-cell>
          <table:table-cell office:value-type="float" office:value="0.821223155310718" calcext:value-type="float">
            <text:p>0.821223155310718</text:p>
          </table:table-cell>
          <table:table-cell office:value-type="float" office:value="0.821933609668789" calcext:value-type="float">
            <text:p>0.821933609668789</text:p>
          </table:table-cell>
          <table:table-cell office:value-type="float" office:value="0.820017653569888" calcext:value-type="float">
            <text:p>0.820017653569888</text:p>
          </table:table-cell>
          <table:table-cell table:style-name="ce20" office:value-type="float" office:value="0.86510283657023" calcext:value-type="float">
            <text:p>0.86510283657023</text:p>
          </table:table-cell>
          <table:table-cell table:style-name="ce20" office:value-type="float" office:value="0.859656573354026" calcext:value-type="float">
            <text:p>0.859656573354026</text:p>
          </table:table-cell>
          <table:table-cell table:style-name="ce20" office:value-type="float" office:value="0.828016464920301" calcext:value-type="float">
            <text:p>0.828016464920301</text:p>
          </table:table-cell>
          <table:table-cell office:value-type="float" office:value="0.804138643482236" calcext:value-type="float">
            <text:p>0.804138643482236</text:p>
          </table:table-cell>
          <table:table-cell office:value-type="float" office:value="0.804483191635011" calcext:value-type="float">
            <text:p>0.804483191635011</text:p>
          </table:table-cell>
          <table:table-cell office:value-type="float" office:value="0.798609634559208" calcext:value-type="float">
            <text:p>0.798609634559208</text:p>
          </table:table-cell>
          <table:table-cell office:value-type="float" office:value="0.818944849576319" calcext:value-type="float">
            <text:p>0.818944849576319</text:p>
          </table:table-cell>
          <table:table-cell office:value-type="float" office:value="0.818793143875423" calcext:value-type="float">
            <text:p>0.818793143875423</text:p>
          </table:table-cell>
          <table:table-cell office:value-type="float" office:value="0.815902587374842" calcext:value-type="float">
            <text:p>0.815902587374842</text:p>
          </table:table-cell>
          <table:table-cell office:value-type="float" office:value="0.860789057822385" calcext:value-type="float">
            <text:p>0.860789057822385</text:p>
          </table:table-cell>
          <table:table-cell office:value-type="float" office:value="0.85997230824841" calcext:value-type="float">
            <text:p>0.85997230824841</text:p>
          </table:table-cell>
          <table:table-cell office:value-type="float" office:value="0.828883466738318" calcext:value-type="float">
            <text:p>0.828883466738318</text:p>
          </table:table-cell>
          <table:table-cell office:value-type="float" office:value="0.815608942327344" calcext:value-type="float">
            <text:p>0.815608942327344</text:p>
          </table:table-cell>
          <table:table-cell office:value-type="float" office:value="0.816252273891631" calcext:value-type="float">
            <text:p>0.816252273891631</text:p>
          </table:table-cell>
          <table:table-cell office:value-type="float" office:value="0.812966485799361" calcext:value-type="float">
            <text:p>0.812966485799361</text:p>
          </table:table-cell>
          <table:table-cell office:value-type="float" office:value="0.822596389856593" calcext:value-type="float">
            <text:p>0.822596389856593</text:p>
          </table:table-cell>
          <table:table-cell office:value-type="float" office:value="0.821239547154948" calcext:value-type="float">
            <text:p>0.821239547154948</text:p>
          </table:table-cell>
          <table:table-cell office:value-type="float" office:value="0.814869963962431" calcext:value-type="float">
            <text:p>0.814869963962431</text:p>
          </table:table-cell>
          <table:table-cell office:value-type="float" office:value="0.821525277140315" calcext:value-type="float">
            <text:p>0.821525277140315</text:p>
          </table:table-cell>
          <table:table-cell office:value-type="float" office:value="0.823069897221574" calcext:value-type="float">
            <text:p>0.823069897221574</text:p>
          </table:table-cell>
          <table:table-cell office:value-type="float" office:value="0.81971966107007" calcext:value-type="float">
            <text:p>0.81971966107007</text:p>
          </table:table-cell>
          <table:table-cell table:number-columns-repeated="3"/>
          <table:table-cell office:value-type="float" office:value="0.822635140288302" calcext:value-type="float">
            <text:p>0.822635140288302</text:p>
          </table:table-cell>
          <table:table-cell office:value-type="float" office:value="0.8225169605885" calcext:value-type="float">
            <text:p>0.8225169605885</text:p>
          </table:table-cell>
          <table:table-cell office:value-type="float" office:value="0.816166701506761" calcext:value-type="float">
            <text:p>0.816166701506761</text:p>
          </table:table-cell>
          <table:table-cell office:value-type="float" office:value="0.823684134370761" calcext:value-type="float">
            <text:p>0.823684134370761</text:p>
          </table:table-cell>
          <table:table-cell office:value-type="float" office:value="0.82363242703553" calcext:value-type="float">
            <text:p>0.82363242703553</text:p>
          </table:table-cell>
          <table:table-cell office:value-type="float" office:value="0.817645139028992" calcext:value-type="float">
            <text:p>0.817645139028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27534455422785" calcext:value-type="float">
            <text:p>0.827534455422785</text:p>
          </table:table-cell>
          <table:table-cell office:value-type="float" office:value="0.829544930502441" calcext:value-type="float">
            <text:p>0.829544930502441</text:p>
          </table:table-cell>
          <table:table-cell office:value-type="float" office:value="0.876970886313418" calcext:value-type="float">
            <text:p>0.876970886313418</text:p>
          </table:table-cell>
          <table:table-cell office:value-type="float" office:value="0.827261981061576" calcext:value-type="float">
            <text:p>0.827261981061576</text:p>
          </table:table-cell>
          <table:table-cell office:value-type="float" office:value="0.830853067682703" calcext:value-type="float">
            <text:p>0.830853067682703</text:p>
          </table:table-cell>
          <table:table-cell office:value-type="float" office:value="0.881704861681799" calcext:value-type="float">
            <text:p>0.881704861681799</text:p>
          </table:table-cell>
          <table:table-cell table:style-name="ce20" office:value-type="float" office:value="0.848246217903149" calcext:value-type="float">
            <text:p>0.848246217903149</text:p>
          </table:table-cell>
          <table:table-cell table:style-name="ce20" office:value-type="float" office:value="0.854513437888322" calcext:value-type="float">
            <text:p>0.854513437888322</text:p>
          </table:table-cell>
          <table:table-cell table:style-name="ce20" office:value-type="float" office:value="0.905933614181565" calcext:value-type="float">
            <text:p>0.905933614181565</text:p>
          </table:table-cell>
          <table:table-cell office:value-type="float" office:value="0.827974372780225" calcext:value-type="float">
            <text:p>0.827974372780225</text:p>
          </table:table-cell>
          <table:table-cell office:value-type="float" office:value="0.836125263849777" calcext:value-type="float">
            <text:p>0.836125263849777</text:p>
          </table:table-cell>
          <table:table-cell office:value-type="float" office:value="0.856971887317515" calcext:value-type="float">
            <text:p>0.856971887317515</text:p>
          </table:table-cell>
          <table:table-cell office:value-type="float" office:value="0.838054703466847" calcext:value-type="float">
            <text:p>0.838054703466847</text:p>
          </table:table-cell>
          <table:table-cell office:value-type="float" office:value="0.841405086769083" calcext:value-type="float">
            <text:p>0.841405086769083</text:p>
          </table:table-cell>
          <table:table-cell office:value-type="float" office:value="0.913095950284065" calcext:value-type="float">
            <text:p>0.913095950284065</text:p>
          </table:table-cell>
          <table:table-cell office:value-type="float" office:value="0.810330162213455" calcext:value-type="float">
            <text:p>0.810330162213455</text:p>
          </table:table-cell>
          <table:table-cell office:value-type="float" office:value="0.815508615610365" calcext:value-type="float">
            <text:p>0.815508615610365</text:p>
          </table:table-cell>
          <table:table-cell office:value-type="float" office:value="0.879574288708988" calcext:value-type="float">
            <text:p>0.879574288708988</text:p>
          </table:table-cell>
          <table:table-cell office:value-type="float" office:value="0.838989712887842" calcext:value-type="float">
            <text:p>0.838989712887842</text:p>
          </table:table-cell>
          <table:table-cell office:value-type="float" office:value="0.843180126690076" calcext:value-type="float">
            <text:p>0.843180126690076</text:p>
          </table:table-cell>
          <table:table-cell office:value-type="float" office:value="0.914118762825258" calcext:value-type="float">
            <text:p>0.914118762825258</text:p>
          </table:table-cell>
          <table:table-cell office:value-type="float" office:value="0.840150154415834" calcext:value-type="float">
            <text:p>0.840150154415834</text:p>
          </table:table-cell>
          <table:table-cell office:value-type="float" office:value="0.841203291558083" calcext:value-type="float">
            <text:p>0.841203291558083</text:p>
          </table:table-cell>
          <table:table-cell office:value-type="float" office:value="0.915240222405615" calcext:value-type="float">
            <text:p>0.915240222405615</text:p>
          </table:table-cell>
          <table:table-cell office:value-type="float" office:value="0.833415711656597" calcext:value-type="float">
            <text:p>0.833415711656597</text:p>
          </table:table-cell>
          <table:table-cell office:value-type="float" office:value="0.834782339565233" calcext:value-type="float">
            <text:p>0.834782339565233</text:p>
          </table:table-cell>
          <table:table-cell office:value-type="float" office:value="0.891052744788373" calcext:value-type="float">
            <text:p>0.891052744788373</text:p>
          </table:table-cell>
          <table:table-cell table:number-columns-repeated="3"/>
          <table:table-cell office:value-type="float" office:value="0.841215657986765" calcext:value-type="float">
            <text:p>0.841215657986765</text:p>
          </table:table-cell>
          <table:table-cell office:value-type="float" office:value="0.843413601727352" calcext:value-type="float">
            <text:p>0.843413601727352</text:p>
          </table:table-cell>
          <table:table-cell office:value-type="float" office:value="0.915240666948785" calcext:value-type="float">
            <text:p>0.915240666948785</text:p>
          </table:table-cell>
          <table:table-cell office:value-type="float" office:value="0.838326394012335" calcext:value-type="float">
            <text:p>0.838326394012335</text:p>
          </table:table-cell>
          <table:table-cell office:value-type="float" office:value="0.842923761147577" calcext:value-type="float">
            <text:p>0.842923761147577</text:p>
          </table:table-cell>
          <table:table-cell office:value-type="float" office:value="0.915589918371314" calcext:value-type="float">
            <text:p>0.915589918371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342734676094" calcext:value-type="float">
            <text:p>0.914342734676094</text:p>
          </table:table-cell>
          <table:table-cell office:value-type="float" office:value="0.91441038986998" calcext:value-type="float">
            <text:p>0.91441038986998</text:p>
          </table:table-cell>
          <table:table-cell office:value-type="float" office:value="0.914873157553946" calcext:value-type="float">
            <text:p>0.914873157553946</text:p>
          </table:table-cell>
          <table:table-cell table:style-name="ce20" office:value-type="float" office:value="0.914705101025559" calcext:value-type="float">
            <text:p>0.914705101025559</text:p>
          </table:table-cell>
          <table:table-cell office:value-type="float" office:value="0.914645061700935" calcext:value-type="float">
            <text:p>0.914645061700935</text:p>
          </table:table-cell>
          <table:table-cell table:style-name="ce20" office:value-type="float" office:value="0.915232850918535" calcext:value-type="float">
            <text:p>0.915232850918535</text:p>
          </table:table-cell>
          <table:table-cell office:value-type="float" office:value="0.914683392829157" calcext:value-type="float">
            <text:p>0.914683392829157</text:p>
          </table:table-cell>
          <table:table-cell table:style-name="ce20" office:value-type="float" office:value="0.9147139239078" calcext:value-type="float">
            <text:p>0.9147139239078</text:p>
          </table:table-cell>
          <table:table-cell office:value-type="float" office:value="0.91407471242628" calcext:value-type="float">
            <text:p>0.91407471242628</text:p>
          </table:table-cell>
          <table:table-cell office:value-type="float" office:value="0.914226610341401" calcext:value-type="float">
            <text:p>0.914226610341401</text:p>
          </table:table-cell>
          <table:table-cell office:value-type="float" office:value="0.914335947301567" calcext:value-type="float">
            <text:p>0.914335947301567</text:p>
          </table:table-cell>
          <table:table-cell office:value-type="float" office:value="0.915043617188018" calcext:value-type="float">
            <text:p>0.915043617188018</text:p>
          </table:table-cell>
          <table:table-cell office:value-type="float" office:value="0.915208345307992" calcext:value-type="float">
            <text:p>0.915208345307992</text:p>
          </table:table-cell>
          <table:table-cell office:value-type="float" office:value="0.915112217056823" calcext:value-type="float">
            <text:p>0.915112217056823</text:p>
          </table:table-cell>
          <table:table-cell office:value-type="float" office:value="0.914746756034098" calcext:value-type="float">
            <text:p>0.914746756034098</text:p>
          </table:table-cell>
          <table:table-cell office:value-type="float" office:value="0.914516896704986" calcext:value-type="float">
            <text:p>0.914516896704986</text:p>
          </table:table-cell>
          <table:table-cell office:value-type="float" office:value="0.914586690314982" calcext:value-type="float">
            <text:p>0.914586690314982</text:p>
          </table:table-cell>
          <table:table-cell office:value-type="float" office:value="0.91504332788092" calcext:value-type="float">
            <text:p>0.91504332788092</text:p>
          </table:table-cell>
          <table:table-cell office:value-type="float" office:value="0.915443099553981" calcext:value-type="float">
            <text:p>0.915443099553981</text:p>
          </table:table-cell>
          <table:table-cell office:value-type="float" office:value="0.915378602356268" calcext:value-type="float">
            <text:p>0.915378602356268</text:p>
          </table:table-cell>
          <table:table-cell office:value-type="float" office:value="0.915022869102736" calcext:value-type="float">
            <text:p>0.915022869102736</text:p>
          </table:table-cell>
          <table:table-cell office:value-type="float" office:value="0.91556478369977" calcext:value-type="float">
            <text:p>0.91556478369977</text:p>
          </table:table-cell>
          <table:table-cell office:value-type="float" office:value="0.915650606857404" calcext:value-type="float">
            <text:p>0.915650606857404</text:p>
          </table:table-cell>
          <table:table-cell office:value-type="float" office:value="0.915481061109385" calcext:value-type="float">
            <text:p>0.915481061109385</text:p>
          </table:table-cell>
          <table:table-cell office:value-type="float" office:value="0.91567678602633" calcext:value-type="float">
            <text:p>0.91567678602633</text:p>
          </table:table-cell>
          <table:table-cell office:value-type="float" office:value="0.9156903179618" calcext:value-type="float">
            <text:p>0.9156903179618</text:p>
          </table:table-cell>
          <table:table-cell office:value-type="float" office:value="0.916034800619807" calcext:value-type="float">
            <text:p>0.916034800619807</text:p>
          </table:table-cell>
          <table:table-cell table:number-columns-repeated="3"/>
          <table:table-cell office:value-type="float" office:value="0.915653026386279" calcext:value-type="float">
            <text:p>0.915653026386279</text:p>
          </table:table-cell>
          <table:table-cell office:value-type="float" office:value="0.915612898694102" calcext:value-type="float">
            <text:p>0.915612898694102</text:p>
          </table:table-cell>
          <table:table-cell office:value-type="float" office:value="0.915541977856242" calcext:value-type="float">
            <text:p>0.915541977856242</text:p>
          </table:table-cell>
          <table:table-cell office:value-type="float" office:value="0.915677360453241" calcext:value-type="float">
            <text:p>0.915677360453241</text:p>
          </table:table-cell>
          <table:table-cell office:value-type="float" office:value="0.91563405836819" calcext:value-type="float">
            <text:p>0.91563405836819</text:p>
          </table:table-cell>
          <table:table-cell office:value-type="float" office:value="0.915632283593563" calcext:value-type="float">
            <text:p>0.9156322835935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23523372526751" calcext:value-type="float">
            <text:p>0.723523372526751</text:p>
          </table:table-cell>
          <table:table-cell office:value-type="float" office:value="0.733240086657616" calcext:value-type="float">
            <text:p>0.733240086657616</text:p>
          </table:table-cell>
          <table:table-cell office:value-type="float" office:value="0.75042047799277" calcext:value-type="float">
            <text:p>0.75042047799277</text:p>
          </table:table-cell>
          <table:table-cell table:style-name="ce20" office:value-type="float" office:value="0.730606761632582" calcext:value-type="float">
            <text:p>0.730606761632582</text:p>
          </table:table-cell>
          <table:table-cell office:value-type="float" office:value="0.733251106689393" calcext:value-type="float">
            <text:p>0.733251106689393</text:p>
          </table:table-cell>
          <table:table-cell office:value-type="float" office:value="0.750975061262737" calcext:value-type="float">
            <text:p>0.750975061262737</text:p>
          </table:table-cell>
          <table:table-cell office:value-type="float" office:value="0.725333958456134" calcext:value-type="float">
            <text:p>0.725333958456134</text:p>
          </table:table-cell>
          <table:table-cell table:style-name="ce20" office:value-type="float" office:value="0.737558719752348" calcext:value-type="float">
            <text:p>0.737558719752348</text:p>
          </table:table-cell>
          <table:table-cell table:style-name="ce20" office:value-type="float" office:value="0.753293306808348" calcext:value-type="float">
            <text:p>0.753293306808348</text:p>
          </table:table-cell>
          <table:table-cell office:value-type="float" office:value="0.727215686111377" calcext:value-type="float">
            <text:p>0.727215686111377</text:p>
          </table:table-cell>
          <table:table-cell office:value-type="float" office:value="0.729898050800253" calcext:value-type="float">
            <text:p>0.729898050800253</text:p>
          </table:table-cell>
          <table:table-cell office:value-type="float" office:value="0.751371241231915" calcext:value-type="float">
            <text:p>0.751371241231915</text:p>
          </table:table-cell>
          <table:table-cell office:value-type="float" office:value="0.732852537094333" calcext:value-type="float">
            <text:p>0.732852537094333</text:p>
          </table:table-cell>
          <table:table-cell table:style-name="ce23" office:value-type="float" office:value="0.741849671853438" calcext:value-type="float">
            <text:p>0.741849671853438</text:p>
          </table:table-cell>
          <table:table-cell office:value-type="float" office:value="0.756521846196702" calcext:value-type="float">
            <text:p>0.756521846196702</text:p>
          </table:table-cell>
          <table:table-cell office:value-type="float" office:value="0.722031205586277" calcext:value-type="float">
            <text:p>0.722031205586277</text:p>
          </table:table-cell>
          <table:table-cell office:value-type="float" office:value="0.729671994927556" calcext:value-type="float">
            <text:p>0.729671994927556</text:p>
          </table:table-cell>
          <table:table-cell office:value-type="float" office:value="0.750795668237775" calcext:value-type="float">
            <text:p>0.750795668237775</text:p>
          </table:table-cell>
          <table:table-cell office:value-type="float" office:value="0.733053391622455" calcext:value-type="float">
            <text:p>0.733053391622455</text:p>
          </table:table-cell>
          <table:table-cell office:value-type="float" office:value="0.744186882072723" calcext:value-type="float">
            <text:p>0.744186882072723</text:p>
          </table:table-cell>
          <table:table-cell office:value-type="float" office:value="0.76009842621868" calcext:value-type="float">
            <text:p>0.76009842621868</text:p>
          </table:table-cell>
          <table:table-cell office:value-type="float" office:value="0.73255924009518" calcext:value-type="float">
            <text:p>0.73255924009518</text:p>
          </table:table-cell>
          <table:table-cell office:value-type="float" office:value="0.742327710698285" calcext:value-type="float">
            <text:p>0.742327710698285</text:p>
          </table:table-cell>
          <table:table-cell office:value-type="float" office:value="0.76614123759759" calcext:value-type="float">
            <text:p>0.76614123759759</text:p>
          </table:table-cell>
          <table:table-cell office:value-type="float" office:value="0.734291253949205" calcext:value-type="float">
            <text:p>0.734291253949205</text:p>
          </table:table-cell>
          <table:table-cell office:value-type="float" office:value="0.738259372543629" calcext:value-type="float">
            <text:p>0.738259372543629</text:p>
          </table:table-cell>
          <table:table-cell office:value-type="float" office:value="0.750514492476814" calcext:value-type="float">
            <text:p>0.750514492476814</text:p>
          </table:table-cell>
          <table:table-cell table:number-columns-repeated="3"/>
          <table:table-cell office:value-type="float" office:value="0.733657006015276" calcext:value-type="float">
            <text:p>0.733657006015276</text:p>
          </table:table-cell>
          <table:table-cell office:value-type="float" office:value="0.742669010270107" calcext:value-type="float">
            <text:p>0.742669010270107</text:p>
          </table:table-cell>
          <table:table-cell office:value-type="float" office:value="0.766939170931338" calcext:value-type="float">
            <text:p>0.766939170931338</text:p>
          </table:table-cell>
          <table:table-cell office:value-type="float" office:value="0.732636298715925" calcext:value-type="float">
            <text:p>0.732636298715925</text:p>
          </table:table-cell>
          <table:table-cell office:value-type="float" office:value="0.741940441713248" calcext:value-type="float">
            <text:p>0.741940441713248</text:p>
          </table:table-cell>
          <table:table-cell office:value-type="float" office:value="0.767847888664709" calcext:value-type="float">
            <text:p>0.767847888664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18286594117419" calcext:value-type="float">
            <text:p>0.818286594117419</text:p>
          </table:table-cell>
          <table:table-cell office:value-type="float" office:value="0.833900985376492" calcext:value-type="float">
            <text:p>0.833900985376492</text:p>
          </table:table-cell>
          <table:table-cell table:style-name="ce20" office:value-type="float" office:value="0.881852569338854" calcext:value-type="float">
            <text:p>0.881852569338854</text:p>
          </table:table-cell>
          <table:table-cell office:value-type="float" office:value="0.825360330844942" calcext:value-type="float">
            <text:p>0.825360330844942</text:p>
          </table:table-cell>
          <table:table-cell office:value-type="float" office:value="0.826605732090097" calcext:value-type="float">
            <text:p>0.826605732090097</text:p>
          </table:table-cell>
          <table:table-cell office:value-type="float" office:value="0.881126860400692" calcext:value-type="float">
            <text:p>0.881126860400692</text:p>
          </table:table-cell>
          <table:table-cell table:style-name="ce20" office:value-type="float" office:value="0.832044259487334" calcext:value-type="float">
            <text:p>0.832044259487334</text:p>
          </table:table-cell>
          <table:table-cell table:style-name="ce20" office:value-type="float" office:value="0.835884396476407" calcext:value-type="float">
            <text:p>0.835884396476407</text:p>
          </table:table-cell>
          <table:table-cell office:value-type="float" office:value="0.87023807487972" calcext:value-type="float">
            <text:p>0.87023807487972</text:p>
          </table:table-cell>
          <table:table-cell office:value-type="float" office:value="0.815987224246256" calcext:value-type="float">
            <text:p>0.815987224246256</text:p>
          </table:table-cell>
          <table:table-cell office:value-type="float" office:value="0.821643451867949" calcext:value-type="float">
            <text:p>0.821643451867949</text:p>
          </table:table-cell>
          <table:table-cell office:value-type="float" office:value="0.828184931779551" calcext:value-type="float">
            <text:p>0.828184931779551</text:p>
          </table:table-cell>
          <table:table-cell office:value-type="float" office:value="0.81196276759119" calcext:value-type="float">
            <text:p>0.81196276759119</text:p>
          </table:table-cell>
          <table:table-cell office:value-type="float" office:value="0.827818099882942" calcext:value-type="float">
            <text:p>0.827818099882942</text:p>
          </table:table-cell>
          <table:table-cell office:value-type="float" office:value="0.891392569793351" calcext:value-type="float">
            <text:p>0.891392569793351</text:p>
          </table:table-cell>
          <table:table-cell office:value-type="float" office:value="0.817612094369848" calcext:value-type="float">
            <text:p>0.817612094369848</text:p>
          </table:table-cell>
          <table:table-cell office:value-type="float" office:value="0.821626087191477" calcext:value-type="float">
            <text:p>0.821626087191477</text:p>
          </table:table-cell>
          <table:table-cell office:value-type="float" office:value="0.879955658860974" calcext:value-type="float">
            <text:p>0.879955658860974</text:p>
          </table:table-cell>
          <table:table-cell office:value-type="float" office:value="0.818462838494242" calcext:value-type="float">
            <text:p>0.818462838494242</text:p>
          </table:table-cell>
          <table:table-cell office:value-type="float" office:value="0.829645697156601" calcext:value-type="float">
            <text:p>0.829645697156601</text:p>
          </table:table-cell>
          <table:table-cell office:value-type="float" office:value="0.89473721647247" calcext:value-type="float">
            <text:p>0.89473721647247</text:p>
          </table:table-cell>
          <table:table-cell office:value-type="float" office:value="0.821317762247128" calcext:value-type="float">
            <text:p>0.821317762247128</text:p>
          </table:table-cell>
          <table:table-cell office:value-type="float" office:value="0.823880673294484" calcext:value-type="float">
            <text:p>0.823880673294484</text:p>
          </table:table-cell>
          <table:table-cell office:value-type="float" office:value="0.895513279259161" calcext:value-type="float">
            <text:p>0.895513279259161</text:p>
          </table:table-cell>
          <table:table-cell office:value-type="float" office:value="0.822866085059825" calcext:value-type="float">
            <text:p>0.822866085059825</text:p>
          </table:table-cell>
          <table:table-cell office:value-type="float" office:value="0.835999146530753" calcext:value-type="float">
            <text:p>0.835999146530753</text:p>
          </table:table-cell>
          <table:table-cell office:value-type="float" office:value="0.885475482830702" calcext:value-type="float">
            <text:p>0.885475482830702</text:p>
          </table:table-cell>
          <table:table-cell table:number-columns-repeated="3"/>
          <table:table-cell office:value-type="float" office:value="0.822465825527508" calcext:value-type="float">
            <text:p>0.822465825527508</text:p>
          </table:table-cell>
          <table:table-cell office:value-type="float" office:value="0.825614304941569" calcext:value-type="float">
            <text:p>0.825614304941569</text:p>
          </table:table-cell>
          <table:table-cell office:value-type="float" office:value="0.895876359971724" calcext:value-type="float">
            <text:p>0.895876359971724</text:p>
          </table:table-cell>
          <table:table-cell office:value-type="float" office:value="0.823952072341365" calcext:value-type="float">
            <text:p>0.823952072341365</text:p>
          </table:table-cell>
          <table:table-cell office:value-type="float" office:value="0.824743556419462" calcext:value-type="float">
            <text:p>0.824743556419462</text:p>
          </table:table-cell>
          <table:table-cell office:value-type="float" office:value="0.896639665152001" calcext:value-type="float">
            <text:p>0.896639665152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2179936621455" calcext:value-type="float">
            <text:p>0.92179936621455</text:p>
          </table:table-cell>
          <table:table-cell office:value-type="float" office:value="0.921807682045787" calcext:value-type="float">
            <text:p>0.921807682045787</text:p>
          </table:table-cell>
          <table:table-cell office:value-type="float" office:value="0.921542727713577" calcext:value-type="float">
            <text:p>0.921542727713577</text:p>
          </table:table-cell>
          <table:table-cell office:value-type="float" office:value="0.921801914953061" calcext:value-type="float">
            <text:p>0.921801914953061</text:p>
          </table:table-cell>
          <table:table-cell office:value-type="float" office:value="0.921805843243408" calcext:value-type="float">
            <text:p>0.921805843243408</text:p>
          </table:table-cell>
          <table:table-cell table:style-name="ce20" office:value-type="float" office:value="0.921802748868223" calcext:value-type="float">
            <text:p>0.921802748868223</text:p>
          </table:table-cell>
          <table:table-cell table:style-name="ce20" office:value-type="float" office:value="0.921818578932527" calcext:value-type="float">
            <text:p>0.921818578932527</text:p>
          </table:table-cell>
          <table:table-cell table:style-name="ce20" office:value-type="float" office:value="0.92181535326197" calcext:value-type="float">
            <text:p>0.92181535326197</text:p>
          </table:table-cell>
          <table:table-cell office:value-type="float" office:value="0.921768467369645" calcext:value-type="float">
            <text:p>0.921768467369645</text:p>
          </table:table-cell>
          <table:table-cell office:value-type="float" office:value="0.414191904283233" calcext:value-type="float">
            <text:p>0.414191904283233</text:p>
          </table:table-cell>
          <table:table-cell office:value-type="float" office:value="0.190373689114898" calcext:value-type="float">
            <text:p>0.190373689114898</text:p>
          </table:table-cell>
          <table:table-cell office:value-type="float" office:value="0.414852881811834" calcext:value-type="float">
            <text:p>0.414852881811834</text:p>
          </table:table-cell>
          <table:table-cell office:value-type="float" office:value="0.921813366035453" calcext:value-type="float">
            <text:p>0.921813366035453</text:p>
          </table:table-cell>
          <table:table-cell office:value-type="float" office:value="0.921812358309129" calcext:value-type="float">
            <text:p>0.921812358309129</text:p>
          </table:table-cell>
          <table:table-cell office:value-type="float" office:value="0.921792236296981" calcext:value-type="float">
            <text:p>0.921792236296981</text:p>
          </table:table-cell>
          <table:table-cell office:value-type="float" office:value="0.921804862603694" calcext:value-type="float">
            <text:p>0.921804862603694</text:p>
          </table:table-cell>
          <table:table-cell office:value-type="float" office:value="0.921802225849008" calcext:value-type="float">
            <text:p>0.921802225849008</text:p>
          </table:table-cell>
          <table:table-cell office:value-type="float" office:value="0.921679940444846" calcext:value-type="float">
            <text:p>0.921679940444846</text:p>
          </table:table-cell>
          <table:table-cell office:value-type="float" office:value="0.921808328636368" calcext:value-type="float">
            <text:p>0.921808328636368</text:p>
          </table:table-cell>
          <table:table-cell office:value-type="float" office:value="0.921808012343567" calcext:value-type="float">
            <text:p>0.921808012343567</text:p>
          </table:table-cell>
          <table:table-cell office:value-type="float" office:value="0.921794759603769" calcext:value-type="float">
            <text:p>0.921794759603769</text:p>
          </table:table-cell>
          <table:table-cell office:value-type="float" office:value="0.92180597222276" calcext:value-type="float">
            <text:p>0.92180597222276</text:p>
          </table:table-cell>
          <table:table-cell office:value-type="float" office:value="0.921801052665493" calcext:value-type="float">
            <text:p>0.921801052665493</text:p>
          </table:table-cell>
          <table:table-cell office:value-type="float" office:value="0.921793041074517" calcext:value-type="float">
            <text:p>0.921793041074517</text:p>
          </table:table-cell>
          <table:table-cell office:value-type="float" office:value="0.921802264539183" calcext:value-type="float">
            <text:p>0.921802264539183</text:p>
          </table:table-cell>
          <table:table-cell office:value-type="float" office:value="0.921806479587677" calcext:value-type="float">
            <text:p>0.921806479587677</text:p>
          </table:table-cell>
          <table:table-cell office:value-type="float" office:value="0.921809253233735" calcext:value-type="float">
            <text:p>0.921809253233735</text:p>
          </table:table-cell>
          <table:table-cell table:number-columns-repeated="3"/>
          <table:table-cell office:value-type="float" office:value="0.921803728288886" calcext:value-type="float">
            <text:p>0.921803728288886</text:p>
          </table:table-cell>
          <table:table-cell office:value-type="float" office:value="0.921808747323019" calcext:value-type="float">
            <text:p>0.921808747323019</text:p>
          </table:table-cell>
          <table:table-cell office:value-type="float" office:value="0.921793896646005" calcext:value-type="float">
            <text:p>0.921793896646005</text:p>
          </table:table-cell>
          <table:table-cell office:value-type="float" office:value="0.921811657974266" calcext:value-type="float">
            <text:p>0.921811657974266</text:p>
          </table:table-cell>
          <table:table-cell office:value-type="float" office:value="0.921808847583445" calcext:value-type="float">
            <text:p>0.921808847583445</text:p>
          </table:table-cell>
          <table:table-cell office:value-type="float" office:value="0.92181111855628" calcext:value-type="float">
            <text:p>0.921811118556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1594915592623" calcext:value-type="float">
            <text:p>0.91594915592623</text:p>
          </table:table-cell>
          <table:table-cell office:value-type="float" office:value="0.915941507426675" calcext:value-type="float">
            <text:p>0.915941507426675</text:p>
          </table:table-cell>
          <table:table-cell office:value-type="float" office:value="0.915966041002086" calcext:value-type="float">
            <text:p>0.915966041002086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table:style-name="ce20" office:value-type="float" office:value="0.915980463149632" calcext:value-type="float">
            <text:p>0.915980463149632</text:p>
          </table:table-cell>
          <table:table-cell table:style-name="ce20" office:value-type="float" office:value="0.915980348325222" calcext:value-type="float">
            <text:p>0.915980348325222</text:p>
          </table:table-cell>
          <table:table-cell table:style-name="ce20" office:value-type="float" office:value="0.916013897889676" calcext:value-type="float">
            <text:p>0.916013897889676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3"/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15972280455709" calcext:value-type="float">
            <text:p>0.915972280455709</text:p>
          </table:table-cell>
          <table:table-cell office:value-type="float" office:value="0.91596204195885" calcext:value-type="float">
            <text:p>0.91596204195885</text:p>
          </table:table-cell>
          <table:table-cell office:value-type="float" office:value="0.895519457702319" calcext:value-type="float">
            <text:p>0.895519457702319</text:p>
          </table:table-cell>
          <table:table-cell office:value-type="float" office:value="0.915949605684555" calcext:value-type="float">
            <text:p>0.915949605684555</text:p>
          </table:table-cell>
          <table:table-cell office:value-type="float" office:value="0.915963418120106" calcext:value-type="float">
            <text:p>0.915963418120106</text:p>
          </table:table-cell>
          <table:table-cell office:value-type="float" office:value="0.914033335343514" calcext:value-type="float">
            <text:p>0.914033335343514</text:p>
          </table:table-cell>
          <table:table-cell table:style-name="ce20" office:value-type="float" office:value="0.915993824969675" calcext:value-type="float">
            <text:p>0.915993824969675</text:p>
          </table:table-cell>
          <table:table-cell table:style-name="ce20" office:value-type="float" office:value="0.915980369211357" calcext:value-type="float">
            <text:p>0.915980369211357</text:p>
          </table:table-cell>
          <table:table-cell table:style-name="ce20" office:value-type="float" office:value="0.915402338805871" calcext:value-type="float">
            <text:p>0.915402338805871</text:p>
          </table:table-cell>
          <table:table-cell office:value-type="float" office:value="0.0104491655455723" calcext:value-type="float">
            <text:p>0.010449165545572</text:p>
          </table:table-cell>
          <table:table-cell office:value-type="float" office:value="0.0260479876157479" calcext:value-type="float">
            <text:p>0.026047987615748</text:p>
          </table:table-cell>
          <table:table-cell office:value-type="float" office:value="0.0477354780978943" calcext:value-type="float">
            <text:p>0.047735478097894</text:p>
          </table:table-cell>
          <table:table-cell office:value-type="float" office:value="0.91598773558705" calcext:value-type="float">
            <text:p>0.91598773558705</text:p>
          </table:table-cell>
          <table:table-cell office:value-type="float" office:value="0.915992173291737" calcext:value-type="float">
            <text:p>0.915992173291737</text:p>
          </table:table-cell>
          <table:table-cell office:value-type="float" office:value="0.915935694333926" calcext:value-type="float">
            <text:p>0.915935694333926</text:p>
          </table:table-cell>
          <table:table-cell office:value-type="float" office:value="0.915937653490827" calcext:value-type="float">
            <text:p>0.915937653490827</text:p>
          </table:table-cell>
          <table:table-cell office:value-type="float" office:value="0.915952213697283" calcext:value-type="float">
            <text:p>0.915952213697283</text:p>
          </table:table-cell>
          <table:table-cell office:value-type="float" office:value="0.913483829649279" calcext:value-type="float">
            <text:p>0.913483829649279</text:p>
          </table:table-cell>
          <table:table-cell office:value-type="float" office:value="0.915999329790212" calcext:value-type="float">
            <text:p>0.915999329790212</text:p>
          </table:table-cell>
          <table:table-cell office:value-type="float" office:value="0.915995387088124" calcext:value-type="float">
            <text:p>0.915995387088124</text:p>
          </table:table-cell>
          <table:table-cell office:value-type="float" office:value="0.915944073646427" calcext:value-type="float">
            <text:p>0.915944073646427</text:p>
          </table:table-cell>
          <table:table-cell office:value-type="float" office:value="0.915980748873029" calcext:value-type="float">
            <text:p>0.915980748873029</text:p>
          </table:table-cell>
          <table:table-cell office:value-type="float" office:value="0.916002591145003" calcext:value-type="float">
            <text:p>0.916002591145003</text:p>
          </table:table-cell>
          <table:table-cell office:value-type="float" office:value="0.915963109790422" calcext:value-type="float">
            <text:p>0.915963109790422</text:p>
          </table:table-cell>
          <table:table-cell office:value-type="float" office:value="0.915941327261608" calcext:value-type="float">
            <text:p>0.915941327261608</text:p>
          </table:table-cell>
          <table:table-cell office:value-type="float" office:value="0.915967750000635" calcext:value-type="float">
            <text:p>0.915967750000635</text:p>
          </table:table-cell>
          <table:table-cell office:value-type="float" office:value="0.915966896337378" calcext:value-type="float">
            <text:p>0.915966896337378</text:p>
          </table:table-cell>
          <table:table-cell table:number-columns-repeated="3"/>
          <table:table-cell office:value-type="float" office:value="0.915988508284034" calcext:value-type="float">
            <text:p>0.915988508284034</text:p>
          </table:table-cell>
          <table:table-cell office:value-type="float" office:value="0.915996809621305" calcext:value-type="float">
            <text:p>0.915996809621305</text:p>
          </table:table-cell>
          <table:table-cell office:value-type="float" office:value="0.889800744396145" calcext:value-type="float">
            <text:p>0.889800744396145</text:p>
          </table:table-cell>
          <table:table-cell office:value-type="float" office:value="0.916000425761905" calcext:value-type="float">
            <text:p>0.916000425761905</text:p>
          </table:table-cell>
          <table:table-cell office:value-type="float" office:value="0.915995344551342" calcext:value-type="float">
            <text:p>0.915995344551342</text:p>
          </table:table-cell>
          <table:table-cell office:value-type="float" office:value="0.916017471785499" calcext:value-type="float">
            <text:p>0.916017471785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903375776663" calcext:value-type="float">
            <text:p>0.915903375776663</text:p>
          </table:table-cell>
          <table:table-cell office:value-type="float" office:value="0.915893882087884" calcext:value-type="float">
            <text:p>0.915893882087884</text:p>
          </table:table-cell>
          <table:table-cell office:value-type="float" office:value="0.915955896494171" calcext:value-type="float">
            <text:p>0.915955896494171</text:p>
          </table:table-cell>
          <table:table-cell table:style-name="ce20" office:value-type="float" office:value="0.915966247524264" calcext:value-type="float">
            <text:p>0.915966247524264</text:p>
          </table:table-cell>
          <table:table-cell office:value-type="float" office:value="0.915945169723778" calcext:value-type="float">
            <text:p>0.915945169723778</text:p>
          </table:table-cell>
          <table:table-cell office:value-type="float" office:value="0.91598062067335" calcext:value-type="float">
            <text:p>0.91598062067335</text:p>
          </table:table-cell>
          <table:table-cell office:value-type="float" office:value="0.915905162254097" calcext:value-type="float">
            <text:p>0.915905162254097</text:p>
          </table:table-cell>
          <table:table-cell table:style-name="ce20" office:value-type="float" office:value="0.91591295276705" calcext:value-type="float">
            <text:p>0.91591295276705</text:p>
          </table:table-cell>
          <table:table-cell table:style-name="ce20" office:value-type="float" office:value="0.916021473132703" calcext:value-type="float">
            <text:p>0.916021473132703</text:p>
          </table:table-cell>
          <table:table-cell office:value-type="float" office:value="0.915891822097131" calcext:value-type="float">
            <text:p>0.915891822097131</text:p>
          </table:table-cell>
          <table:table-cell office:value-type="float" office:value="0.915894936755464" calcext:value-type="float">
            <text:p>0.915894936755464</text:p>
          </table:table-cell>
          <table:table-cell office:value-type="float" office:value="0.915992546752733" calcext:value-type="float">
            <text:p>0.915992546752733</text:p>
          </table:table-cell>
          <table:table-cell office:value-type="float" office:value="0.915945524638661" calcext:value-type="float">
            <text:p>0.915945524638661</text:p>
          </table:table-cell>
          <table:table-cell office:value-type="float" office:value="0.915927422914143" calcext:value-type="float">
            <text:p>0.915927422914143</text:p>
          </table:table-cell>
          <table:table-cell office:value-type="float" office:value="0.916033496137461" calcext:value-type="float">
            <text:p>0.916033496137461</text:p>
          </table:table-cell>
          <table:table-cell office:value-type="float" office:value="0.91593571378559" calcext:value-type="float">
            <text:p>0.91593571378559</text:p>
          </table:table-cell>
          <table:table-cell office:value-type="float" office:value="0.915924594321203" calcext:value-type="float">
            <text:p>0.915924594321203</text:p>
          </table:table-cell>
          <table:table-cell office:value-type="float" office:value="0.915984392060411" calcext:value-type="float">
            <text:p>0.915984392060411</text:p>
          </table:table-cell>
          <table:table-cell office:value-type="float" office:value="0.915912504037586" calcext:value-type="float">
            <text:p>0.915912504037586</text:p>
          </table:table-cell>
          <table:table-cell office:value-type="float" office:value="0.915929461874113" calcext:value-type="float">
            <text:p>0.915929461874113</text:p>
          </table:table-cell>
          <table:table-cell office:value-type="float" office:value="0.916022764574185" calcext:value-type="float">
            <text:p>0.916022764574185</text:p>
          </table:table-cell>
          <table:table-cell office:value-type="float" office:value="0.915906349992674" calcext:value-type="float">
            <text:p>0.915906349992674</text:p>
          </table:table-cell>
          <table:table-cell office:value-type="float" office:value="0.915864641309483" calcext:value-type="float">
            <text:p>0.915864641309483</text:p>
          </table:table-cell>
          <table:table-cell office:value-type="float" office:value="0.916023059315062" calcext:value-type="float">
            <text:p>0.916023059315062</text:p>
          </table:table-cell>
          <table:table-cell office:value-type="float" office:value="0.915956280902222" calcext:value-type="float">
            <text:p>0.915956280902222</text:p>
          </table:table-cell>
          <table:table-cell office:value-type="float" office:value="0.915985991785747" calcext:value-type="float">
            <text:p>0.915985991785747</text:p>
          </table:table-cell>
          <table:table-cell office:value-type="float" office:value="0.916009826112107" calcext:value-type="float">
            <text:p>0.916009826112107</text:p>
          </table:table-cell>
          <table:table-cell table:number-columns-repeated="3"/>
          <table:table-cell office:value-type="float" office:value="0.91589137074903" calcext:value-type="float">
            <text:p>0.91589137074903</text:p>
          </table:table-cell>
          <table:table-cell office:value-type="float" office:value="0.915908959257849" calcext:value-type="float">
            <text:p>0.915908959257849</text:p>
          </table:table-cell>
          <table:table-cell office:value-type="float" office:value="0.916020081823128" calcext:value-type="float">
            <text:p>0.916020081823128</text:p>
          </table:table-cell>
          <table:table-cell office:value-type="float" office:value="0.9159387146422" calcext:value-type="float">
            <text:p>0.9159387146422</text:p>
          </table:table-cell>
          <table:table-cell office:value-type="float" office:value="0.915963516843988" calcext:value-type="float">
            <text:p>0.915963516843988</text:p>
          </table:table-cell>
          <table:table-cell office:value-type="float" office:value="0.916026687495318" calcext:value-type="float">
            <text:p>0.9160266874953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1594915592623" calcext:value-type="float">
            <text:p>0.91594915592623</text:p>
          </table:table-cell>
          <table:table-cell office:value-type="float" office:value="0.915941507426675" calcext:value-type="float">
            <text:p>0.915941507426675</text:p>
          </table:table-cell>
          <table:table-cell office:value-type="float" office:value="0.915966041002086" calcext:value-type="float">
            <text:p>0.915966041002086</text:p>
          </table:table-cell>
          <table:table-cell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table:style-name="ce20" office:value-type="float" office:value="0.915980463149632" calcext:value-type="float">
            <text:p>0.915980463149632</text:p>
          </table:table-cell>
          <table:table-cell table:style-name="ce20" office:value-type="float" office:value="0.915980348325222" calcext:value-type="float">
            <text:p>0.915980348325222</text:p>
          </table:table-cell>
          <table:table-cell table:style-name="ce20" office:value-type="float" office:value="0.916013897889676" calcext:value-type="float">
            <text:p>0.916013897889676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3"/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6_2</text:p>
          </table:table-cell>
          <table:table-cell table:style-name="ce20" office:value-type="float" office:value="0.915962504125767" calcext:value-type="float">
            <text:p>0.915962504125767</text:p>
          </table:table-cell>
          <table:table-cell office:value-type="float" office:value="0.915947555596822" calcext:value-type="float">
            <text:p>0.915947555596822</text:p>
          </table:table-cell>
          <table:table-cell office:value-type="float" office:value="0.151041633700876" calcext:value-type="float">
            <text:p>0.151041633700876</text:p>
          </table:table-cell>
          <table:table-cell office:value-type="float" office:value="0.91595718525677" calcext:value-type="float">
            <text:p>0.91595718525677</text:p>
          </table:table-cell>
          <table:table-cell table:style-name="ce20" office:value-type="float" office:value="0.915979936153056" calcext:value-type="float">
            <text:p>0.915979936153056</text:p>
          </table:table-cell>
          <table:table-cell office:value-type="float" office:value="0.864737027711094" calcext:value-type="float">
            <text:p>0.864737027711094</text:p>
          </table:table-cell>
          <table:table-cell office:value-type="float" office:value="0.604858421434731" calcext:value-type="float">
            <text:p>0.604858421434731</text:p>
          </table:table-cell>
          <table:table-cell office:value-type="float" office:value="0.53461565623461" calcext:value-type="float">
            <text:p>0.53461565623461</text:p>
          </table:table-cell>
          <table:table-cell table:style-name="ce20" office:value-type="float" office:value="0.0197542842595841" calcext:value-type="float">
            <text:p>0.019754284259584</text:p>
          </table:table-cell>
          <table:table-cell office:value-type="float" office:value="0.209516284240957" calcext:value-type="float">
            <text:p>0.209516284240957</text:p>
          </table:table-cell>
          <table:table-cell office:value-type="float" office:value="0.255493709232758" calcext:value-type="float">
            <text:p>0.255493709232758</text:p>
          </table:table-cell>
          <table:table-cell office:value-type="float" office:value="0.00411226947196637" calcext:value-type="float">
            <text:p>0.004112269471966</text:p>
          </table:table-cell>
          <table:table-cell office:value-type="float" office:value="0.898132102571383" calcext:value-type="float">
            <text:p>0.898132102571383</text:p>
          </table:table-cell>
          <table:table-cell office:value-type="float" office:value="0.899070924798268" calcext:value-type="float">
            <text:p>0.899070924798268</text:p>
          </table:table-cell>
          <table:table-cell table:style-name="ce24" office:value-type="float" office:value="0.0940776460975801" calcext:value-type="float">
            <text:p>0.09407764609758</text:p>
          </table:table-cell>
          <table:table-cell office:value-type="float" office:value="0.891815281207433" calcext:value-type="float">
            <text:p>0.891815281207433</text:p>
          </table:table-cell>
          <table:table-cell office:value-type="float" office:value="0.893297940071723" calcext:value-type="float">
            <text:p>0.893297940071723</text:p>
          </table:table-cell>
          <table:table-cell office:value-type="float" office:value="0.817001643005452" calcext:value-type="float">
            <text:p>0.817001643005452</text:p>
          </table:table-cell>
          <table:table-cell office:value-type="float" office:value="0.914860528280597" calcext:value-type="float">
            <text:p>0.914860528280597</text:p>
          </table:table-cell>
          <table:table-cell office:value-type="float" office:value="0.915079247217393" calcext:value-type="float">
            <text:p>0.915079247217393</text:p>
          </table:table-cell>
          <table:table-cell office:value-type="float" office:value="0.215149324427971" calcext:value-type="float">
            <text:p>0.215149324427971</text:p>
          </table:table-cell>
          <table:table-cell office:value-type="float" office:value="0.915989217255319" calcext:value-type="float">
            <text:p>0.915989217255319</text:p>
          </table:table-cell>
          <table:table-cell office:value-type="float" office:value="0.915999413622048" calcext:value-type="float">
            <text:p>0.915999413622048</text:p>
          </table:table-cell>
          <table:table-cell office:value-type="float" office:value="0.812662637063059" calcext:value-type="float">
            <text:p>0.812662637063059</text:p>
          </table:table-cell>
          <table:table-cell office:value-type="float" office:value="0.915945899034146" calcext:value-type="float">
            <text:p>0.915945899034146</text:p>
          </table:table-cell>
          <table:table-cell office:value-type="float" office:value="0.915947592483007" calcext:value-type="float">
            <text:p>0.915947592483007</text:p>
          </table:table-cell>
          <table:table-cell office:value-type="float" office:value="0.915962479506038" calcext:value-type="float">
            <text:p>0.915962479506038</text:p>
          </table:table-cell>
          <table:table-cell table:number-columns-repeated="3"/>
          <table:table-cell office:value-type="float" office:value="0.915993463399292" calcext:value-type="float">
            <text:p>0.915993463399292</text:p>
          </table:table-cell>
          <table:table-cell office:value-type="float" office:value="0.916007707386126" calcext:value-type="float">
            <text:p>0.916007707386126</text:p>
          </table:table-cell>
          <table:table-cell office:value-type="float" office:value="0.905543049338543" calcext:value-type="float">
            <text:p>0.905543049338543</text:p>
          </table:table-cell>
          <table:table-cell office:value-type="float" office:value="0.916020015853968" calcext:value-type="float">
            <text:p>0.916020015853968</text:p>
          </table:table-cell>
          <table:table-cell office:value-type="float" office:value="0.916019492822561" calcext:value-type="float">
            <text:p>0.916019492822561</text:p>
          </table:table-cell>
          <table:table-cell office:value-type="float" office:value="0.916027920283944" calcext:value-type="float">
            <text:p>0.916027920283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8403221867424" calcext:value-type="float">
            <text:p>0.968403221867424</text:p>
          </table:table-cell>
          <table:table-cell office:value-type="float" office:value="0.968385571243481" calcext:value-type="float">
            <text:p>0.968385571243481</text:p>
          </table:table-cell>
          <table:table-cell table:style-name="ce20" office:value-type="float" office:value="0.968425203170921" calcext:value-type="float">
            <text:p>0.968425203170921</text:p>
          </table:table-cell>
          <table:table-cell table:style-name="ce20" office:value-type="float" office:value="0.968411839395571" calcext:value-type="float">
            <text:p>0.968411839395571</text:p>
          </table:table-cell>
          <table:table-cell table:style-name="ce20" office:value-type="float" office:value="0.968404548541062" calcext:value-type="float">
            <text:p>0.968404548541062</text:p>
          </table:table-cell>
          <table:table-cell office:value-type="float" office:value="0.968409752885742" calcext:value-type="float">
            <text:p>0.968409752885742</text:p>
          </table:table-cell>
          <table:table-cell office:value-type="float" office:value="0.968370264443152" calcext:value-type="float">
            <text:p>0.968370264443152</text:p>
          </table:table-cell>
          <table:table-cell office:value-type="float" office:value="0.968327197775813" calcext:value-type="float">
            <text:p>0.968327197775813</text:p>
          </table:table-cell>
          <table:table-cell office:value-type="float" office:value="0.968362381133732" calcext:value-type="float">
            <text:p>0.968362381133732</text:p>
          </table:table-cell>
          <table:table-cell office:value-type="float" office:value="0.965716759214865" calcext:value-type="float">
            <text:p>0.965716759214865</text:p>
          </table:table-cell>
          <table:table-cell office:value-type="float" office:value="0.966458195293582" calcext:value-type="float">
            <text:p>0.966458195293582</text:p>
          </table:table-cell>
          <table:table-cell office:value-type="float" office:value="0.964664693580526" calcext:value-type="float">
            <text:p>0.964664693580526</text:p>
          </table:table-cell>
          <table:table-cell office:value-type="float" office:value="0.9683368631137" calcext:value-type="float">
            <text:p>0.9683368631137</text:p>
          </table:table-cell>
          <table:table-cell office:value-type="float" office:value="0.968343066473246" calcext:value-type="float">
            <text:p>0.968343066473246</text:p>
          </table:table-cell>
          <table:table-cell office:value-type="float" office:value="0.968307368386086" calcext:value-type="float">
            <text:p>0.968307368386086</text:p>
          </table:table-cell>
          <table:table-cell office:value-type="float" office:value="0.96841339641979" calcext:value-type="float">
            <text:p>0.96841339641979</text:p>
          </table:table-cell>
          <table:table-cell office:value-type="float" office:value="0.968410346375072" calcext:value-type="float">
            <text:p>0.968410346375072</text:p>
          </table:table-cell>
          <table:table-cell office:value-type="float" office:value="0.968425260321166" calcext:value-type="float">
            <text:p>0.968425260321166</text:p>
          </table:table-cell>
          <table:table-cell office:value-type="float" office:value="0.968294263390478" calcext:value-type="float">
            <text:p>0.968294263390478</text:p>
          </table:table-cell>
          <table:table-cell office:value-type="float" office:value="0.968375549704564" calcext:value-type="float">
            <text:p>0.968375549704564</text:p>
          </table:table-cell>
          <table:table-cell office:value-type="float" office:value="0.968387310550872" calcext:value-type="float">
            <text:p>0.968387310550872</text:p>
          </table:table-cell>
          <table:table-cell office:value-type="float" office:value="0.968327474974096" calcext:value-type="float">
            <text:p>0.968327474974096</text:p>
          </table:table-cell>
          <table:table-cell office:value-type="float" office:value="0.968381117528171" calcext:value-type="float">
            <text:p>0.968381117528171</text:p>
          </table:table-cell>
          <table:table-cell office:value-type="float" office:value="0.968392027679678" calcext:value-type="float">
            <text:p>0.968392027679678</text:p>
          </table:table-cell>
          <table:table-cell office:value-type="float" office:value="0.968431118346468" calcext:value-type="float">
            <text:p>0.968431118346468</text:p>
          </table:table-cell>
          <table:table-cell office:value-type="float" office:value="0.968434100713875" calcext:value-type="float">
            <text:p>0.968434100713875</text:p>
          </table:table-cell>
          <table:table-cell office:value-type="float" office:value="0.968427940911496" calcext:value-type="float">
            <text:p>0.968427940911496</text:p>
          </table:table-cell>
          <table:table-cell table:number-columns-repeated="3"/>
          <table:table-cell office:value-type="float" office:value="0.968393432965961" calcext:value-type="float">
            <text:p>0.968393432965961</text:p>
          </table:table-cell>
          <table:table-cell office:value-type="float" office:value="0.96840399081549" calcext:value-type="float">
            <text:p>0.96840399081549</text:p>
          </table:table-cell>
          <table:table-cell office:value-type="float" office:value="0.968425914880432" calcext:value-type="float">
            <text:p>0.968425914880432</text:p>
          </table:table-cell>
          <table:table-cell office:value-type="float" office:value="0.968430210861763" calcext:value-type="float">
            <text:p>0.968430210861763</text:p>
          </table:table-cell>
          <table:table-cell office:value-type="float" office:value="0.968426098282297" calcext:value-type="float">
            <text:p>0.968426098282297</text:p>
          </table:table-cell>
          <table:table-cell office:value-type="float" office:value="0.968427195893465" calcext:value-type="float">
            <text:p>0.9684271958934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1_2</text:p>
          </table:table-cell>
          <table:table-cell table:style-name="ce20" office:value-type="float" office:value="0.934819033251991" calcext:value-type="float">
            <text:p>0.934819033251991</text:p>
          </table:table-cell>
          <table:table-cell office:value-type="float" office:value="0.933523497604623" calcext:value-type="float">
            <text:p>0.933523497604623</text:p>
          </table:table-cell>
          <table:table-cell office:value-type="float" office:value="0.935273378604998" calcext:value-type="float">
            <text:p>0.935273378604998</text:p>
          </table:table-cell>
          <table:table-cell office:value-type="float" office:value="0.934779008112555" calcext:value-type="float">
            <text:p>0.934779008112555</text:p>
          </table:table-cell>
          <table:table-cell table:style-name="ce20" office:value-type="float" office:value="0.934220339316319" calcext:value-type="float">
            <text:p>0.934220339316319</text:p>
          </table:table-cell>
          <table:table-cell table:style-name="ce20" office:value-type="float" office:value="0.936015038054639" calcext:value-type="float">
            <text:p>0.936015038054639</text:p>
          </table:table-cell>
          <table:table-cell office:value-type="float" office:value="0.93009591481012" calcext:value-type="float">
            <text:p>0.93009591481012</text:p>
          </table:table-cell>
          <table:table-cell office:value-type="float" office:value="0.92880331084782" calcext:value-type="float">
            <text:p>0.92880331084782</text:p>
          </table:table-cell>
          <table:table-cell office:value-type="float" office:value="0.932443505159946" calcext:value-type="float">
            <text:p>0.932443505159946</text:p>
          </table:table-cell>
          <table:table-cell office:value-type="float" office:value="0.924630689482637" calcext:value-type="float">
            <text:p>0.924630689482637</text:p>
          </table:table-cell>
          <table:table-cell office:value-type="float" office:value="0.927362955358749" calcext:value-type="float">
            <text:p>0.927362955358749</text:p>
          </table:table-cell>
          <table:table-cell office:value-type="float" office:value="0.925965527410585" calcext:value-type="float">
            <text:p>0.925965527410585</text:p>
          </table:table-cell>
          <table:table-cell office:value-type="float" office:value="0.930807056574324" calcext:value-type="float">
            <text:p>0.930807056574324</text:p>
          </table:table-cell>
          <table:table-cell office:value-type="float" office:value="0.931465141043055" calcext:value-type="float">
            <text:p>0.931465141043055</text:p>
          </table:table-cell>
          <table:table-cell office:value-type="float" office:value="0.932391353749429" calcext:value-type="float">
            <text:p>0.932391353749429</text:p>
          </table:table-cell>
          <table:table-cell office:value-type="float" office:value="0.933905714724466" calcext:value-type="float">
            <text:p>0.933905714724466</text:p>
          </table:table-cell>
          <table:table-cell office:value-type="float" office:value="0.933933607399719" calcext:value-type="float">
            <text:p>0.933933607399719</text:p>
          </table:table-cell>
          <table:table-cell office:value-type="float" office:value="0.935698901060454" calcext:value-type="float">
            <text:p>0.935698901060454</text:p>
          </table:table-cell>
          <table:table-cell office:value-type="float" office:value="0.93210953302171" calcext:value-type="float">
            <text:p>0.93210953302171</text:p>
          </table:table-cell>
          <table:table-cell office:value-type="float" office:value="0.931782472138205" calcext:value-type="float">
            <text:p>0.931782472138205</text:p>
          </table:table-cell>
          <table:table-cell office:value-type="float" office:value="0.934436972295945" calcext:value-type="float">
            <text:p>0.934436972295945</text:p>
          </table:table-cell>
          <table:table-cell office:value-type="float" office:value="0.935255763792181" calcext:value-type="float">
            <text:p>0.935255763792181</text:p>
          </table:table-cell>
          <table:table-cell office:value-type="float" office:value="0.935791925817781" calcext:value-type="float">
            <text:p>0.935791925817781</text:p>
          </table:table-cell>
          <table:table-cell office:value-type="float" office:value="0.936219417666417" calcext:value-type="float">
            <text:p>0.936219417666417</text:p>
          </table:table-cell>
          <table:table-cell office:value-type="float" office:value="0.938618146818974" calcext:value-type="float">
            <text:p>0.938618146818974</text:p>
          </table:table-cell>
          <table:table-cell office:value-type="float" office:value="0.938694332948483" calcext:value-type="float">
            <text:p>0.938694332948483</text:p>
          </table:table-cell>
          <table:table-cell office:value-type="float" office:value="0.937282610600617" calcext:value-type="float">
            <text:p>0.937282610600617</text:p>
          </table:table-cell>
          <table:table-cell table:number-columns-repeated="3"/>
          <table:table-cell office:value-type="float" office:value="0.935857024572822" calcext:value-type="float">
            <text:p>0.935857024572822</text:p>
          </table:table-cell>
          <table:table-cell office:value-type="float" office:value="0.935998295108782" calcext:value-type="float">
            <text:p>0.935998295108782</text:p>
          </table:table-cell>
          <table:table-cell office:value-type="float" office:value="0.936502639989918" calcext:value-type="float">
            <text:p>0.936502639989918</text:p>
          </table:table-cell>
          <table:table-cell office:value-type="float" office:value="0.936338261149139" calcext:value-type="float">
            <text:p>0.936338261149139</text:p>
          </table:table-cell>
          <table:table-cell office:value-type="float" office:value="0.936249068235062" calcext:value-type="float">
            <text:p>0.936249068235062</text:p>
          </table:table-cell>
          <table:table-cell office:value-type="float" office:value="0.936983743988792" calcext:value-type="float">
            <text:p>0.936983743988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6822337664966" calcext:value-type="float">
            <text:p>0.936822337664966</text:p>
          </table:table-cell>
          <table:table-cell table:style-name="ce20" office:value-type="float" office:value="0.937295624272734" calcext:value-type="float">
            <text:p>0.937295624272734</text:p>
          </table:table-cell>
          <table:table-cell table:style-name="ce20" office:value-type="float" office:value="0.938035064554052" calcext:value-type="float">
            <text:p>0.938035064554052</text:p>
          </table:table-cell>
          <table:table-cell table:style-name="ce20" office:value-type="float" office:value="0.937749028166279" calcext:value-type="float">
            <text:p>0.937749028166279</text:p>
          </table:table-cell>
          <table:table-cell office:value-type="float" office:value="0.936911073428803" calcext:value-type="float">
            <text:p>0.936911073428803</text:p>
          </table:table-cell>
          <table:table-cell office:value-type="float" office:value="0.937700770908004" calcext:value-type="float">
            <text:p>0.937700770908004</text:p>
          </table:table-cell>
          <table:table-cell office:value-type="float" office:value="0.93470840744053" calcext:value-type="float">
            <text:p>0.93470840744053</text:p>
          </table:table-cell>
          <table:table-cell office:value-type="float" office:value="0.934561138709537" calcext:value-type="float">
            <text:p>0.934561138709537</text:p>
          </table:table-cell>
          <table:table-cell office:value-type="float" office:value="0.936549679106249" calcext:value-type="float">
            <text:p>0.936549679106249</text:p>
          </table:table-cell>
          <table:table-cell office:value-type="float" office:value="0.936922164635021" calcext:value-type="float">
            <text:p>0.936922164635021</text:p>
          </table:table-cell>
          <table:table-cell office:value-type="float" office:value="0.93610146825267" calcext:value-type="float">
            <text:p>0.93610146825267</text:p>
          </table:table-cell>
          <table:table-cell office:value-type="float" office:value="0.938008432048139" calcext:value-type="float">
            <text:p>0.938008432048139</text:p>
          </table:table-cell>
          <table:table-cell office:value-type="float" office:value="0.934762348668568" calcext:value-type="float">
            <text:p>0.934762348668568</text:p>
          </table:table-cell>
          <table:table-cell office:value-type="float" office:value="0.935054566752962" calcext:value-type="float">
            <text:p>0.935054566752962</text:p>
          </table:table-cell>
          <table:table-cell office:value-type="float" office:value="0.937473342712643" calcext:value-type="float">
            <text:p>0.937473342712643</text:p>
          </table:table-cell>
          <table:table-cell office:value-type="float" office:value="0.936793454600656" calcext:value-type="float">
            <text:p>0.936793454600656</text:p>
          </table:table-cell>
          <table:table-cell office:value-type="float" office:value="0.937240388784979" calcext:value-type="float">
            <text:p>0.937240388784979</text:p>
          </table:table-cell>
          <table:table-cell office:value-type="float" office:value="0.937946005900307" calcext:value-type="float">
            <text:p>0.937946005900307</text:p>
          </table:table-cell>
          <table:table-cell office:value-type="float" office:value="0.936008106068402" calcext:value-type="float">
            <text:p>0.936008106068402</text:p>
          </table:table-cell>
          <table:table-cell office:value-type="float" office:value="0.934784199140533" calcext:value-type="float">
            <text:p>0.934784199140533</text:p>
          </table:table-cell>
          <table:table-cell office:value-type="float" office:value="0.938071046348474" calcext:value-type="float">
            <text:p>0.938071046348474</text:p>
          </table:table-cell>
          <table:table-cell office:value-type="float" office:value="0.938411119410043" calcext:value-type="float">
            <text:p>0.938411119410043</text:p>
          </table:table-cell>
          <table:table-cell office:value-type="float" office:value="0.93820324230701" calcext:value-type="float">
            <text:p>0.93820324230701</text:p>
          </table:table-cell>
          <table:table-cell office:value-type="float" office:value="0.938771015987257" calcext:value-type="float">
            <text:p>0.938771015987257</text:p>
          </table:table-cell>
          <table:table-cell office:value-type="float" office:value="0.939237479795718" calcext:value-type="float">
            <text:p>0.939237479795718</text:p>
          </table:table-cell>
          <table:table-cell office:value-type="float" office:value="0.939446480886068" calcext:value-type="float">
            <text:p>0.939446480886068</text:p>
          </table:table-cell>
          <table:table-cell office:value-type="float" office:value="0.93747249722279" calcext:value-type="float">
            <text:p>0.93747249722279</text:p>
          </table:table-cell>
          <table:table-cell table:number-columns-repeated="3"/>
          <table:table-cell office:value-type="float" office:value="0.938788584674446" calcext:value-type="float">
            <text:p>0.938788584674446</text:p>
          </table:table-cell>
          <table:table-cell office:value-type="float" office:value="0.939136095950714" calcext:value-type="float">
            <text:p>0.939136095950714</text:p>
          </table:table-cell>
          <table:table-cell office:value-type="float" office:value="0.939491251771682" calcext:value-type="float">
            <text:p>0.939491251771682</text:p>
          </table:table-cell>
          <table:table-cell office:value-type="float" office:value="0.938856657089536" calcext:value-type="float">
            <text:p>0.938856657089536</text:p>
          </table:table-cell>
          <table:table-cell office:value-type="float" office:value="0.939357422064563" calcext:value-type="float">
            <text:p>0.939357422064563</text:p>
          </table:table-cell>
          <table:table-cell office:value-type="float" office:value="0.93932449180238" calcext:value-type="float">
            <text:p>0.93932449180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69222609106055" calcext:value-type="float">
            <text:p>0.869222609106055</text:p>
          </table:table-cell>
          <table:table-cell office:value-type="float" office:value="0.869371999710722" calcext:value-type="float">
            <text:p>0.869371999710722</text:p>
          </table:table-cell>
          <table:table-cell office:value-type="float" office:value="0.910419608623736" calcext:value-type="float">
            <text:p>0.910419608623736</text:p>
          </table:table-cell>
          <table:table-cell table:style-name="ce20" office:value-type="float" office:value="0.869573857224423" calcext:value-type="float">
            <text:p>0.869573857224423</text:p>
          </table:table-cell>
          <table:table-cell table:style-name="ce20" office:value-type="float" office:value="0.871969475080234" calcext:value-type="float">
            <text:p>0.871969475080234</text:p>
          </table:table-cell>
          <table:table-cell table:style-name="ce20" office:value-type="float" office:value="0.914422375106534" calcext:value-type="float">
            <text:p>0.914422375106534</text:p>
          </table:table-cell>
          <table:table-cell office:value-type="float" office:value="0.846013206876702" calcext:value-type="float">
            <text:p>0.846013206876702</text:p>
          </table:table-cell>
          <table:table-cell office:value-type="float" office:value="0.85059064590758" calcext:value-type="float">
            <text:p>0.85059064590758</text:p>
          </table:table-cell>
          <table:table-cell office:value-type="float" office:value="0.895693138244407" calcext:value-type="float">
            <text:p>0.895693138244407</text:p>
          </table:table-cell>
          <table:table-cell office:value-type="float" office:value="0.879210931247396" calcext:value-type="float">
            <text:p>0.879210931247396</text:p>
          </table:table-cell>
          <table:table-cell office:value-type="float" office:value="0.889203001870499" calcext:value-type="float">
            <text:p>0.889203001870499</text:p>
          </table:table-cell>
          <table:table-cell office:value-type="float" office:value="0.911667275087357" calcext:value-type="float">
            <text:p>0.911667275087357</text:p>
          </table:table-cell>
          <table:table-cell office:value-type="float" office:value="0.836780597188604" calcext:value-type="float">
            <text:p>0.836780597188604</text:p>
          </table:table-cell>
          <table:table-cell office:value-type="float" office:value="0.851613327144548" calcext:value-type="float">
            <text:p>0.851613327144548</text:p>
          </table:table-cell>
          <table:table-cell office:value-type="float" office:value="0.891720946901826" calcext:value-type="float">
            <text:p>0.891720946901826</text:p>
          </table:table-cell>
          <table:table-cell office:value-type="float" office:value="0.860767477394119" calcext:value-type="float">
            <text:p>0.860767477394119</text:p>
          </table:table-cell>
          <table:table-cell office:value-type="float" office:value="0.873079749033409" calcext:value-type="float">
            <text:p>0.873079749033409</text:p>
          </table:table-cell>
          <table:table-cell office:value-type="float" office:value="0.911143302955351" calcext:value-type="float">
            <text:p>0.911143302955351</text:p>
          </table:table-cell>
          <table:table-cell office:value-type="float" office:value="0.845315801587169" calcext:value-type="float">
            <text:p>0.845315801587169</text:p>
          </table:table-cell>
          <table:table-cell office:value-type="float" office:value="0.858363579624132" calcext:value-type="float">
            <text:p>0.858363579624132</text:p>
          </table:table-cell>
          <table:table-cell office:value-type="float" office:value="0.898160689369569" calcext:value-type="float">
            <text:p>0.898160689369569</text:p>
          </table:table-cell>
          <table:table-cell office:value-type="float" office:value="0.847170475088438" calcext:value-type="float">
            <text:p>0.847170475088438</text:p>
          </table:table-cell>
          <table:table-cell office:value-type="float" office:value="0.857943113508222" calcext:value-type="float">
            <text:p>0.857943113508222</text:p>
          </table:table-cell>
          <table:table-cell office:value-type="float" office:value="0.902952833288469" calcext:value-type="float">
            <text:p>0.902952833288469</text:p>
          </table:table-cell>
          <table:table-cell office:value-type="float" office:value="0.890297145824926" calcext:value-type="float">
            <text:p>0.890297145824926</text:p>
          </table:table-cell>
          <table:table-cell office:value-type="float" office:value="0.896430815975198" calcext:value-type="float">
            <text:p>0.896430815975198</text:p>
          </table:table-cell>
          <table:table-cell office:value-type="float" office:value="0.892221541774153" calcext:value-type="float">
            <text:p>0.892221541774153</text:p>
          </table:table-cell>
          <table:table-cell table:number-columns-repeated="3"/>
          <table:table-cell office:value-type="float" office:value="0.842017746856448" calcext:value-type="float">
            <text:p>0.842017746856448</text:p>
          </table:table-cell>
          <table:table-cell office:value-type="float" office:value="0.859958183024088" calcext:value-type="float">
            <text:p>0.859958183024088</text:p>
          </table:table-cell>
          <table:table-cell office:value-type="float" office:value="0.907377160671481" calcext:value-type="float">
            <text:p>0.907377160671481</text:p>
          </table:table-cell>
          <table:table-cell office:value-type="float" office:value="0.83178922621459" calcext:value-type="float">
            <text:p>0.83178922621459</text:p>
          </table:table-cell>
          <table:table-cell office:value-type="float" office:value="0.842589900935764" calcext:value-type="float">
            <text:p>0.842589900935764</text:p>
          </table:table-cell>
          <table:table-cell office:value-type="float" office:value="0.913190033727673" calcext:value-type="float">
            <text:p>0.9131900337276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02582123119468" calcext:value-type="float">
            <text:p>0.902582123119468</text:p>
          </table:table-cell>
          <table:table-cell office:value-type="float" office:value="0.902762214913646" calcext:value-type="float">
            <text:p>0.902762214913646</text:p>
          </table:table-cell>
          <table:table-cell office:value-type="float" office:value="0.900677698047541" calcext:value-type="float">
            <text:p>0.900677698047541</text:p>
          </table:table-cell>
          <table:table-cell table:style-name="ce20" office:value-type="float" office:value="0.90419825860571" calcext:value-type="float">
            <text:p>0.90419825860571</text:p>
          </table:table-cell>
          <table:table-cell table:style-name="ce20" office:value-type="float" office:value="0.90349868645082" calcext:value-type="float">
            <text:p>0.90349868645082</text:p>
          </table:table-cell>
          <table:table-cell table:style-name="ce20" office:value-type="float" office:value="0.90359887255996" calcext:value-type="float">
            <text:p>0.90359887255996</text:p>
          </table:table-cell>
          <table:table-cell office:value-type="float" office:value="0.898454120925014" calcext:value-type="float">
            <text:p>0.898454120925014</text:p>
          </table:table-cell>
          <table:table-cell office:value-type="float" office:value="0.899094501014709" calcext:value-type="float">
            <text:p>0.899094501014709</text:p>
          </table:table-cell>
          <table:table-cell office:value-type="float" office:value="0.903082054528481" calcext:value-type="float">
            <text:p>0.903082054528481</text:p>
          </table:table-cell>
          <table:table-cell office:value-type="float" office:value="0.896419181007095" calcext:value-type="float">
            <text:p>0.896419181007095</text:p>
          </table:table-cell>
          <table:table-cell office:value-type="float" office:value="0.897660454142189" calcext:value-type="float">
            <text:p>0.897660454142189</text:p>
          </table:table-cell>
          <table:table-cell office:value-type="float" office:value="0.879122298307892" calcext:value-type="float">
            <text:p>0.879122298307892</text:p>
          </table:table-cell>
          <table:table-cell office:value-type="float" office:value="0.901411619205318" calcext:value-type="float">
            <text:p>0.901411619205318</text:p>
          </table:table-cell>
          <table:table-cell office:value-type="float" office:value="0.898786509481531" calcext:value-type="float">
            <text:p>0.898786509481531</text:p>
          </table:table-cell>
          <table:table-cell office:value-type="float" office:value="0.906062458019444" calcext:value-type="float">
            <text:p>0.906062458019444</text:p>
          </table:table-cell>
          <table:table-cell office:value-type="float" office:value="0.90229724286414" calcext:value-type="float">
            <text:p>0.90229724286414</text:p>
          </table:table-cell>
          <table:table-cell office:value-type="float" office:value="0.902064268096856" calcext:value-type="float">
            <text:p>0.902064268096856</text:p>
          </table:table-cell>
          <table:table-cell office:value-type="float" office:value="0.902858787582462" calcext:value-type="float">
            <text:p>0.902858787582462</text:p>
          </table:table-cell>
          <table:table-cell office:value-type="float" office:value="0.899105856972816" calcext:value-type="float">
            <text:p>0.899105856972816</text:p>
          </table:table-cell>
          <table:table-cell office:value-type="float" office:value="0.899201328186318" calcext:value-type="float">
            <text:p>0.899201328186318</text:p>
          </table:table-cell>
          <table:table-cell office:value-type="float" office:value="0.905827509823136" calcext:value-type="float">
            <text:p>0.905827509823136</text:p>
          </table:table-cell>
          <table:table-cell office:value-type="float" office:value="0.900209617897349" calcext:value-type="float">
            <text:p>0.900209617897349</text:p>
          </table:table-cell>
          <table:table-cell office:value-type="float" office:value="0.900593722635574" calcext:value-type="float">
            <text:p>0.900593722635574</text:p>
          </table:table-cell>
          <table:table-cell office:value-type="float" office:value="0.907171704801481" calcext:value-type="float">
            <text:p>0.907171704801481</text:p>
          </table:table-cell>
          <table:table-cell office:value-type="float" office:value="0.905666448115952" calcext:value-type="float">
            <text:p>0.905666448115952</text:p>
          </table:table-cell>
          <table:table-cell office:value-type="float" office:value="0.906505207301141" calcext:value-type="float">
            <text:p>0.906505207301141</text:p>
          </table:table-cell>
          <table:table-cell office:value-type="float" office:value="0.905125888001185" calcext:value-type="float">
            <text:p>0.905125888001185</text:p>
          </table:table-cell>
          <table:table-cell table:number-columns-repeated="3"/>
          <table:table-cell office:value-type="float" office:value="0.900608371741985" calcext:value-type="float">
            <text:p>0.900608371741985</text:p>
          </table:table-cell>
          <table:table-cell office:value-type="float" office:value="0.899002658659745" calcext:value-type="float">
            <text:p>0.899002658659745</text:p>
          </table:table-cell>
          <table:table-cell office:value-type="float" office:value="0.906994331928971" calcext:value-type="float">
            <text:p>0.906994331928971</text:p>
          </table:table-cell>
          <table:table-cell office:value-type="float" office:value="0.899899556109711" calcext:value-type="float">
            <text:p>0.899899556109711</text:p>
          </table:table-cell>
          <table:table-cell office:value-type="float" office:value="0.900408213722625" calcext:value-type="float">
            <text:p>0.900408213722625</text:p>
          </table:table-cell>
          <table:table-cell office:value-type="float" office:value="0.908057637423858" calcext:value-type="float">
            <text:p>0.9080576374238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40617834371241" calcext:value-type="float">
            <text:p>0.840617834371241</text:p>
          </table:table-cell>
          <table:table-cell office:value-type="float" office:value="0.845102969416343" calcext:value-type="float">
            <text:p>0.845102969416343</text:p>
          </table:table-cell>
          <table:table-cell office:value-type="float" office:value="0.69166809655895" calcext:value-type="float">
            <text:p>0.69166809655895</text:p>
          </table:table-cell>
          <table:table-cell table:style-name="ce20" office:value-type="float" office:value="0.846392343375996" calcext:value-type="float">
            <text:p>0.846392343375996</text:p>
          </table:table-cell>
          <table:table-cell table:style-name="ce20" office:value-type="float" office:value="0.845897100533846" calcext:value-type="float">
            <text:p>0.845897100533846</text:p>
          </table:table-cell>
          <table:table-cell office:value-type="float" office:value="0.72981017543767" calcext:value-type="float">
            <text:p>0.72981017543767</text:p>
          </table:table-cell>
          <table:table-cell office:value-type="float" office:value="0.806388712508935" calcext:value-type="float">
            <text:p>0.806388712508935</text:p>
          </table:table-cell>
          <table:table-cell office:value-type="float" office:value="0.808509480976899" calcext:value-type="float">
            <text:p>0.808509480976899</text:p>
          </table:table-cell>
          <table:table-cell table:style-name="ce20" office:value-type="float" office:value="0.737865993322971" calcext:value-type="float">
            <text:p>0.737865993322971</text:p>
          </table:table-cell>
          <table:table-cell office:value-type="float" office:value="0.828782041244202" calcext:value-type="float">
            <text:p>0.828782041244202</text:p>
          </table:table-cell>
          <table:table-cell office:value-type="float" office:value="0.830965232211525" calcext:value-type="float">
            <text:p>0.830965232211525</text:p>
          </table:table-cell>
          <table:table-cell office:value-type="float" office:value="0.740083583581455" calcext:value-type="float">
            <text:p>0.740083583581455</text:p>
          </table:table-cell>
          <table:table-cell office:value-type="float" office:value="0.818152577350118" calcext:value-type="float">
            <text:p>0.818152577350118</text:p>
          </table:table-cell>
          <table:table-cell office:value-type="float" office:value="0.822100068976621" calcext:value-type="float">
            <text:p>0.822100068976621</text:p>
          </table:table-cell>
          <table:table-cell table:style-name="ce24" office:value-type="float" office:value="0.756370376585577" calcext:value-type="float">
            <text:p>0.756370376585577</text:p>
          </table:table-cell>
          <table:table-cell office:value-type="float" office:value="0.829064355432196" calcext:value-type="float">
            <text:p>0.829064355432196</text:p>
          </table:table-cell>
          <table:table-cell office:value-type="float" office:value="0.848002215106296" calcext:value-type="float">
            <text:p>0.848002215106296</text:p>
          </table:table-cell>
          <table:table-cell office:value-type="float" office:value="0.730794775327324" calcext:value-type="float">
            <text:p>0.730794775327324</text:p>
          </table:table-cell>
          <table:table-cell office:value-type="float" office:value="0.812894848297976" calcext:value-type="float">
            <text:p>0.812894848297976</text:p>
          </table:table-cell>
          <table:table-cell office:value-type="float" office:value="0.823598851323078" calcext:value-type="float">
            <text:p>0.823598851323078</text:p>
          </table:table-cell>
          <table:table-cell office:value-type="float" office:value="0.768899918043586" calcext:value-type="float">
            <text:p>0.768899918043586</text:p>
          </table:table-cell>
          <table:table-cell office:value-type="float" office:value="0.827070091416528" calcext:value-type="float">
            <text:p>0.827070091416528</text:p>
          </table:table-cell>
          <table:table-cell office:value-type="float" office:value="0.829298723275587" calcext:value-type="float">
            <text:p>0.829298723275587</text:p>
          </table:table-cell>
          <table:table-cell office:value-type="float" office:value="0.774086082734072" calcext:value-type="float">
            <text:p>0.774086082734072</text:p>
          </table:table-cell>
          <table:table-cell office:value-type="float" office:value="0.865922201665068" calcext:value-type="float">
            <text:p>0.865922201665068</text:p>
          </table:table-cell>
          <table:table-cell office:value-type="float" office:value="0.880942055909539" calcext:value-type="float">
            <text:p>0.880942055909539</text:p>
          </table:table-cell>
          <table:table-cell office:value-type="float" office:value="0.726562061864246" calcext:value-type="float">
            <text:p>0.726562061864246</text:p>
          </table:table-cell>
          <table:table-cell table:number-columns-repeated="3"/>
          <table:table-cell office:value-type="float" office:value="0.829624530291617" calcext:value-type="float">
            <text:p>0.829624530291617</text:p>
          </table:table-cell>
          <table:table-cell office:value-type="float" office:value="0.836084532255045" calcext:value-type="float">
            <text:p>0.836084532255045</text:p>
          </table:table-cell>
          <table:table-cell office:value-type="float" office:value="0.783067779033563" calcext:value-type="float">
            <text:p>0.783067779033563</text:p>
          </table:table-cell>
          <table:table-cell office:value-type="float" office:value="0.843548534832284" calcext:value-type="float">
            <text:p>0.843548534832284</text:p>
          </table:table-cell>
          <table:table-cell office:value-type="float" office:value="0.848946556558918" calcext:value-type="float">
            <text:p>0.848946556558918</text:p>
          </table:table-cell>
          <table:table-cell office:value-type="float" office:value="0.791346696991595" calcext:value-type="float">
            <text:p>0.791346696991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04396412641004" calcext:value-type="float">
            <text:p>0.804396412641004</text:p>
          </table:table-cell>
          <table:table-cell office:value-type="float" office:value="0.806461403522071" calcext:value-type="float">
            <text:p>0.806461403522071</text:p>
          </table:table-cell>
          <table:table-cell office:value-type="float" office:value="0.706299170013864" calcext:value-type="float">
            <text:p>0.706299170013864</text:p>
          </table:table-cell>
          <table:table-cell table:style-name="ce20" office:value-type="float" office:value="0.827168889539449" calcext:value-type="float">
            <text:p>0.827168889539449</text:p>
          </table:table-cell>
          <table:table-cell office:value-type="float" office:value="0.816276877278918" calcext:value-type="float">
            <text:p>0.816276877278918</text:p>
          </table:table-cell>
          <table:table-cell office:value-type="float" office:value="0.728683774220939" calcext:value-type="float">
            <text:p>0.728683774220939</text:p>
          </table:table-cell>
          <table:table-cell office:value-type="float" office:value="0.817516779671757" calcext:value-type="float">
            <text:p>0.817516779671757</text:p>
          </table:table-cell>
          <table:table-cell table:style-name="ce20" office:value-type="float" office:value="0.822011058486417" calcext:value-type="float">
            <text:p>0.822011058486417</text:p>
          </table:table-cell>
          <table:table-cell table:style-name="ce20" office:value-type="float" office:value="0.734983903617066" calcext:value-type="float">
            <text:p>0.734983903617066</text:p>
          </table:table-cell>
          <table:table-cell office:value-type="float" office:value="0.788693360540531" calcext:value-type="float">
            <text:p>0.788693360540531</text:p>
          </table:table-cell>
          <table:table-cell office:value-type="float" office:value="0.787668935589732" calcext:value-type="float">
            <text:p>0.787668935589732</text:p>
          </table:table-cell>
          <table:table-cell office:value-type="float" office:value="0.722963509898862" calcext:value-type="float">
            <text:p>0.722963509898862</text:p>
          </table:table-cell>
          <table:table-cell office:value-type="float" office:value="0.827408585327319" calcext:value-type="float">
            <text:p>0.827408585327319</text:p>
          </table:table-cell>
          <table:table-cell office:value-type="float" office:value="0.819602717367805" calcext:value-type="float">
            <text:p>0.819602717367805</text:p>
          </table:table-cell>
          <table:table-cell table:style-name="ce24" office:value-type="float" office:value="0.729094752532781" calcext:value-type="float">
            <text:p>0.729094752532781</text:p>
          </table:table-cell>
          <table:table-cell office:value-type="float" office:value="0.823146096280186" calcext:value-type="float">
            <text:p>0.823146096280186</text:p>
          </table:table-cell>
          <table:table-cell office:value-type="float" office:value="0.830951906092268" calcext:value-type="float">
            <text:p>0.830951906092268</text:p>
          </table:table-cell>
          <table:table-cell office:value-type="float" office:value="0.764110633931063" calcext:value-type="float">
            <text:p>0.764110633931063</text:p>
          </table:table-cell>
          <table:table-cell office:value-type="float" office:value="0.840886104992052" calcext:value-type="float">
            <text:p>0.840886104992052</text:p>
          </table:table-cell>
          <table:table-cell office:value-type="float" office:value="0.828562771459676" calcext:value-type="float">
            <text:p>0.828562771459676</text:p>
          </table:table-cell>
          <table:table-cell office:value-type="float" office:value="0.724077325798439" calcext:value-type="float">
            <text:p>0.724077325798439</text:p>
          </table:table-cell>
          <table:table-cell office:value-type="float" office:value="0.844910903758246" calcext:value-type="float">
            <text:p>0.844910903758246</text:p>
          </table:table-cell>
          <table:table-cell office:value-type="float" office:value="0.828515227381921" calcext:value-type="float">
            <text:p>0.828515227381921</text:p>
          </table:table-cell>
          <table:table-cell office:value-type="float" office:value="0.777436243615865" calcext:value-type="float">
            <text:p>0.777436243615865</text:p>
          </table:table-cell>
          <table:table-cell office:value-type="float" office:value="0.81118658421798" calcext:value-type="float">
            <text:p>0.81118658421798</text:p>
          </table:table-cell>
          <table:table-cell office:value-type="float" office:value="0.806695664009573" calcext:value-type="float">
            <text:p>0.806695664009573</text:p>
          </table:table-cell>
          <table:table-cell office:value-type="float" office:value="0.725906415423235" calcext:value-type="float">
            <text:p>0.725906415423235</text:p>
          </table:table-cell>
          <table:table-cell table:number-columns-repeated="3"/>
          <table:table-cell office:value-type="float" office:value="0.834475407238829" calcext:value-type="float">
            <text:p>0.834475407238829</text:p>
          </table:table-cell>
          <table:table-cell office:value-type="float" office:value="0.837472782164032" calcext:value-type="float">
            <text:p>0.837472782164032</text:p>
          </table:table-cell>
          <table:table-cell office:value-type="float" office:value="0.780071959987041" calcext:value-type="float">
            <text:p>0.780071959987041</text:p>
          </table:table-cell>
          <table:table-cell office:value-type="float" office:value="0.843325974276633" calcext:value-type="float">
            <text:p>0.843325974276633</text:p>
          </table:table-cell>
          <table:table-cell office:value-type="float" office:value="0.836633571697464" calcext:value-type="float">
            <text:p>0.836633571697464</text:p>
          </table:table-cell>
          <table:table-cell office:value-type="float" office:value="0.780845783830336" calcext:value-type="float">
            <text:p>0.7808457838303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5334320340575" calcext:value-type="float">
            <text:p>0.875334320340575</text:p>
          </table:table-cell>
          <table:table-cell table:style-name="ce20" office:value-type="float" office:value="0.881953869709567" calcext:value-type="float">
            <text:p>0.881953869709567</text:p>
          </table:table-cell>
          <table:table-cell office:value-type="float" office:value="0.914338661177441" calcext:value-type="float">
            <text:p>0.914338661177441</text:p>
          </table:table-cell>
          <table:table-cell table:style-name="ce20" office:value-type="float" office:value="0.879394899286766" calcext:value-type="float">
            <text:p>0.879394899286766</text:p>
          </table:table-cell>
          <table:table-cell office:value-type="float" office:value="0.879467302904655" calcext:value-type="float">
            <text:p>0.879467302904655</text:p>
          </table:table-cell>
          <table:table-cell office:value-type="float" office:value="0.915962664886661" calcext:value-type="float">
            <text:p>0.915962664886661</text:p>
          </table:table-cell>
          <table:table-cell office:value-type="float" office:value="0.876704002103719" calcext:value-type="float">
            <text:p>0.876704002103719</text:p>
          </table:table-cell>
          <table:table-cell office:value-type="float" office:value="0.873804371540365" calcext:value-type="float">
            <text:p>0.873804371540365</text:p>
          </table:table-cell>
          <table:table-cell table:style-name="ce20" office:value-type="float" office:value="0.919165526298993" calcext:value-type="float">
            <text:p>0.919165526298993</text:p>
          </table:table-cell>
          <table:table-cell office:value-type="float" office:value="0.880971536456052" calcext:value-type="float">
            <text:p>0.880971536456052</text:p>
          </table:table-cell>
          <table:table-cell office:value-type="float" office:value="0.895181989841876" calcext:value-type="float">
            <text:p>0.895181989841876</text:p>
          </table:table-cell>
          <table:table-cell office:value-type="float" office:value="0.907431090182184" calcext:value-type="float">
            <text:p>0.907431090182184</text:p>
          </table:table-cell>
          <table:table-cell office:value-type="float" office:value="0.895523977369204" calcext:value-type="float">
            <text:p>0.895523977369204</text:p>
          </table:table-cell>
          <table:table-cell office:value-type="float" office:value="0.904588260336516" calcext:value-type="float">
            <text:p>0.904588260336516</text:p>
          </table:table-cell>
          <table:table-cell office:value-type="float" office:value="0.919733353230503" calcext:value-type="float">
            <text:p>0.919733353230503</text:p>
          </table:table-cell>
          <table:table-cell office:value-type="float" office:value="0.871892289236158" calcext:value-type="float">
            <text:p>0.871892289236158</text:p>
          </table:table-cell>
          <table:table-cell office:value-type="float" office:value="0.878459951328473" calcext:value-type="float">
            <text:p>0.878459951328473</text:p>
          </table:table-cell>
          <table:table-cell office:value-type="float" office:value="0.915243271232499" calcext:value-type="float">
            <text:p>0.915243271232499</text:p>
          </table:table-cell>
          <table:table-cell office:value-type="float" office:value="0.902104889141019" calcext:value-type="float">
            <text:p>0.902104889141019</text:p>
          </table:table-cell>
          <table:table-cell office:value-type="float" office:value="0.906969184750944" calcext:value-type="float">
            <text:p>0.906969184750944</text:p>
          </table:table-cell>
          <table:table-cell office:value-type="float" office:value="0.919694609647065" calcext:value-type="float">
            <text:p>0.919694609647065</text:p>
          </table:table-cell>
          <table:table-cell office:value-type="float" office:value="0.911794909853922" calcext:value-type="float">
            <text:p>0.911794909853922</text:p>
          </table:table-cell>
          <table:table-cell office:value-type="float" office:value="0.915596098762951" calcext:value-type="float">
            <text:p>0.915596098762951</text:p>
          </table:table-cell>
          <table:table-cell office:value-type="float" office:value="0.920365447864614" calcext:value-type="float">
            <text:p>0.920365447864614</text:p>
          </table:table-cell>
          <table:table-cell office:value-type="float" office:value="0.915318292752851" calcext:value-type="float">
            <text:p>0.915318292752851</text:p>
          </table:table-cell>
          <table:table-cell office:value-type="float" office:value="0.915239106106728" calcext:value-type="float">
            <text:p>0.915239106106728</text:p>
          </table:table-cell>
          <table:table-cell office:value-type="float" office:value="0.919504389649731" calcext:value-type="float">
            <text:p>0.919504389649731</text:p>
          </table:table-cell>
          <table:table-cell table:number-columns-repeated="3"/>
          <table:table-cell office:value-type="float" office:value="0.915638475341556" calcext:value-type="float">
            <text:p>0.915638475341556</text:p>
          </table:table-cell>
          <table:table-cell office:value-type="float" office:value="0.916990185572146" calcext:value-type="float">
            <text:p>0.916990185572146</text:p>
          </table:table-cell>
          <table:table-cell office:value-type="float" office:value="0.920472282335552" calcext:value-type="float">
            <text:p>0.920472282335552</text:p>
          </table:table-cell>
          <table:table-cell office:value-type="float" office:value="0.917403582028565" calcext:value-type="float">
            <text:p>0.917403582028565</text:p>
          </table:table-cell>
          <table:table-cell office:value-type="float" office:value="0.918730571203963" calcext:value-type="float">
            <text:p>0.918730571203963</text:p>
          </table:table-cell>
          <table:table-cell office:value-type="float" office:value="0.921157688973607" calcext:value-type="float">
            <text:p>0.921157688973607</text:p>
          </table:table-cell>
          <table:table-cell table:number-columns-repeated="3"/>
        </table:table-row>
        <table:table-row table:style-name="ro1">
          <table:table-cell/>
          <table:table-cell table:formula="of:=AVERAGE([.B7:.B29])" office:value-type="float" office:value="0.87132683609835" calcext:value-type="float">
            <text:p>0.87132683609835</text:p>
          </table:table-cell>
          <table:table-cell table:formula="of:=AVERAGE([.C7:.C29])" office:value-type="float" office:value="0.873522955293375" calcext:value-type="float">
            <text:p>0.873522955293375</text:p>
          </table:table-cell>
          <table:table-cell table:formula="of:=AVERAGE([.D7:.D29])" office:value-type="float" office:value="0.837296771703787" calcext:value-type="float">
            <text:p>0.837296771703787</text:p>
          </table:table-cell>
          <table:table-cell table:style-name="ce20" table:formula="of:=AVERAGE([.E7:.E29])" office:value-type="float" office:value="0.874265309840153" calcext:value-type="float">
            <text:p>0.874265309840153</text:p>
          </table:table-cell>
          <table:table-cell table:style-name="ce20" table:formula="of:=AVERAGE([.F7:.F29])" office:value-type="float" office:value="0.87429971686235" calcext:value-type="float">
            <text:p>0.87429971686235</text:p>
          </table:table-cell>
          <table:table-cell table:style-name="ce20" table:formula="of:=AVERAGE([.G7:.G29])" office:value-type="float" office:value="0.872269173630442" calcext:value-type="float">
            <text:p>0.872269173630442</text:p>
          </table:table-cell>
          <table:table-cell table:formula="of:=AVERAGE([.H7:.H29])" office:value-type="float" office:value="0.857294643773103" calcext:value-type="float">
            <text:p>0.857294643773103</text:p>
          </table:table-cell>
          <table:table-cell table:formula="of:=AVERAGE([.I7:.I29])" office:value-type="float" office:value="0.857309850855547" calcext:value-type="float">
            <text:p>0.857309850855547</text:p>
          </table:table-cell>
          <table:table-cell table:formula="of:=AVERAGE([.J7:.J29])" office:value-type="float" office:value="0.840259067604426" calcext:value-type="float">
            <text:p>0.840259067604426</text:p>
          </table:table-cell>
          <table:table-cell table:style-name="ce22" table:formula="of:=AVERAGE([.K7:.K29])" office:value-type="float" office:value="0.771975040878582" calcext:value-type="float">
            <text:p>0.771975040878582</text:p>
          </table:table-cell>
          <table:table-cell table:style-name="ce22" table:formula="of:=AVERAGE([.L7:.L29])" office:value-type="float" office:value="0.766752718615759" calcext:value-type="float">
            <text:p>0.766752718615759</text:p>
          </table:table-cell>
          <table:table-cell table:style-name="ce22" table:formula="of:=AVERAGE([.M7:.M29])" office:value-type="float" office:value="0.761503130241081" calcext:value-type="float">
            <text:p>0.761503130241081</text:p>
          </table:table-cell>
          <table:table-cell table:formula="of:=AVERAGE([.N7:.N29])" office:value-type="float" office:value="0.871543088635131" calcext:value-type="float">
            <text:p>0.871543088635131</text:p>
          </table:table-cell>
          <table:table-cell table:style-name="ce20" table:formula="of:=AVERAGE([.O7:.O29])" office:value-type="float" office:value="0.874487667563392" calcext:value-type="float">
            <text:p>0.874487667563392</text:p>
          </table:table-cell>
          <table:table-cell table:formula="of:=AVERAGE([.P7:.P29])" office:value-type="float" office:value="0.848875656138863" calcext:value-type="float">
            <text:p>0.848875656138863</text:p>
          </table:table-cell>
          <table:table-cell table:formula="of:=AVERAGE([.Q7:.Q29])" office:value-type="float" office:value="0.871231893518445" calcext:value-type="float">
            <text:p>0.871231893518445</text:p>
          </table:table-cell>
          <table:table-cell table:formula="of:=AVERAGE([.R7:.R29])" office:value-type="float" office:value="0.873713235393122" calcext:value-type="float">
            <text:p>0.873713235393122</text:p>
          </table:table-cell>
          <table:table-cell table:formula="of:=AVERAGE([.S7:.S29])" office:value-type="float" office:value="0.870269782642224" calcext:value-type="float">
            <text:p>0.870269782642224</text:p>
          </table:table-cell>
          <table:table-cell table:formula="of:=AVERAGE([.T7:.T29])" office:value-type="float" office:value="0.874465607259386" calcext:value-type="float">
            <text:p>0.874465607259386</text:p>
          </table:table-cell>
          <table:table-cell table:formula="of:=AVERAGE([.U7:.U29])" office:value-type="float" office:value="0.878209814993747" calcext:value-type="float">
            <text:p>0.878209814993747</text:p>
          </table:table-cell>
          <table:table-cell table:formula="of:=AVERAGE([.V7:.V29])" office:value-type="float" office:value="0.858692939009873" calcext:value-type="float">
            <text:p>0.858692939009873</text:p>
          </table:table-cell>
          <table:table-cell table:formula="of:=AVERAGE([.W7:.W29])" office:value-type="float" office:value="0.87899023632134" calcext:value-type="float">
            <text:p>0.87899023632134</text:p>
          </table:table-cell>
          <table:table-cell table:formula="of:=AVERAGE([.X7:.X29])" office:value-type="float" office:value="0.88244273540251" calcext:value-type="float">
            <text:p>0.88244273540251</text:p>
          </table:table-cell>
          <table:table-cell table:formula="of:=AVERAGE([.Y7:.Y29])" office:value-type="float" office:value="0.894468553047431" calcext:value-type="float">
            <text:p>0.894468553047431</text:p>
          </table:table-cell>
          <table:table-cell table:formula="of:=AVERAGE([.Z7:.Z29])" office:value-type="float" office:value="0.895547083718576" calcext:value-type="float">
            <text:p>0.895547083718576</text:p>
          </table:table-cell>
          <table:table-cell table:style-name="ce20" table:formula="of:=AVERAGE([.AA7:.AA29])" office:value-type="float" office:value="0.897403759552784" calcext:value-type="float">
            <text:p>0.897403759552784</text:p>
          </table:table-cell>
          <table:table-cell table:formula="of:=AVERAGE([.AB7:.AB29])" office:value-type="float" office:value="0.885319770482247" calcext:value-type="float">
            <text:p>0.885319770482247</text:p>
          </table:table-cell>
          <table:table-cell table:formula="of:=AVERAGE([.AC7:.AC29])" office:value-type="string" office:string-value="" calcext:value-type="error">
            <text:p>#DIV/0!</text:p>
          </table:table-cell>
          <table:table-cell table:formula="of:=AVERAGE([.AD7:.AD29])" office:value-type="string" office:string-value="" calcext:value-type="error">
            <text:p>#DIV/0!</text:p>
          </table:table-cell>
          <table:table-cell table:formula="of:=AVERAGE([.AE7:.AE29])" office:value-type="string" office:string-value="" calcext:value-type="error">
            <text:p>#DIV/0!</text:p>
          </table:table-cell>
          <table:table-cell table:formula="of:=AVERAGE([.AF7:.AF29])" office:value-type="float" office:value="0.880716385339959" calcext:value-type="float">
            <text:p>0.880716385339959</text:p>
          </table:table-cell>
          <table:table-cell table:formula="of:=AVERAGE([.AG7:.AG29])" office:value-type="float" office:value="0.885292624949313" calcext:value-type="float">
            <text:p>0.885292624949313</text:p>
          </table:table-cell>
          <table:table-cell table:formula="of:=AVERAGE([.AH7:.AH29])" office:value-type="float" office:value="0.898872590426397" calcext:value-type="float">
            <text:p>0.898872590426397</text:p>
          </table:table-cell>
          <table:table-cell table:formula="of:=AVERAGE([.AI7:.AI29])" office:value-type="float" office:value="0.884012321775848" calcext:value-type="float">
            <text:p>0.884012321775848</text:p>
          </table:table-cell>
          <table:table-cell table:formula="of:=AVERAGE([.AJ7:.AJ29])" office:value-type="float" office:value="0.888197151028966" calcext:value-type="float">
            <text:p>0.888197151028966</text:p>
          </table:table-cell>
          <table:table-cell table:formula="of:=AVERAGE([.AK7:.AK29])" office:value-type="float" office:value="0.901753457303371" calcext:value-type="float">
            <text:p>0.901753457303371</text:p>
          </table:table-cell>
          <table:table-cell table:formula="of:=AVERAGE([.AL7:.AL29])" office:value-type="string" office:string-value="" calcext:value-type="error">
            <text:p>#DIV/0!</text:p>
          </table:table-cell>
          <table:table-cell table:formula="of:=AVERAGE([.AM7:.AM29])" office:value-type="string" office:string-value="" calcext:value-type="error">
            <text:p>#DIV/0!</text:p>
          </table:table-cell>
          <table:table-cell table:formula="of:=AVERAGE([.AN7:.AN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40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695929593517382" calcext:value-type="float">
            <text:p>0.695929593517382</text:p>
          </table:table-cell>
          <table:table-cell office:value-type="float" office:value="0.702002556786133" calcext:value-type="float">
            <text:p>0.702002556786133</text:p>
          </table:table-cell>
          <table:table-cell office:value-type="float" office:value="0.788525593969665" calcext:value-type="float">
            <text:p>0.788525593969665</text:p>
          </table:table-cell>
          <table:table-cell office:value-type="float" office:value="0.703565396435401" calcext:value-type="float">
            <text:p>0.703565396435401</text:p>
          </table:table-cell>
          <table:table-cell office:value-type="float" office:value="0.749834516302661" calcext:value-type="float">
            <text:p>0.749834516302661</text:p>
          </table:table-cell>
          <table:table-cell office:value-type="float" office:value="0.751981494549842" calcext:value-type="float">
            <text:p>0.751981494549842</text:p>
          </table:table-cell>
          <table:table-cell office:value-type="float" office:value="0.643516688876578" calcext:value-type="float">
            <text:p>0.643516688876578</text:p>
          </table:table-cell>
          <table:table-cell office:value-type="float" office:value="0.647630720872512" calcext:value-type="float">
            <text:p>0.647630720872512</text:p>
          </table:table-cell>
          <table:table-cell office:value-type="float" office:value="0.885903711584161" calcext:value-type="float">
            <text:p>0.885903711584161</text:p>
          </table:table-cell>
          <table:table-cell office:value-type="float" office:value="0.718261924468569" calcext:value-type="float">
            <text:p>0.718261924468569</text:p>
          </table:table-cell>
          <table:table-cell office:value-type="float" office:value="0.72215961332321" calcext:value-type="float">
            <text:p>0.72215961332321</text:p>
          </table:table-cell>
          <table:table-cell office:value-type="float" office:value="0.635800051123553" calcext:value-type="float">
            <text:p>0.635800051123553</text:p>
          </table:table-cell>
          <table:table-cell office:value-type="float" office:value="0.734101417487716" calcext:value-type="float">
            <text:p>0.734101417487716</text:p>
          </table:table-cell>
          <table:table-cell office:value-type="float" office:value="0.743159249137663" calcext:value-type="float">
            <text:p>0.743159249137663</text:p>
          </table:table-cell>
          <table:table-cell office:value-type="float" office:value="0.870570168880929" calcext:value-type="float">
            <text:p>0.8705701688809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20672349781752" calcext:value-type="float">
            <text:p>0.920672349781752</text:p>
          </table:table-cell>
          <table:table-cell office:value-type="float" office:value="0.920676259066131" calcext:value-type="float">
            <text:p>0.920676259066131</text:p>
          </table:table-cell>
          <table:table-cell office:value-type="float" office:value="0.92325440343435" calcext:value-type="float">
            <text:p>0.92325440343435</text:p>
          </table:table-cell>
          <table:table-cell office:value-type="float" office:value="0.920621482470572" calcext:value-type="float">
            <text:p>0.920621482470572</text:p>
          </table:table-cell>
          <table:table-cell office:value-type="float" office:value="0.922199979558139" calcext:value-type="float">
            <text:p>0.922199979558139</text:p>
          </table:table-cell>
          <table:table-cell office:value-type="float" office:value="0.924961112772494" calcext:value-type="float">
            <text:p>0.924961112772494</text:p>
          </table:table-cell>
          <table:table-cell office:value-type="float" office:value="0.877512449781665" calcext:value-type="float">
            <text:p>0.877512449781665</text:p>
          </table:table-cell>
          <table:table-cell office:value-type="float" office:value="0.919924246468129" calcext:value-type="float">
            <text:p>0.919924246468129</text:p>
          </table:table-cell>
          <table:table-cell office:value-type="float" office:value="0.921840535923004" calcext:value-type="float">
            <text:p>0.921840535923004</text:p>
          </table:table-cell>
          <table:table-cell office:value-type="float" office:value="0.919534202101339" calcext:value-type="float">
            <text:p>0.919534202101339</text:p>
          </table:table-cell>
          <table:table-cell office:value-type="float" office:value="0.921133490517861" calcext:value-type="float">
            <text:p>0.921133490517861</text:p>
          </table:table-cell>
          <table:table-cell office:value-type="float" office:value="0.923900696630902" calcext:value-type="float">
            <text:p>0.923900696630902</text:p>
          </table:table-cell>
          <table:table-cell office:value-type="float" office:value="0.898950469330482" calcext:value-type="float">
            <text:p>0.898950469330482</text:p>
          </table:table-cell>
          <table:table-cell office:value-type="float" office:value="0.92058805899421" calcext:value-type="float">
            <text:p>0.92058805899421</text:p>
          </table:table-cell>
          <table:table-cell office:value-type="float" office:value="0.924975838480603" calcext:value-type="float">
            <text:p>0.92497583848060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28423299967899" calcext:value-type="float">
            <text:p>0.928423299967899</text:p>
          </table:table-cell>
          <table:table-cell office:value-type="float" office:value="0.928159601343052" calcext:value-type="float">
            <text:p>0.928159601343052</text:p>
          </table:table-cell>
          <table:table-cell office:value-type="float" office:value="0.926704695702231" calcext:value-type="float">
            <text:p>0.926704695702231</text:p>
          </table:table-cell>
          <table:table-cell office:value-type="float" office:value="0.929434985694784" calcext:value-type="float">
            <text:p>0.929434985694784</text:p>
          </table:table-cell>
          <table:table-cell office:value-type="float" office:value="0.928523924984474" calcext:value-type="float">
            <text:p>0.928523924984474</text:p>
          </table:table-cell>
          <table:table-cell office:value-type="float" office:value="0.9269272618841" calcext:value-type="float">
            <text:p>0.9269272618841</text:p>
          </table:table-cell>
          <table:table-cell office:value-type="float" office:value="0.901340273465982" calcext:value-type="float">
            <text:p>0.901340273465982</text:p>
          </table:table-cell>
          <table:table-cell office:value-type="float" office:value="0.926913606138296" calcext:value-type="float">
            <text:p>0.926913606138296</text:p>
          </table:table-cell>
          <table:table-cell office:value-type="float" office:value="0.927043053598751" calcext:value-type="float">
            <text:p>0.927043053598751</text:p>
          </table:table-cell>
          <table:table-cell office:value-type="float" office:value="0.92712617300505" calcext:value-type="float">
            <text:p>0.92712617300505</text:p>
          </table:table-cell>
          <table:table-cell office:value-type="float" office:value="0.928121633368861" calcext:value-type="float">
            <text:p>0.928121633368861</text:p>
          </table:table-cell>
          <table:table-cell office:value-type="float" office:value="0.926998898275408" calcext:value-type="float">
            <text:p>0.926998898275408</text:p>
          </table:table-cell>
          <table:table-cell office:value-type="float" office:value="0.920911413485241" calcext:value-type="float">
            <text:p>0.920911413485241</text:p>
          </table:table-cell>
          <table:table-cell office:value-type="float" office:value="0.928919473344719" calcext:value-type="float">
            <text:p>0.928919473344719</text:p>
          </table:table-cell>
          <table:table-cell office:value-type="float" office:value="0.926905281363047" calcext:value-type="float">
            <text:p>0.92690528136304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758088247151909" calcext:value-type="float">
            <text:p>0.758088247151909</text:p>
          </table:table-cell>
          <table:table-cell office:value-type="float" office:value="0.767008719502057" calcext:value-type="float">
            <text:p>0.767008719502057</text:p>
          </table:table-cell>
          <table:table-cell office:value-type="float" office:value="0.767935681506629" calcext:value-type="float">
            <text:p>0.767935681506629</text:p>
          </table:table-cell>
          <table:table-cell office:value-type="float" office:value="0.755807585385291" calcext:value-type="float">
            <text:p>0.755807585385291</text:p>
          </table:table-cell>
          <table:table-cell office:value-type="float" office:value="0.769920197377952" calcext:value-type="float">
            <text:p>0.769920197377952</text:p>
          </table:table-cell>
          <table:table-cell office:value-type="float" office:value="0.770207252125247" calcext:value-type="float">
            <text:p>0.770207252125247</text:p>
          </table:table-cell>
          <table:table-cell office:value-type="float" office:value="0.744396520756113" calcext:value-type="float">
            <text:p>0.744396520756113</text:p>
          </table:table-cell>
          <table:table-cell office:value-type="float" office:value="0.766989779712105" calcext:value-type="float">
            <text:p>0.766989779712105</text:p>
          </table:table-cell>
          <table:table-cell office:value-type="float" office:value="0.770214134771884" calcext:value-type="float">
            <text:p>0.770214134771884</text:p>
          </table:table-cell>
          <table:table-cell office:value-type="float" office:value="0.75603737812141" calcext:value-type="float">
            <text:p>0.75603737812141</text:p>
          </table:table-cell>
          <table:table-cell office:value-type="float" office:value="0.764390476375457" calcext:value-type="float">
            <text:p>0.764390476375457</text:p>
          </table:table-cell>
          <table:table-cell office:value-type="float" office:value="0.760774455258143" calcext:value-type="float">
            <text:p>0.760774455258143</text:p>
          </table:table-cell>
          <table:table-cell office:value-type="float" office:value="0.745348062618011" calcext:value-type="float">
            <text:p>0.745348062618011</text:p>
          </table:table-cell>
          <table:table-cell office:value-type="float" office:value="0.769379748168211" calcext:value-type="float">
            <text:p>0.769379748168211</text:p>
          </table:table-cell>
          <table:table-cell office:value-type="float" office:value="0.770883809216956" calcext:value-type="float">
            <text:p>0.7708838092169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72054100363403" calcext:value-type="float">
            <text:p>0.672054100363403</text:p>
          </table:table-cell>
          <table:table-cell office:value-type="float" office:value="0.68886188188079" calcext:value-type="float">
            <text:p>0.68886188188079</text:p>
          </table:table-cell>
          <table:table-cell office:value-type="float" office:value="0.676429698964618" calcext:value-type="float">
            <text:p>0.676429698964618</text:p>
          </table:table-cell>
          <table:table-cell office:value-type="float" office:value="0.675432379794172" calcext:value-type="float">
            <text:p>0.675432379794172</text:p>
          </table:table-cell>
          <table:table-cell office:value-type="float" office:value="0.692818443531103" calcext:value-type="float">
            <text:p>0.692818443531103</text:p>
          </table:table-cell>
          <table:table-cell office:value-type="float" office:value="0.673890422349355" calcext:value-type="float">
            <text:p>0.673890422349355</text:p>
          </table:table-cell>
          <table:table-cell office:value-type="float" office:value="0.690659431056773" calcext:value-type="float">
            <text:p>0.690659431056773</text:p>
          </table:table-cell>
          <table:table-cell office:value-type="float" office:value="0.690719958823141" calcext:value-type="float">
            <text:p>0.690719958823141</text:p>
          </table:table-cell>
          <table:table-cell office:value-type="float" office:value="0.66567444684943" calcext:value-type="float">
            <text:p>0.66567444684943</text:p>
          </table:table-cell>
          <table:table-cell office:value-type="float" office:value="0.649298054816267" calcext:value-type="float">
            <text:p>0.649298054816267</text:p>
          </table:table-cell>
          <table:table-cell office:value-type="float" office:value="0.65564699408496" calcext:value-type="float">
            <text:p>0.65564699408496</text:p>
          </table:table-cell>
          <table:table-cell office:value-type="float" office:value="0.660225820741995" calcext:value-type="float">
            <text:p>0.660225820741995</text:p>
          </table:table-cell>
          <table:table-cell office:value-type="float" office:value="0.664048240603635" calcext:value-type="float">
            <text:p>0.664048240603635</text:p>
          </table:table-cell>
          <table:table-cell office:value-type="float" office:value="0.672370596953223" calcext:value-type="float">
            <text:p>0.672370596953223</text:p>
          </table:table-cell>
          <table:table-cell office:value-type="float" office:value="0.664807691142202" calcext:value-type="float">
            <text:p>0.66480769114220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691770551249826" calcext:value-type="float">
            <text:p>0.691770551249826</text:p>
          </table:table-cell>
          <table:table-cell office:value-type="float" office:value="0.692356737291839" calcext:value-type="float">
            <text:p>0.692356737291839</text:p>
          </table:table-cell>
          <table:table-cell office:value-type="float" office:value="0.741778232412328" calcext:value-type="float">
            <text:p>0.741778232412328</text:p>
          </table:table-cell>
          <table:table-cell office:value-type="float" office:value="0.689081453158863" calcext:value-type="float">
            <text:p>0.689081453158863</text:p>
          </table:table-cell>
          <table:table-cell office:value-type="float" office:value="0.691775344651745" calcext:value-type="float">
            <text:p>0.691775344651745</text:p>
          </table:table-cell>
          <table:table-cell office:value-type="float" office:value="0.744525281412109" calcext:value-type="float">
            <text:p>0.744525281412109</text:p>
          </table:table-cell>
          <table:table-cell office:value-type="float" office:value="0.68631679860768" calcext:value-type="float">
            <text:p>0.68631679860768</text:p>
          </table:table-cell>
          <table:table-cell office:value-type="float" office:value="0.696398869716626" calcext:value-type="float">
            <text:p>0.696398869716626</text:p>
          </table:table-cell>
          <table:table-cell office:value-type="float" office:value="0.763727646963908" calcext:value-type="float">
            <text:p>0.763727646963908</text:p>
          </table:table-cell>
          <table:table-cell office:value-type="float" office:value="0.687872307674358" calcext:value-type="float">
            <text:p>0.687872307674358</text:p>
          </table:table-cell>
          <table:table-cell office:value-type="float" office:value="0.693724663040393" calcext:value-type="float">
            <text:p>0.693724663040393</text:p>
          </table:table-cell>
          <table:table-cell office:value-type="float" office:value="0.723827649012847" calcext:value-type="float">
            <text:p>0.723827649012847</text:p>
          </table:table-cell>
          <table:table-cell office:value-type="float" office:value="0.693712482639414" calcext:value-type="float">
            <text:p>0.693712482639414</text:p>
          </table:table-cell>
          <table:table-cell office:value-type="float" office:value="0.697753151145961" calcext:value-type="float">
            <text:p>0.697753151145961</text:p>
          </table:table-cell>
          <table:table-cell office:value-type="float" office:value="0.766727571533824" calcext:value-type="float">
            <text:p>0.76672757153382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8776090860207" calcext:value-type="float">
            <text:p>0.748776090860207</text:p>
          </table:table-cell>
          <table:table-cell office:value-type="float" office:value="0.754212617242618" calcext:value-type="float">
            <text:p>0.754212617242618</text:p>
          </table:table-cell>
          <table:table-cell office:value-type="float" office:value="0.763025870846337" calcext:value-type="float">
            <text:p>0.763025870846337</text:p>
          </table:table-cell>
          <table:table-cell office:value-type="float" office:value="0.752060813800712" calcext:value-type="float">
            <text:p>0.752060813800712</text:p>
          </table:table-cell>
          <table:table-cell office:value-type="float" office:value="0.761123732993086" calcext:value-type="float">
            <text:p>0.761123732993086</text:p>
          </table:table-cell>
          <table:table-cell office:value-type="float" office:value="0.768099235878865" calcext:value-type="float">
            <text:p>0.768099235878865</text:p>
          </table:table-cell>
          <table:table-cell office:value-type="float" office:value="0.734580612021002" calcext:value-type="float">
            <text:p>0.734580612021002</text:p>
          </table:table-cell>
          <table:table-cell office:value-type="float" office:value="0.754096867029262" calcext:value-type="float">
            <text:p>0.754096867029262</text:p>
          </table:table-cell>
          <table:table-cell office:value-type="float" office:value="0.763625988145831" calcext:value-type="float">
            <text:p>0.763625988145831</text:p>
          </table:table-cell>
          <table:table-cell office:value-type="float" office:value="0.754147635254683" calcext:value-type="float">
            <text:p>0.754147635254683</text:p>
          </table:table-cell>
          <table:table-cell office:value-type="float" office:value="0.759740655933589" calcext:value-type="float">
            <text:p>0.759740655933589</text:p>
          </table:table-cell>
          <table:table-cell office:value-type="float" office:value="0.764188808909516" calcext:value-type="float">
            <text:p>0.764188808909516</text:p>
          </table:table-cell>
          <table:table-cell office:value-type="float" office:value="0.741102048467339" calcext:value-type="float">
            <text:p>0.741102048467339</text:p>
          </table:table-cell>
          <table:table-cell office:value-type="float" office:value="0.762763802749034" calcext:value-type="float">
            <text:p>0.762763802749034</text:p>
          </table:table-cell>
          <table:table-cell office:value-type="float" office:value="0.767626163996029" calcext:value-type="float">
            <text:p>0.76762616399602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619810104915654" calcext:value-type="float">
            <text:p>0.619810104915654</text:p>
          </table:table-cell>
          <table:table-cell office:value-type="float" office:value="0.629927210902053" calcext:value-type="float">
            <text:p>0.629927210902053</text:p>
          </table:table-cell>
          <table:table-cell office:value-type="float" office:value="0.633242455207451" calcext:value-type="float">
            <text:p>0.633242455207451</text:p>
          </table:table-cell>
          <table:table-cell office:value-type="float" office:value="0.624121560232237" calcext:value-type="float">
            <text:p>0.624121560232237</text:p>
          </table:table-cell>
          <table:table-cell office:value-type="float" office:value="0.63178312182156" calcext:value-type="float">
            <text:p>0.63178312182156</text:p>
          </table:table-cell>
          <table:table-cell office:value-type="float" office:value="0.633936229826416" calcext:value-type="float">
            <text:p>0.633936229826416</text:p>
          </table:table-cell>
          <table:table-cell office:value-type="float" office:value="0.613045720183685" calcext:value-type="float">
            <text:p>0.613045720183685</text:p>
          </table:table-cell>
          <table:table-cell office:value-type="float" office:value="0.632041569319412" calcext:value-type="float">
            <text:p>0.632041569319412</text:p>
          </table:table-cell>
          <table:table-cell office:value-type="float" office:value="0.638056766891437" calcext:value-type="float">
            <text:p>0.638056766891437</text:p>
          </table:table-cell>
          <table:table-cell office:value-type="float" office:value="0.632683402867093" calcext:value-type="float">
            <text:p>0.632683402867093</text:p>
          </table:table-cell>
          <table:table-cell office:value-type="float" office:value="0.635449120531392" calcext:value-type="float">
            <text:p>0.635449120531392</text:p>
          </table:table-cell>
          <table:table-cell office:value-type="float" office:value="0.623135242919907" calcext:value-type="float">
            <text:p>0.623135242919907</text:p>
          </table:table-cell>
          <table:table-cell office:value-type="float" office:value="0.625098070666057" calcext:value-type="float">
            <text:p>0.625098070666057</text:p>
          </table:table-cell>
          <table:table-cell office:value-type="float" office:value="0.636023272606417" calcext:value-type="float">
            <text:p>0.636023272606417</text:p>
          </table:table-cell>
          <table:table-cell office:value-type="float" office:value="0.637318746557533" calcext:value-type="float">
            <text:p>0.63731874655753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45143027555713" calcext:value-type="float">
            <text:p>0.645143027555713</text:p>
          </table:table-cell>
          <table:table-cell office:value-type="float" office:value="0.64418910990466" calcext:value-type="float">
            <text:p>0.64418910990466</text:p>
          </table:table-cell>
          <table:table-cell office:value-type="float" office:value="0.678140153495718" calcext:value-type="float">
            <text:p>0.678140153495718</text:p>
          </table:table-cell>
          <table:table-cell office:value-type="float" office:value="0.632812803727247" calcext:value-type="float">
            <text:p>0.632812803727247</text:p>
          </table:table-cell>
          <table:table-cell office:value-type="float" office:value="0.649476196543031" calcext:value-type="float">
            <text:p>0.649476196543031</text:p>
          </table:table-cell>
          <table:table-cell office:value-type="float" office:value="0.675789586065153" calcext:value-type="float">
            <text:p>0.675789586065153</text:p>
          </table:table-cell>
          <table:table-cell office:value-type="float" office:value="0.633298974660915" calcext:value-type="float">
            <text:p>0.633298974660915</text:p>
          </table:table-cell>
          <table:table-cell office:value-type="float" office:value="0.643875308054217" calcext:value-type="float">
            <text:p>0.643875308054217</text:p>
          </table:table-cell>
          <table:table-cell office:value-type="float" office:value="0.672735595929484" calcext:value-type="float">
            <text:p>0.672735595929484</text:p>
          </table:table-cell>
          <table:table-cell office:value-type="float" office:value="0.636389072590267" calcext:value-type="float">
            <text:p>0.636389072590267</text:p>
          </table:table-cell>
          <table:table-cell office:value-type="float" office:value="0.648368811493582" calcext:value-type="float">
            <text:p>0.648368811493582</text:p>
          </table:table-cell>
          <table:table-cell office:value-type="float" office:value="0.580755559752853" calcext:value-type="float">
            <text:p>0.580755559752853</text:p>
          </table:table-cell>
          <table:table-cell office:value-type="float" office:value="0.641124908446162" calcext:value-type="float">
            <text:p>0.641124908446162</text:p>
          </table:table-cell>
          <table:table-cell office:value-type="float" office:value="0.647736734800684" calcext:value-type="float">
            <text:p>0.647736734800684</text:p>
          </table:table-cell>
          <table:table-cell office:value-type="float" office:value="0.673884417343968" calcext:value-type="float">
            <text:p>0.6738844173439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827738871257797" calcext:value-type="float">
            <text:p>0.827738871257797</text:p>
          </table:table-cell>
          <table:table-cell office:value-type="float" office:value="0.82797301010028" calcext:value-type="float">
            <text:p>0.82797301010028</text:p>
          </table:table-cell>
          <table:table-cell office:value-type="float" office:value="0.827887180018254" calcext:value-type="float">
            <text:p>0.827887180018254</text:p>
          </table:table-cell>
          <table:table-cell office:value-type="float" office:value="0.827836613260546" calcext:value-type="float">
            <text:p>0.827836613260546</text:p>
          </table:table-cell>
          <table:table-cell office:value-type="float" office:value="0.827874718983935" calcext:value-type="float">
            <text:p>0.827874718983935</text:p>
          </table:table-cell>
          <table:table-cell office:value-type="float" office:value="0.827894047311477" calcext:value-type="float">
            <text:p>0.827894047311477</text:p>
          </table:table-cell>
          <table:table-cell office:value-type="float" office:value="0.827470791821945" calcext:value-type="float">
            <text:p>0.827470791821945</text:p>
          </table:table-cell>
          <table:table-cell office:value-type="float" office:value="0.827785075358367" calcext:value-type="float">
            <text:p>0.827785075358367</text:p>
          </table:table-cell>
          <table:table-cell office:value-type="float" office:value="0.827955814962962" calcext:value-type="float">
            <text:p>0.827955814962962</text:p>
          </table:table-cell>
          <table:table-cell office:value-type="float" office:value="0.187949227441533" calcext:value-type="float">
            <text:p>0.187949227441533</text:p>
          </table:table-cell>
          <table:table-cell office:value-type="float" office:value="0.217717913493038" calcext:value-type="float">
            <text:p>0.217717913493038</text:p>
          </table:table-cell>
          <table:table-cell office:value-type="float" office:value="0.0507727593229744" calcext:value-type="float">
            <text:p>0.050772759322974</text:p>
          </table:table-cell>
          <table:table-cell office:value-type="float" office:value="0.827756772105818" calcext:value-type="float">
            <text:p>0.827756772105818</text:p>
          </table:table-cell>
          <table:table-cell office:value-type="float" office:value="0.827693988570651" calcext:value-type="float">
            <text:p>0.827693988570651</text:p>
          </table:table-cell>
          <table:table-cell office:value-type="float" office:value="0.827834611819632" calcext:value-type="float">
            <text:p>0.82783461181963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771450478362442" calcext:value-type="float">
            <text:p>0.771450478362442</text:p>
          </table:table-cell>
          <table:table-cell office:value-type="float" office:value="0.771359561502675" calcext:value-type="float">
            <text:p>0.771359561502675</text:p>
          </table:table-cell>
          <table:table-cell office:value-type="float" office:value="0.771465171328729" calcext:value-type="float">
            <text:p>0.771465171328729</text:p>
          </table:table-cell>
          <table:table-cell office:value-type="float" office:value="0.771402280729201" calcext:value-type="float">
            <text:p>0.771402280729201</text:p>
          </table:table-cell>
          <table:table-cell office:value-type="float" office:value="0.771459832749655" calcext:value-type="float">
            <text:p>0.771459832749655</text:p>
          </table:table-cell>
          <table:table-cell office:value-type="float" office:value="0.771490890803994" calcext:value-type="float">
            <text:p>0.771490890803994</text:p>
          </table:table-cell>
          <table:table-cell office:value-type="float" office:value="0.77056094655727" calcext:value-type="float">
            <text:p>0.77056094655727</text:p>
          </table:table-cell>
          <table:table-cell office:value-type="float" office:value="0.771153821158007" calcext:value-type="float">
            <text:p>0.771153821158007</text:p>
          </table:table-cell>
          <table:table-cell office:value-type="float" office:value="0.771451353803274" calcext:value-type="float">
            <text:p>0.771451353803274</text:p>
          </table:table-cell>
          <table:table-cell office:value-type="float" office:value="0.766505983734763" calcext:value-type="float">
            <text:p>0.766505983734763</text:p>
          </table:table-cell>
          <table:table-cell office:value-type="float" office:value="0.768583050834584" calcext:value-type="float">
            <text:p>0.768583050834584</text:p>
          </table:table-cell>
          <table:table-cell office:value-type="float" office:value="0.771484277914028" calcext:value-type="float">
            <text:p>0.771484277914028</text:p>
          </table:table-cell>
          <table:table-cell office:value-type="float" office:value="0.770325219822499" calcext:value-type="float">
            <text:p>0.770325219822499</text:p>
          </table:table-cell>
          <table:table-cell office:value-type="float" office:value="0.771464418920792" calcext:value-type="float">
            <text:p>0.771464418920792</text:p>
          </table:table-cell>
          <table:table-cell office:value-type="float" office:value="0.771434104019741" calcext:value-type="float">
            <text:p>0.77143410401974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771481474036592" calcext:value-type="float">
            <text:p>0.771481474036592</text:p>
          </table:table-cell>
          <table:table-cell office:value-type="float" office:value="0.771405044397794" calcext:value-type="float">
            <text:p>0.771405044397794</text:p>
          </table:table-cell>
          <table:table-cell office:value-type="float" office:value="0.771372465680101" calcext:value-type="float">
            <text:p>0.771372465680101</text:p>
          </table:table-cell>
          <table:table-cell office:value-type="float" office:value="0.77151703960755" calcext:value-type="float">
            <text:p>0.77151703960755</text:p>
          </table:table-cell>
          <table:table-cell office:value-type="float" office:value="0.771474997880371" calcext:value-type="float">
            <text:p>0.771474997880371</text:p>
          </table:table-cell>
          <table:table-cell office:value-type="float" office:value="0.77129099639767" calcext:value-type="float">
            <text:p>0.77129099639767</text:p>
          </table:table-cell>
          <table:table-cell office:value-type="float" office:value="0.770659440213196" calcext:value-type="float">
            <text:p>0.770659440213196</text:p>
          </table:table-cell>
          <table:table-cell office:value-type="float" office:value="0.770874111260149" calcext:value-type="float">
            <text:p>0.770874111260149</text:p>
          </table:table-cell>
          <table:table-cell office:value-type="float" office:value="0.771440896518205" calcext:value-type="float">
            <text:p>0.771440896518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0894745840231" calcext:value-type="float">
            <text:p>0.770894745840231</text:p>
          </table:table-cell>
          <table:table-cell office:value-type="float" office:value="0.771281378930867" calcext:value-type="float">
            <text:p>0.771281378930867</text:p>
          </table:table-cell>
          <table:table-cell office:value-type="float" office:value="0.771482804893228" calcext:value-type="float">
            <text:p>0.77148280489322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61415869824072" calcext:value-type="float">
            <text:p>0.761415869824072</text:p>
          </table:table-cell>
          <table:table-cell office:value-type="float" office:value="0.763449225748756" calcext:value-type="float">
            <text:p>0.763449225748756</text:p>
          </table:table-cell>
          <table:table-cell office:value-type="float" office:value="0.768851467726248" calcext:value-type="float">
            <text:p>0.768851467726248</text:p>
          </table:table-cell>
          <table:table-cell office:value-type="float" office:value="0.770244010416375" calcext:value-type="float">
            <text:p>0.770244010416375</text:p>
          </table:table-cell>
          <table:table-cell office:value-type="float" office:value="0.770705955341119" calcext:value-type="float">
            <text:p>0.770705955341119</text:p>
          </table:table-cell>
          <table:table-cell office:value-type="float" office:value="0.771635875128036" calcext:value-type="float">
            <text:p>0.771635875128036</text:p>
          </table:table-cell>
          <table:table-cell office:value-type="float" office:value="0.756672747888386" calcext:value-type="float">
            <text:p>0.756672747888386</text:p>
          </table:table-cell>
          <table:table-cell office:value-type="float" office:value="0.758911645870334" calcext:value-type="float">
            <text:p>0.758911645870334</text:p>
          </table:table-cell>
          <table:table-cell office:value-type="float" office:value="0.771496736388724" calcext:value-type="float">
            <text:p>0.771496736388724</text:p>
          </table:table-cell>
          <table:table-cell office:value-type="float" office:value="0.763176227467926" calcext:value-type="float">
            <text:p>0.763176227467926</text:p>
          </table:table-cell>
          <table:table-cell office:value-type="float" office:value="0.763291286754291" calcext:value-type="float">
            <text:p>0.763291286754291</text:p>
          </table:table-cell>
          <table:table-cell office:value-type="float" office:value="0.770205807420468" calcext:value-type="float">
            <text:p>0.770205807420468</text:p>
          </table:table-cell>
          <table:table-cell office:value-type="float" office:value="0.762304531889913" calcext:value-type="float">
            <text:p>0.762304531889913</text:p>
          </table:table-cell>
          <table:table-cell office:value-type="float" office:value="0.763378001116179" calcext:value-type="float">
            <text:p>0.763378001116179</text:p>
          </table:table-cell>
          <table:table-cell office:value-type="float" office:value="0.771538029749217" calcext:value-type="float">
            <text:p>0.771538029749217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5_3</text:p>
          </table:table-cell>
          <table:table-cell table:number-columns-repeated="3" office:value-type="float" office:value="0.884636799458174" calcext:value-type="float">
            <text:p>0.884636799458174</text:p>
          </table:table-cell>
          <table:table-cell table:number-columns-repeated="3" office:value-type="float" office:value="0.884612703682452" calcext:value-type="float">
            <text:p>0.884612703682452</text:p>
          </table:table-cell>
          <table:table-cell table:number-columns-repeated="3" office:value-type="float" office:value="0.884623203558396" calcext:value-type="float">
            <text:p>0.884623203558396</text:p>
          </table:table-cell>
          <table:table-cell table:number-columns-repeated="3" office:value-type="float" office:value="0.884600310454994" calcext:value-type="float">
            <text:p>0.884600310454994</text:p>
          </table:table-cell>
          <table:table-cell table:number-columns-repeated="3" office:value-type="float" office:value="0.884515725707863" calcext:value-type="float">
            <text:p>0.88451572570786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3" office:value-type="float" office:value="0.849797244639882" calcext:value-type="float">
            <text:p>0.849797244639882</text:p>
          </table:table-cell>
          <table:table-cell table:number-columns-repeated="3" office:value-type="float" office:value="0.791056880976245" calcext:value-type="float">
            <text:p>0.791056880976245</text:p>
          </table:table-cell>
          <table:table-cell table:number-columns-repeated="3" office:value-type="float" office:value="0.672001531173984" calcext:value-type="float">
            <text:p>0.672001531173984</text:p>
          </table:table-cell>
          <table:table-cell table:number-columns-repeated="3" office:value-type="float" office:value="0.13238719732973" calcext:value-type="float">
            <text:p>0.13238719732973</text:p>
          </table:table-cell>
          <table:table-cell table:number-columns-repeated="3" office:value-type="float" office:value="0.809033482751222" calcext:value-type="float">
            <text:p>0.809033482751222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051553744937" calcext:value-type="float">
            <text:p>0.8051553744937</text:p>
          </table:table-cell>
          <table:table-cell office:value-type="float" office:value="0.805096618668308" calcext:value-type="float">
            <text:p>0.805096618668308</text:p>
          </table:table-cell>
          <table:table-cell office:value-type="float" office:value="0.80484613796352" calcext:value-type="float">
            <text:p>0.80484613796352</text:p>
          </table:table-cell>
          <table:table-cell office:value-type="float" office:value="0.805287860821946" calcext:value-type="float">
            <text:p>0.805287860821946</text:p>
          </table:table-cell>
          <table:table-cell office:value-type="float" office:value="0.80511373625052" calcext:value-type="float">
            <text:p>0.80511373625052</text:p>
          </table:table-cell>
          <table:table-cell office:value-type="float" office:value="0.804898582457465" calcext:value-type="float">
            <text:p>0.804898582457465</text:p>
          </table:table-cell>
          <table:table-cell office:value-type="float" office:value="0.805633546490973" calcext:value-type="float">
            <text:p>0.805633546490973</text:p>
          </table:table-cell>
          <table:table-cell office:value-type="float" office:value="0.805379855712615" calcext:value-type="float">
            <text:p>0.805379855712615</text:p>
          </table:table-cell>
          <table:table-cell office:value-type="float" office:value="0.805105263569937" calcext:value-type="float">
            <text:p>0.805105263569937</text:p>
          </table:table-cell>
          <table:table-cell office:value-type="float" office:value="0.802564450249778" calcext:value-type="float">
            <text:p>0.802564450249778</text:p>
          </table:table-cell>
          <table:table-cell office:value-type="float" office:value="0.801283102380542" calcext:value-type="float">
            <text:p>0.801283102380542</text:p>
          </table:table-cell>
          <table:table-cell office:value-type="float" office:value="0.801366263283583" calcext:value-type="float">
            <text:p>0.801366263283583</text:p>
          </table:table-cell>
          <table:table-cell office:value-type="float" office:value="0.805638985127272" calcext:value-type="float">
            <text:p>0.805638985127272</text:p>
          </table:table-cell>
          <table:table-cell office:value-type="float" office:value="0.805269762364355" calcext:value-type="float">
            <text:p>0.805269762364355</text:p>
          </table:table-cell>
          <table:table-cell office:value-type="float" office:value="0.80504765851959" calcext:value-type="float">
            <text:p>0.8050476585195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88409635759834" calcext:value-type="float">
            <text:p>0.688409635759834</text:p>
          </table:table-cell>
          <table:table-cell office:value-type="float" office:value="0.687896012148223" calcext:value-type="float">
            <text:p>0.687896012148223</text:p>
          </table:table-cell>
          <table:table-cell office:value-type="float" office:value="0.733288428569654" calcext:value-type="float">
            <text:p>0.733288428569654</text:p>
          </table:table-cell>
          <table:table-cell office:value-type="float" office:value="0.698489588665171" calcext:value-type="float">
            <text:p>0.698489588665171</text:p>
          </table:table-cell>
          <table:table-cell office:value-type="float" office:value="0.697490968564104" calcext:value-type="float">
            <text:p>0.697490968564104</text:p>
          </table:table-cell>
          <table:table-cell office:value-type="float" office:value="0.736432573843443" calcext:value-type="float">
            <text:p>0.736432573843443</text:p>
          </table:table-cell>
          <table:table-cell office:value-type="float" office:value="0.698948647790263" calcext:value-type="float">
            <text:p>0.698948647790263</text:p>
          </table:table-cell>
          <table:table-cell office:value-type="float" office:value="0.693968552088542" calcext:value-type="float">
            <text:p>0.693968552088542</text:p>
          </table:table-cell>
          <table:table-cell office:value-type="float" office:value="0.720331775694072" calcext:value-type="float">
            <text:p>0.720331775694072</text:p>
          </table:table-cell>
          <table:table-cell office:value-type="float" office:value="0.641718747999123" calcext:value-type="float">
            <text:p>0.641718747999123</text:p>
          </table:table-cell>
          <table:table-cell office:value-type="float" office:value="0.638545093648374" calcext:value-type="float">
            <text:p>0.638545093648374</text:p>
          </table:table-cell>
          <table:table-cell office:value-type="float" office:value="0.691015021285524" calcext:value-type="float">
            <text:p>0.691015021285524</text:p>
          </table:table-cell>
          <table:table-cell office:value-type="float" office:value="0.694380658882102" calcext:value-type="float">
            <text:p>0.694380658882102</text:p>
          </table:table-cell>
          <table:table-cell office:value-type="float" office:value="0.691595711246499" calcext:value-type="float">
            <text:p>0.691595711246499</text:p>
          </table:table-cell>
          <table:table-cell office:value-type="float" office:value="0.721627449838956" calcext:value-type="float">
            <text:p>0.721627449838956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07948080681407" calcext:value-type="float">
            <text:p>0.807948080681407</text:p>
          </table:table-cell>
          <table:table-cell office:value-type="float" office:value="0.810390798087391" calcext:value-type="float">
            <text:p>0.810390798087391</text:p>
          </table:table-cell>
          <table:table-cell office:value-type="float" office:value="0.805405960011033" calcext:value-type="float">
            <text:p>0.805405960011033</text:p>
          </table:table-cell>
          <table:table-cell office:value-type="float" office:value="0.804387529464771" calcext:value-type="float">
            <text:p>0.804387529464771</text:p>
          </table:table-cell>
          <table:table-cell office:value-type="float" office:value="0.801733185655775" calcext:value-type="float">
            <text:p>0.801733185655775</text:p>
          </table:table-cell>
          <table:table-cell office:value-type="float" office:value="0.806314341565592" calcext:value-type="float">
            <text:p>0.806314341565592</text:p>
          </table:table-cell>
          <table:table-cell office:value-type="float" office:value="0.809889894444397" calcext:value-type="float">
            <text:p>0.809889894444397</text:p>
          </table:table-cell>
          <table:table-cell office:value-type="float" office:value="0.80517406748088" calcext:value-type="float">
            <text:p>0.80517406748088</text:p>
          </table:table-cell>
          <table:table-cell office:value-type="float" office:value="0.810218666959491" calcext:value-type="float">
            <text:p>0.810218666959491</text:p>
          </table:table-cell>
          <table:table-cell office:value-type="float" office:value="0.784317841006354" calcext:value-type="float">
            <text:p>0.784317841006354</text:p>
          </table:table-cell>
          <table:table-cell office:value-type="float" office:value="0.786801237941639" calcext:value-type="float">
            <text:p>0.786801237941639</text:p>
          </table:table-cell>
          <table:table-cell office:value-type="float" office:value="0.809683754322458" calcext:value-type="float">
            <text:p>0.809683754322458</text:p>
          </table:table-cell>
          <table:table-cell office:value-type="float" office:value="0.806999583656965" calcext:value-type="float">
            <text:p>0.806999583656965</text:p>
          </table:table-cell>
          <table:table-cell office:value-type="float" office:value="0.811569112383458" calcext:value-type="float">
            <text:p>0.811569112383458</text:p>
          </table:table-cell>
          <table:table-cell office:value-type="float" office:value="0.807553549286768" calcext:value-type="float">
            <text:p>0.807553549286768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543095503847669" calcext:value-type="float">
            <text:p>0.543095503847669</text:p>
          </table:table-cell>
          <table:table-cell office:value-type="float" office:value="0.54514258584322" calcext:value-type="float">
            <text:p>0.54514258584322</text:p>
          </table:table-cell>
          <table:table-cell office:value-type="float" office:value="0.584850939126365" calcext:value-type="float">
            <text:p>0.584850939126365</text:p>
          </table:table-cell>
          <table:table-cell office:value-type="float" office:value="0.569754704644844" calcext:value-type="float">
            <text:p>0.569754704644844</text:p>
          </table:table-cell>
          <table:table-cell office:value-type="float" office:value="0.548840004378369" calcext:value-type="float">
            <text:p>0.548840004378369</text:p>
          </table:table-cell>
          <table:table-cell office:value-type="float" office:value="0.586160919920346" calcext:value-type="float">
            <text:p>0.586160919920346</text:p>
          </table:table-cell>
          <table:table-cell office:value-type="float" office:value="0.495976991182426" calcext:value-type="float">
            <text:p>0.495976991182426</text:p>
          </table:table-cell>
          <table:table-cell office:value-type="float" office:value="0.507947794959051" calcext:value-type="float">
            <text:p>0.507947794959051</text:p>
          </table:table-cell>
          <table:table-cell office:value-type="float" office:value="0.547871754603886" calcext:value-type="float">
            <text:p>0.547871754603886</text:p>
          </table:table-cell>
          <table:table-cell office:value-type="float" office:value="0.524574425599115" calcext:value-type="float">
            <text:p>0.524574425599115</text:p>
          </table:table-cell>
          <table:table-cell office:value-type="float" office:value="0.52282345254152" calcext:value-type="float">
            <text:p>0.52282345254152</text:p>
          </table:table-cell>
          <table:table-cell office:value-type="float" office:value="0.571627757716528" calcext:value-type="float">
            <text:p>0.571627757716528</text:p>
          </table:table-cell>
          <table:table-cell office:value-type="float" office:value="0.50741580975466" calcext:value-type="float">
            <text:p>0.50741580975466</text:p>
          </table:table-cell>
          <table:table-cell office:value-type="float" office:value="0.505925178200399" calcext:value-type="float">
            <text:p>0.505925178200399</text:p>
          </table:table-cell>
          <table:table-cell office:value-type="float" office:value="0.533990002968451" calcext:value-type="float">
            <text:p>0.533990002968451</text:p>
          </table:table-cell>
          <table:table-cell table:number-columns-repeated="24"/>
        </table:table-row>
        <table:table-row table:style-name="ro1">
          <table:table-cell/>
          <table:table-cell table:formula="of:=AVERAGE([.B32:.B50])" office:value-type="float" office:value="0.757462984090806" calcext:value-type="float">
            <text:p>0.757462984090806</text:p>
          </table:table-cell>
          <table:table-cell table:formula="of:=AVERAGE([.C32:.C50])" office:value-type="float" office:value="0.760239031290213" calcext:value-type="float">
            <text:p>0.760239031290213</text:p>
          </table:table-cell>
          <table:table-cell table:style-name="ce20" table:formula="of:=AVERAGE([.D32:.D50])" office:value-type="float" office:value="0.773759925266384" calcext:value-type="float">
            <text:p>0.773759925266384</text:p>
          </table:table-cell>
          <table:table-cell table:style-name="ce20" table:formula="of:=AVERAGE([.E32:.E50])" office:value-type="float" office:value="0.756711982787809" calcext:value-type="float">
            <text:p>0.756711982787809</text:p>
          </table:table-cell>
          <table:table-cell table:style-name="ce20" table:formula="of:=AVERAGE([.F32:.F50])" office:value-type="float" office:value="0.761464128538226" calcext:value-type="float">
            <text:p>0.761464128538226</text:p>
          </table:table-cell>
          <table:table-cell table:formula="of:=AVERAGE([.G32:.G50])" office:value-type="float" office:value="0.769584509944753" calcext:value-type="float">
            <text:p>0.769584509944753</text:p>
          </table:table-cell>
          <table:table-cell table:formula="of:=AVERAGE([.H32:.H50])" office:value-type="float" office:value="0.737742379501665" calcext:value-type="float">
            <text:p>0.737742379501665</text:p>
          </table:table-cell>
          <table:table-cell table:formula="of:=AVERAGE([.I32:.I50])" office:value-type="float" office:value="0.746126872881791" calcext:value-type="float">
            <text:p>0.746126872881791</text:p>
          </table:table-cell>
          <table:table-cell table:formula="of:=AVERAGE([.J32:.J50])" office:value-type="float" office:value="0.767964151467938" calcext:value-type="float">
            <text:p>0.767964151467938</text:p>
          </table:table-cell>
          <table:table-cell table:style-name="ce20" table:formula="of:=AVERAGE([.K32:.K50])" office:value-type="float" office:value="0.64048129274644" calcext:value-type="float">
            <text:p>0.64048129274644</text:p>
          </table:table-cell>
          <table:table-cell table:style-name="ce20" table:formula="of:=AVERAGE([.L32:.L50])" office:value-type="float" office:value="0.644461479160422" calcext:value-type="float">
            <text:p>0.644461479160422</text:p>
          </table:table-cell>
          <table:table-cell table:formula="of:=AVERAGE([.M32:.M50])" office:value-type="float" office:value="0.635934227982916" calcext:value-type="float">
            <text:p>0.635934227982916</text:p>
          </table:table-cell>
          <table:table-cell table:formula="of:=AVERAGE([.N32:.N50])" office:value-type="float" office:value="0.752824348909611" calcext:value-type="float">
            <text:p>0.752824348909611</text:p>
          </table:table-cell>
          <table:table-cell table:formula="of:=AVERAGE([.O32:.O50])" office:value-type="float" office:value="0.758969518320653" calcext:value-type="float">
            <text:p>0.758969518320653</text:p>
          </table:table-cell>
          <table:table-cell table:formula="of:=AVERAGE([.P32:.P50])" office:value-type="float" office:value="0.774092479372093" calcext:value-type="float">
            <text:p>0.774092479372093</text:p>
          </table:table-cell>
          <table:table-cell table:number-columns-repeated="24"/>
        </table:table-row>
      </table:table>
      <table:table table:name="distance_1" table:style-name="ta1">
        <table:table-column table:style-name="co1" table:number-columns-repeated="4" table:default-cell-style-name="Default"/>
        <table:table-column table:style-name="co1" table:default-cell-style-name="ce20"/>
        <table:table-column table:style-name="co1" table:number-columns-repeated="18" table:default-cell-style-name="Default"/>
        <table:table-row table:style-name="ro1">
          <table:table-cell/>
          <table:table-cell table:style-name="ce18" office:value-type="string" calcext:value-type="string" table:number-columns-spanned="3" table:number-rows-spanned="1">
            <text:p>DI=0.1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I=0.4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I=0.6</text:p>
          </table:table-cell>
          <table:covered-table-cell table:number-columns-repeated="2"/>
          <table:table-cell table:number-columns-repeated="3"/>
          <table:table-cell table:style-name="ce18" office:value-type="string" calcext:value-type="string" table:number-columns-spanned="3" table:number-rows-spanned="1">
            <text:p>DI=0.4 + mutation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DI=0.4 + mutation + archive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DI=0.4</text:p>
          </table:table-cell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5</text:p>
          </table:table-cell>
          <table:covered-table-cell table:number-columns-repeated="2"/>
          <table:table-cell table:number-columns-repeated="3"/>
          <table:table-cell table:style-name="ce19" office:value-type="string" calcext:value-type="string" table:number-columns-spanned="3" table:number-rows-spanned="1">
            <text:p>Version 7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10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387701245657009" calcext:value-type="float">
            <text:p>0.387701245657009</text:p>
          </table:table-cell>
          <table:table-cell office:value-type="float" office:value="0.383267930361553" calcext:value-type="float">
            <text:p>0.383267930361553</text:p>
          </table:table-cell>
          <table:table-cell office:value-type="float" office:value="0.359953558027364" calcext:value-type="float">
            <text:p>0.359953558027364</text:p>
          </table:table-cell>
          <table:table-cell office:value-type="float" office:value="0.503189221577731" calcext:value-type="float">
            <text:p>0.503189221577731</text:p>
          </table:table-cell>
          <table:table-cell table:style-name="ce20" office:value-type="float" office:value="0.507451868438351" calcext:value-type="float">
            <text:p>0.507451868438351</text:p>
          </table:table-cell>
          <table:table-cell office:value-type="float" office:value="0.511927755383257" calcext:value-type="float">
            <text:p>0.511927755383257</text:p>
          </table:table-cell>
          <table:table-cell office:value-type="float" office:value="0.493790884967408" calcext:value-type="float">
            <text:p>0.493790884967408</text:p>
          </table:table-cell>
          <table:table-cell office:value-type="float" office:value="0.488478297479884" calcext:value-type="float">
            <text:p>0.488478297479884</text:p>
          </table:table-cell>
          <table:table-cell office:value-type="float" office:value="0.477545318740546" calcext:value-type="float">
            <text:p>0.477545318740546</text:p>
          </table:table-cell>
          <table:table-cell table:number-columns-repeated="3"/>
          <table:table-cell office:value-type="float" office:value="0.916368526038273" calcext:value-type="float">
            <text:p>0.916368526038273</text:p>
          </table:table-cell>
          <table:table-cell office:value-type="float" office:value="0.921003472524751" calcext:value-type="float">
            <text:p>0.921003472524751</text:p>
          </table:table-cell>
          <table:table-cell office:value-type="float" office:value="0.766986307347868" calcext:value-type="float">
            <text:p>0.76698630734786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61066601769383" calcext:value-type="float">
            <text:p>0.961066601769383</text:p>
          </table:table-cell>
          <table:table-cell office:value-type="float" office:value="0.961323618268274" calcext:value-type="float">
            <text:p>0.961323618268274</text:p>
          </table:table-cell>
          <table:table-cell office:value-type="float" office:value="0.97542673344319" calcext:value-type="float">
            <text:p>0.97542673344319</text:p>
          </table:table-cell>
          <table:table-cell office:value-type="float" office:value="0.979812657519068" calcext:value-type="float">
            <text:p>0.979812657519068</text:p>
          </table:table-cell>
          <table:table-cell table:style-name="ce20" office:value-type="float" office:value="0.979213306578825" calcext:value-type="float">
            <text:p>0.979213306578825</text:p>
          </table:table-cell>
          <table:table-cell table:style-name="ce22" office:value-type="float" office:value="0.981621608000493" calcext:value-type="float">
            <text:p>0.981621608000493</text:p>
          </table:table-cell>
          <table:table-cell office:value-type="float" office:value="0.978934227550663" calcext:value-type="float">
            <text:p>0.978934227550663</text:p>
          </table:table-cell>
          <table:table-cell office:value-type="float" office:value="0.977822704037912" calcext:value-type="float">
            <text:p>0.977822704037912</text:p>
          </table:table-cell>
          <table:table-cell office:value-type="float" office:value="0.981639919162898" calcext:value-type="float">
            <text:p>0.981639919162898</text:p>
          </table:table-cell>
          <table:table-cell table:number-columns-repeated="3"/>
          <table:table-cell office:value-type="float" office:value="0.980251187057132" calcext:value-type="float">
            <text:p>0.980251187057132</text:p>
          </table:table-cell>
          <table:table-cell office:value-type="float" office:value="0.980583961671909" calcext:value-type="float">
            <text:p>0.980583961671909</text:p>
          </table:table-cell>
          <table:table-cell office:value-type="float" office:value="0.981587698498534" calcext:value-type="float">
            <text:p>0.98158769849853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20873925339771" calcext:value-type="float">
            <text:p>0.920873925339771</text:p>
          </table:table-cell>
          <table:table-cell office:value-type="float" office:value="0.921088080093402" calcext:value-type="float">
            <text:p>0.921088080093402</text:p>
          </table:table-cell>
          <table:table-cell office:value-type="float" office:value="0.921108910516843" calcext:value-type="float">
            <text:p>0.921108910516843</text:p>
          </table:table-cell>
          <table:table-cell office:value-type="float" office:value="0.921134673424735" calcext:value-type="float">
            <text:p>0.921134673424735</text:p>
          </table:table-cell>
          <table:table-cell table:style-name="ce20" office:value-type="float" office:value="0.921116068433626" calcext:value-type="float">
            <text:p>0.921116068433626</text:p>
          </table:table-cell>
          <table:table-cell table:style-name="ce20" office:value-type="float" office:value="0.921125001942169" calcext:value-type="float">
            <text:p>0.921125001942169</text:p>
          </table:table-cell>
          <table:table-cell office:value-type="float" office:value="0.921081508282753" calcext:value-type="float">
            <text:p>0.921081508282753</text:p>
          </table:table-cell>
          <table:table-cell office:value-type="float" office:value="0.921105577278129" calcext:value-type="float">
            <text:p>0.921105577278129</text:p>
          </table:table-cell>
          <table:table-cell office:value-type="float" office:value="0.921139953278043" calcext:value-type="float">
            <text:p>0.921139953278043</text:p>
          </table:table-cell>
          <table:table-cell table:number-columns-repeated="3"/>
          <table:table-cell office:value-type="float" office:value="0.921130106835753" calcext:value-type="float">
            <text:p>0.921130106835753</text:p>
          </table:table-cell>
          <table:table-cell office:value-type="float" office:value="0.92113302165383" calcext:value-type="float">
            <text:p>0.92113302165383</text:p>
          </table:table-cell>
          <table:table-cell office:value-type="float" office:value="0.921089644197533" calcext:value-type="float">
            <text:p>0.92108964419753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12890665048209" calcext:value-type="float">
            <text:p>0.912890665048209</text:p>
          </table:table-cell>
          <table:table-cell office:value-type="float" office:value="0.912831664974833" calcext:value-type="float">
            <text:p>0.912831664974833</text:p>
          </table:table-cell>
          <table:table-cell office:value-type="float" office:value="0.903332342254642" calcext:value-type="float">
            <text:p>0.903332342254642</text:p>
          </table:table-cell>
          <table:table-cell table:style-name="Default" office:value-type="float" office:value="0.915545008903271" calcext:value-type="float">
            <text:p>0.915545008903271</text:p>
          </table:table-cell>
          <table:table-cell office:value-type="float" office:value="0.915556209231996" calcext:value-type="float">
            <text:p>0.915556209231996</text:p>
          </table:table-cell>
          <table:table-cell office:value-type="float" office:value="0.915373532213307" calcext:value-type="float">
            <text:p>0.915373532213307</text:p>
          </table:table-cell>
          <table:table-cell office:value-type="float" office:value="0.915534959331203" calcext:value-type="float">
            <text:p>0.915534959331203</text:p>
          </table:table-cell>
          <table:table-cell office:value-type="float" office:value="0.915547286690398" calcext:value-type="float">
            <text:p>0.915547286690398</text:p>
          </table:table-cell>
          <table:table-cell office:value-type="float" office:value="0.915299306934259" calcext:value-type="float">
            <text:p>0.915299306934259</text:p>
          </table:table-cell>
          <table:table-cell table:number-columns-repeated="3"/>
          <table:table-cell office:value-type="float" office:value="0.915827368997025" calcext:value-type="float">
            <text:p>0.915827368997025</text:p>
          </table:table-cell>
          <table:table-cell office:value-type="float" office:value="0.915757886564901" calcext:value-type="float">
            <text:p>0.915757886564901</text:p>
          </table:table-cell>
          <table:table-cell office:value-type="float" office:value="0.915712533417366" calcext:value-type="float">
            <text:p>0.91571253341736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04138643482236" calcext:value-type="float">
            <text:p>0.804138643482236</text:p>
          </table:table-cell>
          <table:table-cell office:value-type="float" office:value="0.804483191635011" calcext:value-type="float">
            <text:p>0.804483191635011</text:p>
          </table:table-cell>
          <table:table-cell office:value-type="float" office:value="0.798609634559208" calcext:value-type="float">
            <text:p>0.798609634559208</text:p>
          </table:table-cell>
          <table:table-cell table:style-name="Default" office:value-type="float" office:value="0.821223155310718" calcext:value-type="float">
            <text:p>0.821223155310718</text:p>
          </table:table-cell>
          <table:table-cell office:value-type="float" office:value="0.821933609668789" calcext:value-type="float">
            <text:p>0.821933609668789</text:p>
          </table:table-cell>
          <table:table-cell office:value-type="float" office:value="0.820017653569888" calcext:value-type="float">
            <text:p>0.820017653569888</text:p>
          </table:table-cell>
          <table:table-cell office:value-type="float" office:value="0.860789057822385" calcext:value-type="float">
            <text:p>0.860789057822385</text:p>
          </table:table-cell>
          <table:table-cell office:value-type="float" office:value="0.85997230824841" calcext:value-type="float">
            <text:p>0.85997230824841</text:p>
          </table:table-cell>
          <table:table-cell office:value-type="float" office:value="0.828883466738318" calcext:value-type="float">
            <text:p>0.828883466738318</text:p>
          </table:table-cell>
          <table:table-cell table:number-columns-repeated="3"/>
          <table:table-cell office:value-type="float" office:value="0.821525277140315" calcext:value-type="float">
            <text:p>0.821525277140315</text:p>
          </table:table-cell>
          <table:table-cell office:value-type="float" office:value="0.823069897221574" calcext:value-type="float">
            <text:p>0.823069897221574</text:p>
          </table:table-cell>
          <table:table-cell office:value-type="float" office:value="0.81971966107007" calcext:value-type="float">
            <text:p>0.8197196610700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827974372780225" calcext:value-type="float">
            <text:p>0.827974372780225</text:p>
          </table:table-cell>
          <table:table-cell office:value-type="float" office:value="0.836125263849777" calcext:value-type="float">
            <text:p>0.836125263849777</text:p>
          </table:table-cell>
          <table:table-cell office:value-type="float" office:value="0.856971887317515" calcext:value-type="float">
            <text:p>0.856971887317515</text:p>
          </table:table-cell>
          <table:table-cell table:style-name="Default" office:value-type="float" office:value="0.827261981061576" calcext:value-type="float">
            <text:p>0.827261981061576</text:p>
          </table:table-cell>
          <table:table-cell office:value-type="float" office:value="0.830853067682703" calcext:value-type="float">
            <text:p>0.830853067682703</text:p>
          </table:table-cell>
          <table:table-cell office:value-type="float" office:value="0.881704861681799" calcext:value-type="float">
            <text:p>0.881704861681799</text:p>
          </table:table-cell>
          <table:table-cell office:value-type="float" office:value="0.810330162213455" calcext:value-type="float">
            <text:p>0.810330162213455</text:p>
          </table:table-cell>
          <table:table-cell office:value-type="float" office:value="0.815508615610365" calcext:value-type="float">
            <text:p>0.815508615610365</text:p>
          </table:table-cell>
          <table:table-cell office:value-type="float" office:value="0.879574288708988" calcext:value-type="float">
            <text:p>0.879574288708988</text:p>
          </table:table-cell>
          <table:table-cell table:number-columns-repeated="3"/>
          <table:table-cell office:value-type="float" office:value="0.833415711656597" calcext:value-type="float">
            <text:p>0.833415711656597</text:p>
          </table:table-cell>
          <table:table-cell office:value-type="float" office:value="0.834782339565233" calcext:value-type="float">
            <text:p>0.834782339565233</text:p>
          </table:table-cell>
          <table:table-cell office:value-type="float" office:value="0.891052744788373" calcext:value-type="float">
            <text:p>0.89105274478837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226610341401" calcext:value-type="float">
            <text:p>0.914226610341401</text:p>
          </table:table-cell>
          <table:table-cell office:value-type="float" office:value="0.914335947301567" calcext:value-type="float">
            <text:p>0.914335947301567</text:p>
          </table:table-cell>
          <table:table-cell office:value-type="float" office:value="0.915043617188018" calcext:value-type="float">
            <text:p>0.915043617188018</text:p>
          </table:table-cell>
          <table:table-cell office:value-type="float" office:value="0.914705101025559" calcext:value-type="float">
            <text:p>0.914705101025559</text:p>
          </table:table-cell>
          <table:table-cell office:value-type="float" office:value="0.914645061700935" calcext:value-type="float">
            <text:p>0.914645061700935</text:p>
          </table:table-cell>
          <table:table-cell table:style-name="ce20" office:value-type="float" office:value="0.915232850918535" calcext:value-type="float">
            <text:p>0.915232850918535</text:p>
          </table:table-cell>
          <table:table-cell office:value-type="float" office:value="0.914516896704986" calcext:value-type="float">
            <text:p>0.914516896704986</text:p>
          </table:table-cell>
          <table:table-cell office:value-type="float" office:value="0.914586690314982" calcext:value-type="float">
            <text:p>0.914586690314982</text:p>
          </table:table-cell>
          <table:table-cell office:value-type="float" office:value="0.91504332788092" calcext:value-type="float">
            <text:p>0.91504332788092</text:p>
          </table:table-cell>
          <table:table-cell table:number-columns-repeated="3"/>
          <table:table-cell office:value-type="float" office:value="0.91567678602633" calcext:value-type="float">
            <text:p>0.91567678602633</text:p>
          </table:table-cell>
          <table:table-cell office:value-type="float" office:value="0.9156903179618" calcext:value-type="float">
            <text:p>0.9156903179618</text:p>
          </table:table-cell>
          <table:table-cell office:value-type="float" office:value="0.916034800619807" calcext:value-type="float">
            <text:p>0.91603480061980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WFG8_2</text:p>
          </table:table-cell>
          <table:table-cell office:value-type="float" office:value="0.727215686111377" calcext:value-type="float">
            <text:p>0.727215686111377</text:p>
          </table:table-cell>
          <table:table-cell office:value-type="float" office:value="0.729898050800253" calcext:value-type="float">
            <text:p>0.729898050800253</text:p>
          </table:table-cell>
          <table:table-cell office:value-type="float" office:value="0.751371241231915" calcext:value-type="float">
            <text:p>0.751371241231915</text:p>
          </table:table-cell>
          <table:table-cell office:value-type="float" office:value="0.730606761632582" calcext:value-type="float">
            <text:p>0.730606761632582</text:p>
          </table:table-cell>
          <table:table-cell office:value-type="float" office:value="0.733251106689393" calcext:value-type="float">
            <text:p>0.733251106689393</text:p>
          </table:table-cell>
          <table:table-cell office:value-type="float" office:value="0.750975061262737" calcext:value-type="float">
            <text:p>0.750975061262737</text:p>
          </table:table-cell>
          <table:table-cell office:value-type="float" office:value="0.722031205586277" calcext:value-type="float">
            <text:p>0.722031205586277</text:p>
          </table:table-cell>
          <table:table-cell office:value-type="float" office:value="0.729671994927556" calcext:value-type="float">
            <text:p>0.729671994927556</text:p>
          </table:table-cell>
          <table:table-cell office:value-type="float" office:value="0.750795668237775" calcext:value-type="float">
            <text:p>0.750795668237775</text:p>
          </table:table-cell>
          <table:table-cell table:number-columns-repeated="3"/>
          <table:table-cell office:value-type="float" office:value="0.734291253949205" calcext:value-type="float">
            <text:p>0.734291253949205</text:p>
          </table:table-cell>
          <table:table-cell office:value-type="float" office:value="0.738259372543629" calcext:value-type="float">
            <text:p>0.738259372543629</text:p>
          </table:table-cell>
          <table:table-cell office:value-type="float" office:value="0.750514492476814" calcext:value-type="float">
            <text:p>0.750514492476814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15987224246256" calcext:value-type="float">
            <text:p>0.815987224246256</text:p>
          </table:table-cell>
          <table:table-cell office:value-type="float" office:value="0.821643451867949" calcext:value-type="float">
            <text:p>0.821643451867949</text:p>
          </table:table-cell>
          <table:table-cell office:value-type="float" office:value="0.828184931779551" calcext:value-type="float">
            <text:p>0.828184931779551</text:p>
          </table:table-cell>
          <table:table-cell table:style-name="Default" office:value-type="float" office:value="0.825360330844942" calcext:value-type="float">
            <text:p>0.825360330844942</text:p>
          </table:table-cell>
          <table:table-cell office:value-type="float" office:value="0.826605732090097" calcext:value-type="float">
            <text:p>0.826605732090097</text:p>
          </table:table-cell>
          <table:table-cell office:value-type="float" office:value="0.881126860400692" calcext:value-type="float">
            <text:p>0.881126860400692</text:p>
          </table:table-cell>
          <table:table-cell office:value-type="float" office:value="0.817612094369848" calcext:value-type="float">
            <text:p>0.817612094369848</text:p>
          </table:table-cell>
          <table:table-cell office:value-type="float" office:value="0.821626087191477" calcext:value-type="float">
            <text:p>0.821626087191477</text:p>
          </table:table-cell>
          <table:table-cell office:value-type="float" office:value="0.879955658860974" calcext:value-type="float">
            <text:p>0.879955658860974</text:p>
          </table:table-cell>
          <table:table-cell table:number-columns-repeated="3"/>
          <table:table-cell office:value-type="float" office:value="0.822866085059825" calcext:value-type="float">
            <text:p>0.822866085059825</text:p>
          </table:table-cell>
          <table:table-cell office:value-type="float" office:value="0.835999146530753" calcext:value-type="float">
            <text:p>0.835999146530753</text:p>
          </table:table-cell>
          <table:table-cell office:value-type="float" office:value="0.885475482830702" calcext:value-type="float">
            <text:p>0.885475482830702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414191904283233" calcext:value-type="float">
            <text:p>0.414191904283233</text:p>
          </table:table-cell>
          <table:table-cell office:value-type="float" office:value="0.190373689114898" calcext:value-type="float">
            <text:p>0.190373689114898</text:p>
          </table:table-cell>
          <table:table-cell office:value-type="float" office:value="0.414852881811834" calcext:value-type="float">
            <text:p>0.414852881811834</text:p>
          </table:table-cell>
          <table:table-cell table:style-name="Default" office:value-type="float" office:value="0.921801914953061" calcext:value-type="float">
            <text:p>0.921801914953061</text:p>
          </table:table-cell>
          <table:table-cell office:value-type="float" office:value="0.921805843243408" calcext:value-type="float">
            <text:p>0.921805843243408</text:p>
          </table:table-cell>
          <table:table-cell table:style-name="ce20" office:value-type="float" office:value="0.921802748868223" calcext:value-type="float">
            <text:p>0.921802748868223</text:p>
          </table:table-cell>
          <table:table-cell office:value-type="float" office:value="0.921804862603694" calcext:value-type="float">
            <text:p>0.921804862603694</text:p>
          </table:table-cell>
          <table:table-cell office:value-type="float" office:value="0.921802225849008" calcext:value-type="float">
            <text:p>0.921802225849008</text:p>
          </table:table-cell>
          <table:table-cell office:value-type="float" office:value="0.921679940444846" calcext:value-type="float">
            <text:p>0.921679940444846</text:p>
          </table:table-cell>
          <table:table-cell table:number-columns-repeated="3"/>
          <table:table-cell office:value-type="float" office:value="0.921802264539183" calcext:value-type="float">
            <text:p>0.921802264539183</text:p>
          </table:table-cell>
          <table:table-cell office:value-type="float" office:value="0.921806479587677" calcext:value-type="float">
            <text:p>0.921806479587677</text:p>
          </table:table-cell>
          <table:table-cell office:value-type="float" office:value="0.921809253233735" calcext:value-type="float">
            <text:p>0.92180925323373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table:style-name="Default"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table:number-columns-repeated="3"/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0104491655455723" calcext:value-type="float">
            <text:p>0.010449165545572</text:p>
          </table:table-cell>
          <table:table-cell office:value-type="float" office:value="0.0260479876157479" calcext:value-type="float">
            <text:p>0.026047987615748</text:p>
          </table:table-cell>
          <table:table-cell office:value-type="float" office:value="0.0477354780978943" calcext:value-type="float">
            <text:p>0.047735478097894</text:p>
          </table:table-cell>
          <table:table-cell table:style-name="Default" office:value-type="float" office:value="0.915949605684555" calcext:value-type="float">
            <text:p>0.915949605684555</text:p>
          </table:table-cell>
          <table:table-cell office:value-type="float" office:value="0.915963418120106" calcext:value-type="float">
            <text:p>0.915963418120106</text:p>
          </table:table-cell>
          <table:table-cell office:value-type="float" office:value="0.914033335343514" calcext:value-type="float">
            <text:p>0.914033335343514</text:p>
          </table:table-cell>
          <table:table-cell office:value-type="float" office:value="0.915937653490827" calcext:value-type="float">
            <text:p>0.915937653490827</text:p>
          </table:table-cell>
          <table:table-cell office:value-type="float" office:value="0.915952213697283" calcext:value-type="float">
            <text:p>0.915952213697283</text:p>
          </table:table-cell>
          <table:table-cell office:value-type="float" office:value="0.913483829649279" calcext:value-type="float">
            <text:p>0.913483829649279</text:p>
          </table:table-cell>
          <table:table-cell table:number-columns-repeated="3"/>
          <table:table-cell office:value-type="float" office:value="0.915941327261608" calcext:value-type="float">
            <text:p>0.915941327261608</text:p>
          </table:table-cell>
          <table:table-cell office:value-type="float" office:value="0.915967750000635" calcext:value-type="float">
            <text:p>0.915967750000635</text:p>
          </table:table-cell>
          <table:table-cell office:value-type="float" office:value="0.915966896337378" calcext:value-type="float">
            <text:p>0.91596689633737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891822097131" calcext:value-type="float">
            <text:p>0.915891822097131</text:p>
          </table:table-cell>
          <table:table-cell office:value-type="float" office:value="0.915894936755464" calcext:value-type="float">
            <text:p>0.915894936755464</text:p>
          </table:table-cell>
          <table:table-cell office:value-type="float" office:value="0.915992546752733" calcext:value-type="float">
            <text:p>0.915992546752733</text:p>
          </table:table-cell>
          <table:table-cell office:value-type="float" office:value="0.915966247524264" calcext:value-type="float">
            <text:p>0.915966247524264</text:p>
          </table:table-cell>
          <table:table-cell office:value-type="float" office:value="0.915945169723778" calcext:value-type="float">
            <text:p>0.915945169723778</text:p>
          </table:table-cell>
          <table:table-cell office:value-type="float" office:value="0.91598062067335" calcext:value-type="float">
            <text:p>0.91598062067335</text:p>
          </table:table-cell>
          <table:table-cell office:value-type="float" office:value="0.91593571378559" calcext:value-type="float">
            <text:p>0.91593571378559</text:p>
          </table:table-cell>
          <table:table-cell office:value-type="float" office:value="0.915924594321203" calcext:value-type="float">
            <text:p>0.915924594321203</text:p>
          </table:table-cell>
          <table:table-cell office:value-type="float" office:value="0.915984392060411" calcext:value-type="float">
            <text:p>0.915984392060411</text:p>
          </table:table-cell>
          <table:table-cell table:number-columns-repeated="3"/>
          <table:table-cell office:value-type="float" office:value="0.915956280902222" calcext:value-type="float">
            <text:p>0.915956280902222</text:p>
          </table:table-cell>
          <table:table-cell office:value-type="float" office:value="0.915985991785747" calcext:value-type="float">
            <text:p>0.915985991785747</text:p>
          </table:table-cell>
          <table:table-cell office:value-type="float" office:value="0.916009826112107" calcext:value-type="float">
            <text:p>0.91600982611210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15977562718416" calcext:value-type="float">
            <text:p>0.915977562718416</text:p>
          </table:table-cell>
          <table:table-cell office:value-type="float" office:value="0.915951386865074" calcext:value-type="float">
            <text:p>0.915951386865074</text:p>
          </table:table-cell>
          <table:table-cell office:value-type="float" office:value="0.915984776497595" calcext:value-type="float">
            <text:p>0.915984776497595</text:p>
          </table:table-cell>
          <table:table-cell table:style-name="Default" office:value-type="float" office:value="0.915960078948968" calcext:value-type="float">
            <text:p>0.915960078948968</text:p>
          </table:table-cell>
          <table:table-cell office:value-type="float" office:value="0.915963843272163" calcext:value-type="float">
            <text:p>0.915963843272163</text:p>
          </table:table-cell>
          <table:table-cell office:value-type="float" office:value="0.915964325735476" calcext:value-type="float">
            <text:p>0.915964325735476</text:p>
          </table:table-cell>
          <table:table-cell office:value-type="float" office:value="0.915969508027997" calcext:value-type="float">
            <text:p>0.915969508027997</text:p>
          </table:table-cell>
          <table:table-cell office:value-type="float" office:value="0.915982723053207" calcext:value-type="float">
            <text:p>0.915982723053207</text:p>
          </table:table-cell>
          <table:table-cell office:value-type="float" office:value="0.915978674378903" calcext:value-type="float">
            <text:p>0.915978674378903</text:p>
          </table:table-cell>
          <table:table-cell table:number-columns-repeated="3"/>
          <table:table-cell office:value-type="float" office:value="0.915953716745847" calcext:value-type="float">
            <text:p>0.915953716745847</text:p>
          </table:table-cell>
          <table:table-cell office:value-type="float" office:value="0.915955737883991" calcext:value-type="float">
            <text:p>0.915955737883991</text:p>
          </table:table-cell>
          <table:table-cell office:value-type="float" office:value="0.91596477760395" calcext:value-type="float">
            <text:p>0.9159647776039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209516284240957" calcext:value-type="float">
            <text:p>0.209516284240957</text:p>
          </table:table-cell>
          <table:table-cell office:value-type="float" office:value="0.255493709232758" calcext:value-type="float">
            <text:p>0.255493709232758</text:p>
          </table:table-cell>
          <table:table-cell office:value-type="float" office:value="0.00411226947196637" calcext:value-type="float">
            <text:p>0.004112269471966</text:p>
          </table:table-cell>
          <table:table-cell table:style-name="Default" office:value-type="float" office:value="0.91595718525677" calcext:value-type="float">
            <text:p>0.91595718525677</text:p>
          </table:table-cell>
          <table:table-cell table:style-name="ce20" office:value-type="float" office:value="0.915979936153056" calcext:value-type="float">
            <text:p>0.915979936153056</text:p>
          </table:table-cell>
          <table:table-cell office:value-type="float" office:value="0.864737027711094" calcext:value-type="float">
            <text:p>0.864737027711094</text:p>
          </table:table-cell>
          <table:table-cell office:value-type="float" office:value="0.891815281207433" calcext:value-type="float">
            <text:p>0.891815281207433</text:p>
          </table:table-cell>
          <table:table-cell office:value-type="float" office:value="0.893297940071723" calcext:value-type="float">
            <text:p>0.893297940071723</text:p>
          </table:table-cell>
          <table:table-cell office:value-type="float" office:value="0.817001643005452" calcext:value-type="float">
            <text:p>0.817001643005452</text:p>
          </table:table-cell>
          <table:table-cell table:number-columns-repeated="3"/>
          <table:table-cell office:value-type="float" office:value="0.915945899034146" calcext:value-type="float">
            <text:p>0.915945899034146</text:p>
          </table:table-cell>
          <table:table-cell office:value-type="float" office:value="0.915947592483007" calcext:value-type="float">
            <text:p>0.915947592483007</text:p>
          </table:table-cell>
          <table:table-cell office:value-type="float" office:value="0.915962479506038" calcext:value-type="float">
            <text:p>0.915962479506038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5716759214865" calcext:value-type="float">
            <text:p>0.965716759214865</text:p>
          </table:table-cell>
          <table:table-cell office:value-type="float" office:value="0.966458195293582" calcext:value-type="float">
            <text:p>0.966458195293582</text:p>
          </table:table-cell>
          <table:table-cell office:value-type="float" office:value="0.964664693580526" calcext:value-type="float">
            <text:p>0.964664693580526</text:p>
          </table:table-cell>
          <table:table-cell office:value-type="float" office:value="0.968411839395571" calcext:value-type="float">
            <text:p>0.968411839395571</text:p>
          </table:table-cell>
          <table:table-cell table:style-name="ce20" office:value-type="float" office:value="0.968404548541062" calcext:value-type="float">
            <text:p>0.968404548541062</text:p>
          </table:table-cell>
          <table:table-cell office:value-type="float" office:value="0.968409752885742" calcext:value-type="float">
            <text:p>0.968409752885742</text:p>
          </table:table-cell>
          <table:table-cell office:value-type="float" office:value="0.96841339641979" calcext:value-type="float">
            <text:p>0.96841339641979</text:p>
          </table:table-cell>
          <table:table-cell office:value-type="float" office:value="0.968410346375072" calcext:value-type="float">
            <text:p>0.968410346375072</text:p>
          </table:table-cell>
          <table:table-cell office:value-type="float" office:value="0.968425260321166" calcext:value-type="float">
            <text:p>0.968425260321166</text:p>
          </table:table-cell>
          <table:table-cell table:number-columns-repeated="3"/>
          <table:table-cell office:value-type="float" office:value="0.968431118346468" calcext:value-type="float">
            <text:p>0.968431118346468</text:p>
          </table:table-cell>
          <table:table-cell office:value-type="float" office:value="0.968434100713875" calcext:value-type="float">
            <text:p>0.968434100713875</text:p>
          </table:table-cell>
          <table:table-cell office:value-type="float" office:value="0.968427940911496" calcext:value-type="float">
            <text:p>0.96842794091149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24630689482637" calcext:value-type="float">
            <text:p>0.924630689482637</text:p>
          </table:table-cell>
          <table:table-cell office:value-type="float" office:value="0.927362955358749" calcext:value-type="float">
            <text:p>0.927362955358749</text:p>
          </table:table-cell>
          <table:table-cell office:value-type="float" office:value="0.925965527410585" calcext:value-type="float">
            <text:p>0.925965527410585</text:p>
          </table:table-cell>
          <table:table-cell table:style-name="Default" office:value-type="float" office:value="0.934779008112555" calcext:value-type="float">
            <text:p>0.934779008112555</text:p>
          </table:table-cell>
          <table:table-cell table:style-name="ce20" office:value-type="float" office:value="0.934220339316319" calcext:value-type="float">
            <text:p>0.934220339316319</text:p>
          </table:table-cell>
          <table:table-cell table:style-name="ce20" office:value-type="float" office:value="0.936015038054639" calcext:value-type="float">
            <text:p>0.936015038054639</text:p>
          </table:table-cell>
          <table:table-cell office:value-type="float" office:value="0.933905714724466" calcext:value-type="float">
            <text:p>0.933905714724466</text:p>
          </table:table-cell>
          <table:table-cell office:value-type="float" office:value="0.933933607399719" calcext:value-type="float">
            <text:p>0.933933607399719</text:p>
          </table:table-cell>
          <table:table-cell office:value-type="float" office:value="0.935698901060454" calcext:value-type="float">
            <text:p>0.935698901060454</text:p>
          </table:table-cell>
          <table:table-cell table:number-columns-repeated="3"/>
          <table:table-cell office:value-type="float" office:value="0.938618146818974" calcext:value-type="float">
            <text:p>0.938618146818974</text:p>
          </table:table-cell>
          <table:table-cell office:value-type="float" office:value="0.938694332948483" calcext:value-type="float">
            <text:p>0.938694332948483</text:p>
          </table:table-cell>
          <table:table-cell office:value-type="float" office:value="0.937282610600617" calcext:value-type="float">
            <text:p>0.937282610600617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6922164635021" calcext:value-type="float">
            <text:p>0.936922164635021</text:p>
          </table:table-cell>
          <table:table-cell office:value-type="float" office:value="0.93610146825267" calcext:value-type="float">
            <text:p>0.93610146825267</text:p>
          </table:table-cell>
          <table:table-cell office:value-type="float" office:value="0.938008432048139" calcext:value-type="float">
            <text:p>0.938008432048139</text:p>
          </table:table-cell>
          <table:table-cell office:value-type="float" office:value="0.937749028166279" calcext:value-type="float">
            <text:p>0.937749028166279</text:p>
          </table:table-cell>
          <table:table-cell office:value-type="float" office:value="0.936911073428803" calcext:value-type="float">
            <text:p>0.936911073428803</text:p>
          </table:table-cell>
          <table:table-cell office:value-type="float" office:value="0.937700770908004" calcext:value-type="float">
            <text:p>0.937700770908004</text:p>
          </table:table-cell>
          <table:table-cell office:value-type="float" office:value="0.936793454600656" calcext:value-type="float">
            <text:p>0.936793454600656</text:p>
          </table:table-cell>
          <table:table-cell office:value-type="float" office:value="0.937240388784979" calcext:value-type="float">
            <text:p>0.937240388784979</text:p>
          </table:table-cell>
          <table:table-cell office:value-type="float" office:value="0.937946005900307" calcext:value-type="float">
            <text:p>0.937946005900307</text:p>
          </table:table-cell>
          <table:table-cell table:number-columns-repeated="3"/>
          <table:table-cell office:value-type="float" office:value="0.939237479795718" calcext:value-type="float">
            <text:p>0.939237479795718</text:p>
          </table:table-cell>
          <table:table-cell office:value-type="float" office:value="0.939446480886068" calcext:value-type="float">
            <text:p>0.939446480886068</text:p>
          </table:table-cell>
          <table:table-cell office:value-type="float" office:value="0.93747249722279" calcext:value-type="float">
            <text:p>0.93747249722279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79210931247396" calcext:value-type="float">
            <text:p>0.879210931247396</text:p>
          </table:table-cell>
          <table:table-cell office:value-type="float" office:value="0.889203001870499" calcext:value-type="float">
            <text:p>0.889203001870499</text:p>
          </table:table-cell>
          <table:table-cell office:value-type="float" office:value="0.911667275087357" calcext:value-type="float">
            <text:p>0.911667275087357</text:p>
          </table:table-cell>
          <table:table-cell office:value-type="float" office:value="0.869573857224423" calcext:value-type="float">
            <text:p>0.869573857224423</text:p>
          </table:table-cell>
          <table:table-cell table:style-name="ce20" office:value-type="float" office:value="0.871969475080234" calcext:value-type="float">
            <text:p>0.871969475080234</text:p>
          </table:table-cell>
          <table:table-cell table:style-name="ce20" office:value-type="float" office:value="0.914422375106534" calcext:value-type="float">
            <text:p>0.914422375106534</text:p>
          </table:table-cell>
          <table:table-cell office:value-type="float" office:value="0.860767477394119" calcext:value-type="float">
            <text:p>0.860767477394119</text:p>
          </table:table-cell>
          <table:table-cell office:value-type="float" office:value="0.873079749033409" calcext:value-type="float">
            <text:p>0.873079749033409</text:p>
          </table:table-cell>
          <table:table-cell office:value-type="float" office:value="0.911143302955351" calcext:value-type="float">
            <text:p>0.911143302955351</text:p>
          </table:table-cell>
          <table:table-cell table:number-columns-repeated="3"/>
          <table:table-cell office:value-type="float" office:value="0.890297145824926" calcext:value-type="float">
            <text:p>0.890297145824926</text:p>
          </table:table-cell>
          <table:table-cell office:value-type="float" office:value="0.896430815975198" calcext:value-type="float">
            <text:p>0.896430815975198</text:p>
          </table:table-cell>
          <table:table-cell office:value-type="float" office:value="0.892221541774153" calcext:value-type="float">
            <text:p>0.892221541774153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6419181007095" calcext:value-type="float">
            <text:p>0.896419181007095</text:p>
          </table:table-cell>
          <table:table-cell office:value-type="float" office:value="0.897660454142189" calcext:value-type="float">
            <text:p>0.897660454142189</text:p>
          </table:table-cell>
          <table:table-cell office:value-type="float" office:value="0.879122298307892" calcext:value-type="float">
            <text:p>0.879122298307892</text:p>
          </table:table-cell>
          <table:table-cell office:value-type="float" office:value="0.90419825860571" calcext:value-type="float">
            <text:p>0.90419825860571</text:p>
          </table:table-cell>
          <table:table-cell table:style-name="ce20" office:value-type="float" office:value="0.90349868645082" calcext:value-type="float">
            <text:p>0.90349868645082</text:p>
          </table:table-cell>
          <table:table-cell table:style-name="ce20" office:value-type="float" office:value="0.90359887255996" calcext:value-type="float">
            <text:p>0.90359887255996</text:p>
          </table:table-cell>
          <table:table-cell office:value-type="float" office:value="0.90229724286414" calcext:value-type="float">
            <text:p>0.90229724286414</text:p>
          </table:table-cell>
          <table:table-cell office:value-type="float" office:value="0.902064268096856" calcext:value-type="float">
            <text:p>0.902064268096856</text:p>
          </table:table-cell>
          <table:table-cell office:value-type="float" office:value="0.902858787582462" calcext:value-type="float">
            <text:p>0.902858787582462</text:p>
          </table:table-cell>
          <table:table-cell table:number-columns-repeated="3"/>
          <table:table-cell office:value-type="float" office:value="0.905666448115952" calcext:value-type="float">
            <text:p>0.905666448115952</text:p>
          </table:table-cell>
          <table:table-cell office:value-type="float" office:value="0.906505207301141" calcext:value-type="float">
            <text:p>0.906505207301141</text:p>
          </table:table-cell>
          <table:table-cell office:value-type="float" office:value="0.905125888001185" calcext:value-type="float">
            <text:p>0.90512588800118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28782041244202" calcext:value-type="float">
            <text:p>0.828782041244202</text:p>
          </table:table-cell>
          <table:table-cell office:value-type="float" office:value="0.830965232211525" calcext:value-type="float">
            <text:p>0.830965232211525</text:p>
          </table:table-cell>
          <table:table-cell office:value-type="float" office:value="0.740083583581455" calcext:value-type="float">
            <text:p>0.740083583581455</text:p>
          </table:table-cell>
          <table:table-cell office:value-type="float" office:value="0.846392343375996" calcext:value-type="float">
            <text:p>0.846392343375996</text:p>
          </table:table-cell>
          <table:table-cell table:style-name="ce20" office:value-type="float" office:value="0.845897100533846" calcext:value-type="float">
            <text:p>0.845897100533846</text:p>
          </table:table-cell>
          <table:table-cell office:value-type="float" office:value="0.72981017543767" calcext:value-type="float">
            <text:p>0.72981017543767</text:p>
          </table:table-cell>
          <table:table-cell office:value-type="float" office:value="0.829064355432196" calcext:value-type="float">
            <text:p>0.829064355432196</text:p>
          </table:table-cell>
          <table:table-cell office:value-type="float" office:value="0.848002215106296" calcext:value-type="float">
            <text:p>0.848002215106296</text:p>
          </table:table-cell>
          <table:table-cell office:value-type="float" office:value="0.730794775327324" calcext:value-type="float">
            <text:p>0.730794775327324</text:p>
          </table:table-cell>
          <table:table-cell table:number-columns-repeated="3"/>
          <table:table-cell office:value-type="float" office:value="0.865922201665068" calcext:value-type="float">
            <text:p>0.865922201665068</text:p>
          </table:table-cell>
          <table:table-cell office:value-type="float" office:value="0.880942055909539" calcext:value-type="float">
            <text:p>0.880942055909539</text:p>
          </table:table-cell>
          <table:table-cell office:value-type="float" office:value="0.726562061864246" calcext:value-type="float">
            <text:p>0.726562061864246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788693360540531" calcext:value-type="float">
            <text:p>0.788693360540531</text:p>
          </table:table-cell>
          <table:table-cell office:value-type="float" office:value="0.787668935589732" calcext:value-type="float">
            <text:p>0.787668935589732</text:p>
          </table:table-cell>
          <table:table-cell office:value-type="float" office:value="0.722963509898862" calcext:value-type="float">
            <text:p>0.722963509898862</text:p>
          </table:table-cell>
          <table:table-cell office:value-type="float" office:value="0.827168889539449" calcext:value-type="float">
            <text:p>0.827168889539449</text:p>
          </table:table-cell>
          <table:table-cell office:value-type="float" office:value="0.816276877278918" calcext:value-type="float">
            <text:p>0.816276877278918</text:p>
          </table:table-cell>
          <table:table-cell office:value-type="float" office:value="0.728683774220939" calcext:value-type="float">
            <text:p>0.728683774220939</text:p>
          </table:table-cell>
          <table:table-cell office:value-type="float" office:value="0.823146096280186" calcext:value-type="float">
            <text:p>0.823146096280186</text:p>
          </table:table-cell>
          <table:table-cell office:value-type="float" office:value="0.830951906092268" calcext:value-type="float">
            <text:p>0.830951906092268</text:p>
          </table:table-cell>
          <table:table-cell office:value-type="float" office:value="0.764110633931063" calcext:value-type="float">
            <text:p>0.764110633931063</text:p>
          </table:table-cell>
          <table:table-cell table:number-columns-repeated="3"/>
          <table:table-cell office:value-type="float" office:value="0.81118658421798" calcext:value-type="float">
            <text:p>0.81118658421798</text:p>
          </table:table-cell>
          <table:table-cell office:value-type="float" office:value="0.806695664009573" calcext:value-type="float">
            <text:p>0.806695664009573</text:p>
          </table:table-cell>
          <table:table-cell office:value-type="float" office:value="0.725906415423235" calcext:value-type="float">
            <text:p>0.725906415423235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80971536456052" calcext:value-type="float">
            <text:p>0.880971536456052</text:p>
          </table:table-cell>
          <table:table-cell office:value-type="float" office:value="0.895181989841876" calcext:value-type="float">
            <text:p>0.895181989841876</text:p>
          </table:table-cell>
          <table:table-cell office:value-type="float" office:value="0.907431090182184" calcext:value-type="float">
            <text:p>0.907431090182184</text:p>
          </table:table-cell>
          <table:table-cell office:value-type="float" office:value="0.879394899286766" calcext:value-type="float">
            <text:p>0.879394899286766</text:p>
          </table:table-cell>
          <table:table-cell office:value-type="float" office:value="0.879467302904655" calcext:value-type="float">
            <text:p>0.879467302904655</text:p>
          </table:table-cell>
          <table:table-cell office:value-type="float" office:value="0.915962664886661" calcext:value-type="float">
            <text:p>0.915962664886661</text:p>
          </table:table-cell>
          <table:table-cell office:value-type="float" office:value="0.871892289236158" calcext:value-type="float">
            <text:p>0.871892289236158</text:p>
          </table:table-cell>
          <table:table-cell office:value-type="float" office:value="0.878459951328473" calcext:value-type="float">
            <text:p>0.878459951328473</text:p>
          </table:table-cell>
          <table:table-cell office:value-type="float" office:value="0.915243271232499" calcext:value-type="float">
            <text:p>0.915243271232499</text:p>
          </table:table-cell>
          <table:table-cell table:number-columns-repeated="3"/>
          <table:table-cell office:value-type="float" office:value="0.915318292752851" calcext:value-type="float">
            <text:p>0.915318292752851</text:p>
          </table:table-cell>
          <table:table-cell office:value-type="float" office:value="0.915239106106728" calcext:value-type="float">
            <text:p>0.915239106106728</text:p>
          </table:table-cell>
          <table:table-cell office:value-type="float" office:value="0.919504389649731" calcext:value-type="float">
            <text:p>0.919504389649731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table:formula="of:=AVERAGE([.B5:.B27])" office:value-type="float" office:value="0.771975040878582" calcext:value-type="float">
            <text:p>0.771975040878582</text:p>
          </table:table-cell>
          <table:table-cell table:style-name="ce22" table:formula="of:=AVERAGE([.C5:.C27])" office:value-type="float" office:value="0.766752718615759" calcext:value-type="float">
            <text:p>0.766752718615759</text:p>
          </table:table-cell>
          <table:table-cell table:style-name="ce22" table:formula="of:=AVERAGE([.D5:.D27])" office:value-type="float" office:value="0.761503130241081" calcext:value-type="float">
            <text:p>0.761503130241081</text:p>
          </table:table-cell>
          <table:table-cell table:formula="of:=AVERAGE([.E5:.E27])" office:value-type="float" office:value="0.874265309840153" calcext:value-type="float">
            <text:p>0.874265309840153</text:p>
          </table:table-cell>
          <table:table-cell table:style-name="ce20" table:formula="of:=AVERAGE([.F5:.F27])" office:value-type="float" office:value="0.87429971686235" calcext:value-type="float">
            <text:p>0.87429971686235</text:p>
          </table:table-cell>
          <table:table-cell table:style-name="ce20" table:formula="of:=AVERAGE([.G5:.G27])" office:value-type="float" office:value="0.872269173630442" calcext:value-type="float">
            <text:p>0.872269173630442</text:p>
          </table:table-cell>
          <table:table-cell table:formula="of:=AVERAGE([.H5:.H27])" office:value-type="float" office:value="0.871231893518445" calcext:value-type="float">
            <text:p>0.871231893518445</text:p>
          </table:table-cell>
          <table:table-cell table:formula="of:=AVERAGE([.I5:.I27])" office:value-type="float" office:value="0.873713235393122" calcext:value-type="float">
            <text:p>0.873713235393122</text:p>
          </table:table-cell>
          <table:table-cell table:formula="of:=AVERAGE([.J5:.J27])" office:value-type="float" office:value="0.870269782642224" calcext:value-type="float">
            <text:p>0.870269782642224</text:p>
          </table:table-cell>
          <table:table-cell table:number-columns-repeated="3"/>
          <table:table-cell table:formula="of:=AVERAGE([.N5:.N27])" office:value-type="float" office:value="0.895547083718576" calcext:value-type="float">
            <text:p>0.895547083718576</text:p>
          </table:table-cell>
          <table:table-cell table:style-name="ce20" table:formula="of:=AVERAGE([.O5:.O27])" office:value-type="float" office:value="0.897403759552784" calcext:value-type="float">
            <text:p>0.897403759552784</text:p>
          </table:table-cell>
          <table:table-cell table:formula="of:=AVERAGE([.P5:.P27])" office:value-type="float" office:value="0.885319770482247" calcext:value-type="float">
            <text:p>0.885319770482247</text:p>
          </table:table-cell>
          <table:table-cell table:formula="of:=AVERAGE([.Q5:.Q27])" office:value-type="string" office:string-value="" calcext:value-type="error">
            <text:p>#DIV/0!</text:p>
          </table:table-cell>
          <table:table-cell table:style-name="ce20" table:formula="of:=AVERAGE([.R5:.R27])" office:value-type="string" office:string-value="" calcext:value-type="error">
            <text:p>#DIV/0!</text:p>
          </table:table-cell>
          <table:table-cell table:formula="of:=AVERAGE([.S5:.S27])" office:value-type="string" office:string-value="" calcext:value-type="error">
            <text:p>#DIV/0!</text:p>
          </table:table-cell>
          <table:table-cell table:number-columns-repeated="4"/>
        </table:table-row>
      </table:table>
      <table:table table:name="distance_2" table:style-name="ta1">
        <table:table-column table:style-name="co1" table:number-columns-repeated="33" table:default-cell-style-name="Default"/>
        <table:table-row table:style-name="ro1">
          <table:table-cell table:number-columns-repeated="25"/>
          <table:table-cell table:style-name="ce18" office:value-type="string" calcext:value-type="string" table:number-columns-spanned="3" table:number-rows-spanned="1">
            <text:p>DI=0.4 + mutation</text:p>
          </table:table-cell>
          <table:covered-table-cell table:number-columns-repeated="2"/>
          <table:table-cell table:number-columns-repeated="5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/>
          <table:table-cell table:style-name="ce19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25" office:value-type="string" calcext:value-type="string" table:number-columns-spanned="3" table:number-rows-spanned="1">
            <text:p>Version 6</text:p>
          </table:table-cell>
          <table:covered-table-cell table:number-columns-repeated="2"/>
          <table:table-cell table:style-name="ce19" office:value-type="string" calcext:value-type="string" table:number-columns-spanned="3" table:number-rows-spanned="1">
            <text:p>Version 8</text:p>
          </table:table-cell>
          <table:covered-table-cell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CR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0" office:value-type="string" calcext:value-type="string">
            <text:p>WFG1_2</text:p>
          </table:table-cell>
          <table:table-cell office:value-type="float" office:value="0.497521800315442" calcext:value-type="float">
            <text:p>0.497521800315442</text:p>
          </table:table-cell>
          <table:table-cell office:value-type="float" office:value="0.494671217528053" calcext:value-type="float">
            <text:p>0.494671217528053</text:p>
          </table:table-cell>
          <table:table-cell table:style-name="ce20" office:value-type="float" office:value="0.602932475894322" calcext:value-type="float">
            <text:p>0.602932475894322</text:p>
          </table:table-cell>
          <table:table-cell office:value-type="float" office:value="0.534639847820551" calcext:value-type="float">
            <text:p>0.534639847820551</text:p>
          </table:table-cell>
          <table:table-cell office:value-type="float" office:value="0.534683784102055" calcext:value-type="float">
            <text:p>0.534683784102055</text:p>
          </table:table-cell>
          <table:table-cell office:value-type="float" office:value="0.692975524288748" calcext:value-type="float">
            <text:p>0.692975524288748</text:p>
          </table:table-cell>
          <table:table-cell office:value-type="float" office:value="0.562694549329599" calcext:value-type="float">
            <text:p>0.562694549329599</text:p>
          </table:table-cell>
          <table:table-cell office:value-type="float" office:value="0.580500449383589" calcext:value-type="float">
            <text:p>0.580500449383589</text:p>
          </table:table-cell>
          <table:table-cell office:value-type="float" office:value="0.77614712299005" calcext:value-type="float">
            <text:p>0.77614712299005</text:p>
          </table:table-cell>
          <table:table-cell office:value-type="float" office:value="0.651021014127265" calcext:value-type="float">
            <text:p>0.651021014127265</text:p>
          </table:table-cell>
          <table:table-cell office:value-type="float" office:value="0.662286803729753" calcext:value-type="float">
            <text:p>0.662286803729753</text:p>
          </table:table-cell>
          <table:table-cell office:value-type="float" office:value="0.923059826259208" calcext:value-type="float">
            <text:p>0.923059826259208</text:p>
          </table:table-cell>
          <table:table-cell office:value-type="float" office:value="0.692156733283118" calcext:value-type="float">
            <text:p>0.692156733283118</text:p>
          </table:table-cell>
          <table:table-cell office:value-type="float" office:value="0.703560857100076" calcext:value-type="float">
            <text:p>0.703560857100076</text:p>
          </table:table-cell>
          <table:table-cell office:value-type="float" office:value="0.93814597674959" calcext:value-type="float">
            <text:p>0.93814597674959</text:p>
          </table:table-cell>
          <table:table-cell office:value-type="float" office:value="0.763599449859923" calcext:value-type="float">
            <text:p>0.763599449859923</text:p>
          </table:table-cell>
          <table:table-cell office:value-type="float" office:value="0.775060313071478" calcext:value-type="float">
            <text:p>0.775060313071478</text:p>
          </table:table-cell>
          <table:table-cell office:value-type="float" office:value="0.947271930806454" calcext:value-type="float">
            <text:p>0.947271930806454</text:p>
          </table:table-cell>
          <table:table-cell office:value-type="float" office:value="0.803287994519147" calcext:value-type="float">
            <text:p>0.803287994519147</text:p>
          </table:table-cell>
          <table:table-cell office:value-type="float" office:value="0.823484319922992" calcext:value-type="float">
            <text:p>0.823484319922992</text:p>
          </table:table-cell>
          <table:table-cell office:value-type="float" office:value="0.947758830863137" calcext:value-type="float">
            <text:p>0.947758830863137</text:p>
          </table:table-cell>
          <table:table-cell office:value-type="float" office:value="0.119193438620719" calcext:value-type="float">
            <text:p>0.119193438620719</text:p>
          </table:table-cell>
          <table:table-cell office:value-type="float" office:value="0.129634743183967" calcext:value-type="float">
            <text:p>0.129634743183967</text:p>
          </table:table-cell>
          <table:table-cell office:value-type="float" office:value="0.13944749749749" calcext:value-type="float">
            <text:p>0.13944749749749</text:p>
          </table:table-cell>
          <table:table-cell office:value-type="float" office:value="0.928796757949418" calcext:value-type="float">
            <text:p>0.928796757949418</text:p>
          </table:table-cell>
          <table:table-cell office:value-type="float" office:value="0.934653815482751" calcext:value-type="float">
            <text:p>0.934653815482751</text:p>
          </table:table-cell>
          <table:table-cell office:value-type="float" office:value="0.772601905221667" calcext:value-type="float">
            <text:p>0.772601905221667</text:p>
          </table:table-cell>
          <table:table-cell/>
          <table:table-cell office:value-type="string" calcext:value-type="string">
            <text:p>WFG1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3969265351156" calcext:value-type="float">
            <text:p>0.93969265351156</text:p>
          </table:table-cell>
          <table:table-cell office:value-type="float" office:value="0.978334178414339" calcext:value-type="float">
            <text:p>0.978334178414339</text:p>
          </table:table-cell>
          <table:table-cell office:value-type="float" office:value="0.981400085106081" calcext:value-type="float">
            <text:p>0.981400085106081</text:p>
          </table:table-cell>
          <table:table-cell office:value-type="float" office:value="0.961451575955161" calcext:value-type="float">
            <text:p>0.961451575955161</text:p>
          </table:table-cell>
          <table:table-cell office:value-type="float" office:value="0.980204234172444" calcext:value-type="float">
            <text:p>0.980204234172444</text:p>
          </table:table-cell>
          <table:table-cell office:value-type="float" office:value="0.981499481628154" calcext:value-type="float">
            <text:p>0.981499481628154</text:p>
          </table:table-cell>
          <table:table-cell office:value-type="float" office:value="0.958753638740938" calcext:value-type="float">
            <text:p>0.958753638740938</text:p>
          </table:table-cell>
          <table:table-cell office:value-type="float" office:value="0.980199391998796" calcext:value-type="float">
            <text:p>0.980199391998796</text:p>
          </table:table-cell>
          <table:table-cell office:value-type="float" office:value="0.981259173878975" calcext:value-type="float">
            <text:p>0.981259173878975</text:p>
          </table:table-cell>
          <table:table-cell office:value-type="float" office:value="0.937949663481172" calcext:value-type="float">
            <text:p>0.937949663481172</text:p>
          </table:table-cell>
          <table:table-cell office:value-type="float" office:value="0.976638456044632" calcext:value-type="float">
            <text:p>0.976638456044632</text:p>
          </table:table-cell>
          <table:table-cell office:value-type="float" office:value="0.981495150461812" calcext:value-type="float">
            <text:p>0.981495150461812</text:p>
          </table:table-cell>
          <table:table-cell office:value-type="float" office:value="0.942673100800789" calcext:value-type="float">
            <text:p>0.942673100800789</text:p>
          </table:table-cell>
          <table:table-cell office:value-type="float" office:value="0.976594201456309" calcext:value-type="float">
            <text:p>0.976594201456309</text:p>
          </table:table-cell>
          <table:table-cell office:value-type="float" office:value="0.981577046353179" calcext:value-type="float">
            <text:p>0.981577046353179</text:p>
          </table:table-cell>
          <table:table-cell office:value-type="float" office:value="0.939787783320407" calcext:value-type="float">
            <text:p>0.939787783320407</text:p>
          </table:table-cell>
          <table:table-cell office:value-type="float" office:value="0.974570487126583" calcext:value-type="float">
            <text:p>0.974570487126583</text:p>
          </table:table-cell>
          <table:table-cell office:value-type="float" office:value="0.981580241075424" calcext:value-type="float">
            <text:p>0.981580241075424</text:p>
          </table:table-cell>
          <table:table-cell office:value-type="float" office:value="0.938529702792047" calcext:value-type="float">
            <text:p>0.938529702792047</text:p>
          </table:table-cell>
          <table:table-cell office:value-type="float" office:value="0.97173574782056" calcext:value-type="float">
            <text:p>0.97173574782056</text:p>
          </table:table-cell>
          <table:table-cell office:value-type="float" office:value="0.981579170387964" calcext:value-type="float">
            <text:p>0.981579170387964</text:p>
          </table:table-cell>
          <table:table-cell office:value-type="float" office:value="0.91090963586639" calcext:value-type="float">
            <text:p>0.91090963586639</text:p>
          </table:table-cell>
          <table:table-cell office:value-type="float" office:value="0.955825624669378" calcext:value-type="float">
            <text:p>0.955825624669378</text:p>
          </table:table-cell>
          <table:table-cell office:value-type="float" office:value="0.960480030845207" calcext:value-type="float">
            <text:p>0.960480030845207</text:p>
          </table:table-cell>
          <table:table-cell office:value-type="float" office:value="0.977885046730568" calcext:value-type="float">
            <text:p>0.977885046730568</text:p>
          </table:table-cell>
          <table:table-cell office:value-type="float" office:value="0.980443333977747" calcext:value-type="float">
            <text:p>0.980443333977747</text:p>
          </table:table-cell>
          <table:table-cell office:value-type="float" office:value="0.981593229544699" calcext:value-type="float">
            <text:p>0.981593229544699</text:p>
          </table:table-cell>
          <table:table-cell table:style-name="ce20"/>
          <table:table-cell office:value-type="string" calcext:value-type="string">
            <text:p>WFG2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10654976646954" calcext:value-type="float">
            <text:p>0.910654976646954</text:p>
          </table:table-cell>
          <table:table-cell office:value-type="float" office:value="0.921143098683361" calcext:value-type="float">
            <text:p>0.921143098683361</text:p>
          </table:table-cell>
          <table:table-cell office:value-type="float" office:value="0.921111570281551" calcext:value-type="float">
            <text:p>0.921111570281551</text:p>
          </table:table-cell>
          <table:table-cell office:value-type="float" office:value="0.919446169627221" calcext:value-type="float">
            <text:p>0.919446169627221</text:p>
          </table:table-cell>
          <table:table-cell office:value-type="float" office:value="0.921126194288717" calcext:value-type="float">
            <text:p>0.921126194288717</text:p>
          </table:table-cell>
          <table:table-cell office:value-type="float" office:value="0.921162402483707" calcext:value-type="float">
            <text:p>0.921162402483707</text:p>
          </table:table-cell>
          <table:table-cell office:value-type="float" office:value="0.916531652018049" calcext:value-type="float">
            <text:p>0.916531652018049</text:p>
          </table:table-cell>
          <table:table-cell office:value-type="float" office:value="0.92115086115215" calcext:value-type="float">
            <text:p>0.92115086115215</text:p>
          </table:table-cell>
          <table:table-cell office:value-type="float" office:value="0.921162918266215" calcext:value-type="float">
            <text:p>0.921162918266215</text:p>
          </table:table-cell>
          <table:table-cell office:value-type="float" office:value="0.904936127295285" calcext:value-type="float">
            <text:p>0.904936127295285</text:p>
          </table:table-cell>
          <table:table-cell office:value-type="float" office:value="0.921180849339089" calcext:value-type="float">
            <text:p>0.921180849339089</text:p>
          </table:table-cell>
          <table:table-cell office:value-type="float" office:value="0.921194225534716" calcext:value-type="float">
            <text:p>0.921194225534716</text:p>
          </table:table-cell>
          <table:table-cell office:value-type="float" office:value="0.903085795352754" calcext:value-type="float">
            <text:p>0.903085795352754</text:p>
          </table:table-cell>
          <table:table-cell office:value-type="float" office:value="0.921110700514948" calcext:value-type="float">
            <text:p>0.921110700514948</text:p>
          </table:table-cell>
          <table:table-cell office:value-type="float" office:value="0.921150950708639" calcext:value-type="float">
            <text:p>0.921150950708639</text:p>
          </table:table-cell>
          <table:table-cell office:value-type="float" office:value="0.897449552143321" calcext:value-type="float">
            <text:p>0.897449552143321</text:p>
          </table:table-cell>
          <table:table-cell office:value-type="float" office:value="0.921066810474369" calcext:value-type="float">
            <text:p>0.921066810474369</text:p>
          </table:table-cell>
          <table:table-cell office:value-type="float" office:value="0.921026039009733" calcext:value-type="float">
            <text:p>0.921026039009733</text:p>
          </table:table-cell>
          <table:table-cell office:value-type="float" office:value="0.897201569101608" calcext:value-type="float">
            <text:p>0.897201569101608</text:p>
          </table:table-cell>
          <table:table-cell office:value-type="float" office:value="0.921073077401551" calcext:value-type="float">
            <text:p>0.921073077401551</text:p>
          </table:table-cell>
          <table:table-cell office:value-type="float" office:value="0.921067088845796" calcext:value-type="float">
            <text:p>0.921067088845796</text:p>
          </table:table-cell>
          <table:table-cell office:value-type="float" office:value="0.794607989347626" calcext:value-type="float">
            <text:p>0.794607989347626</text:p>
          </table:table-cell>
          <table:table-cell office:value-type="float" office:value="0.920926250106559" calcext:value-type="float">
            <text:p>0.920926250106559</text:p>
          </table:table-cell>
          <table:table-cell office:value-type="float" office:value="0.920763118223904" calcext:value-type="float">
            <text:p>0.920763118223904</text:p>
          </table:table-cell>
          <table:table-cell office:value-type="float" office:value="0.921071903466855" calcext:value-type="float">
            <text:p>0.921071903466855</text:p>
          </table:table-cell>
          <table:table-cell office:value-type="float" office:value="0.921120192226456" calcext:value-type="float">
            <text:p>0.921120192226456</text:p>
          </table:table-cell>
          <table:table-cell office:value-type="float" office:value="0.92113454621891" calcext:value-type="float">
            <text:p>0.92113454621891</text:p>
          </table:table-cell>
          <table:table-cell/>
          <table:table-cell office:value-type="string" calcext:value-type="string">
            <text:p>WFG3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4_2</text:p>
          </table:table-cell>
          <table:table-cell table:style-name="ce20" office:value-type="float" office:value="0.915708388391194" calcext:value-type="float">
            <text:p>0.915708388391194</text:p>
          </table:table-cell>
          <table:table-cell table:style-name="ce20" office:value-type="float" office:value="0.915664290288349" calcext:value-type="float">
            <text:p>0.915664290288349</text:p>
          </table:table-cell>
          <table:table-cell table:style-name="ce20" office:value-type="float" office:value="0.915837709644632" calcext:value-type="float">
            <text:p>0.915837709644632</text:p>
          </table:table-cell>
          <table:table-cell office:value-type="float" office:value="0.915848451857786" calcext:value-type="float">
            <text:p>0.915848451857786</text:p>
          </table:table-cell>
          <table:table-cell office:value-type="float" office:value="0.915861983876033" calcext:value-type="float">
            <text:p>0.915861983876033</text:p>
          </table:table-cell>
          <table:table-cell office:value-type="float" office:value="0.915817555057299" calcext:value-type="float">
            <text:p>0.915817555057299</text:p>
          </table:table-cell>
          <table:table-cell office:value-type="float" office:value="0.915864183367781" calcext:value-type="float">
            <text:p>0.915864183367781</text:p>
          </table:table-cell>
          <table:table-cell office:value-type="float" office:value="0.91587967610269" calcext:value-type="float">
            <text:p>0.91587967610269</text:p>
          </table:table-cell>
          <table:table-cell office:value-type="float" office:value="0.915885487656899" calcext:value-type="float">
            <text:p>0.915885487656899</text:p>
          </table:table-cell>
          <table:table-cell office:value-type="float" office:value="0.915848759966461" calcext:value-type="float">
            <text:p>0.915848759966461</text:p>
          </table:table-cell>
          <table:table-cell office:value-type="float" office:value="0.915852263743636" calcext:value-type="float">
            <text:p>0.915852263743636</text:p>
          </table:table-cell>
          <table:table-cell office:value-type="float" office:value="0.915857816946474" calcext:value-type="float">
            <text:p>0.915857816946474</text:p>
          </table:table-cell>
          <table:table-cell office:value-type="float" office:value="0.915846853669839" calcext:value-type="float">
            <text:p>0.915846853669839</text:p>
          </table:table-cell>
          <table:table-cell office:value-type="float" office:value="0.915878715532726" calcext:value-type="float">
            <text:p>0.915878715532726</text:p>
          </table:table-cell>
          <table:table-cell office:value-type="float" office:value="0.915803320924769" calcext:value-type="float">
            <text:p>0.915803320924769</text:p>
          </table:table-cell>
          <table:table-cell office:value-type="float" office:value="0.915804052664084" calcext:value-type="float">
            <text:p>0.915804052664084</text:p>
          </table:table-cell>
          <table:table-cell office:value-type="float" office:value="0.91580001877094" calcext:value-type="float">
            <text:p>0.91580001877094</text:p>
          </table:table-cell>
          <table:table-cell office:value-type="float" office:value="0.915813085551665" calcext:value-type="float">
            <text:p>0.915813085551665</text:p>
          </table:table-cell>
          <table:table-cell office:value-type="float" office:value="0.915795553798093" calcext:value-type="float">
            <text:p>0.915795553798093</text:p>
          </table:table-cell>
          <table:table-cell office:value-type="float" office:value="0.915779997837959" calcext:value-type="float">
            <text:p>0.915779997837959</text:p>
          </table:table-cell>
          <table:table-cell office:value-type="float" office:value="0.915764398315859" calcext:value-type="float">
            <text:p>0.915764398315859</text:p>
          </table:table-cell>
          <table:table-cell office:value-type="float" office:value="0.911283651012944" calcext:value-type="float">
            <text:p>0.911283651012944</text:p>
          </table:table-cell>
          <table:table-cell office:value-type="float" office:value="0.911551642652931" calcext:value-type="float">
            <text:p>0.911551642652931</text:p>
          </table:table-cell>
          <table:table-cell office:value-type="float" office:value="0.888587732581034" calcext:value-type="float">
            <text:p>0.888587732581034</text:p>
          </table:table-cell>
          <table:table-cell office:value-type="float" office:value="0.91587306151884" calcext:value-type="float">
            <text:p>0.91587306151884</text:p>
          </table:table-cell>
          <table:table-cell office:value-type="float" office:value="0.915862343828387" calcext:value-type="float">
            <text:p>0.915862343828387</text:p>
          </table:table-cell>
          <table:table-cell office:value-type="float" office:value="0.915847616590328" calcext:value-type="float">
            <text:p>0.915847616590328</text:p>
          </table:table-cell>
          <table:table-cell/>
          <table:table-cell office:value-type="string" calcext:value-type="string">
            <text:p>WFG4_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WFG5_2</text:p>
          </table:table-cell>
          <table:table-cell table:style-name="ce20" office:value-type="float" office:value="0.86510283657023" calcext:value-type="float">
            <text:p>0.86510283657023</text:p>
          </table:table-cell>
          <table:table-cell table:style-name="ce20" office:value-type="float" office:value="0.859656573354026" calcext:value-type="float">
            <text:p>0.859656573354026</text:p>
          </table:table-cell>
          <table:table-cell table:style-name="ce20" office:value-type="float" office:value="0.828016464920301" calcext:value-type="float">
            <text:p>0.828016464920301</text:p>
          </table:table-cell>
          <table:table-cell office:value-type="float" office:value="0.818944849576319" calcext:value-type="float">
            <text:p>0.818944849576319</text:p>
          </table:table-cell>
          <table:table-cell office:value-type="float" office:value="0.818793143875423" calcext:value-type="float">
            <text:p>0.818793143875423</text:p>
          </table:table-cell>
          <table:table-cell office:value-type="float" office:value="0.815902587374842" calcext:value-type="float">
            <text:p>0.815902587374842</text:p>
          </table:table-cell>
          <table:table-cell office:value-type="float" office:value="0.815608942327344" calcext:value-type="float">
            <text:p>0.815608942327344</text:p>
          </table:table-cell>
          <table:table-cell office:value-type="float" office:value="0.816252273891631" calcext:value-type="float">
            <text:p>0.816252273891631</text:p>
          </table:table-cell>
          <table:table-cell office:value-type="float" office:value="0.812966485799361" calcext:value-type="float">
            <text:p>0.812966485799361</text:p>
          </table:table-cell>
          <table:table-cell office:value-type="float" office:value="0.822596389856593" calcext:value-type="float">
            <text:p>0.822596389856593</text:p>
          </table:table-cell>
          <table:table-cell office:value-type="float" office:value="0.821239547154948" calcext:value-type="float">
            <text:p>0.821239547154948</text:p>
          </table:table-cell>
          <table:table-cell office:value-type="float" office:value="0.814869963962431" calcext:value-type="float">
            <text:p>0.814869963962431</text:p>
          </table:table-cell>
          <table:table-cell office:value-type="float" office:value="0.822635140288302" calcext:value-type="float">
            <text:p>0.822635140288302</text:p>
          </table:table-cell>
          <table:table-cell office:value-type="float" office:value="0.8225169605885" calcext:value-type="float">
            <text:p>0.8225169605885</text:p>
          </table:table-cell>
          <table:table-cell office:value-type="float" office:value="0.816166701506761" calcext:value-type="float">
            <text:p>0.816166701506761</text:p>
          </table:table-cell>
          <table:table-cell office:value-type="float" office:value="0.823684134370761" calcext:value-type="float">
            <text:p>0.823684134370761</text:p>
          </table:table-cell>
          <table:table-cell office:value-type="float" office:value="0.82363242703553" calcext:value-type="float">
            <text:p>0.82363242703553</text:p>
          </table:table-cell>
          <table:table-cell office:value-type="float" office:value="0.817645139028992" calcext:value-type="float">
            <text:p>0.817645139028992</text:p>
          </table:table-cell>
          <table:table-cell office:value-type="float" office:value="0.823247505285503" calcext:value-type="float">
            <text:p>0.823247505285503</text:p>
          </table:table-cell>
          <table:table-cell office:value-type="float" office:value="0.824279761010108" calcext:value-type="float">
            <text:p>0.824279761010108</text:p>
          </table:table-cell>
          <table:table-cell office:value-type="float" office:value="0.817560985020643" calcext:value-type="float">
            <text:p>0.817560985020643</text:p>
          </table:table-cell>
          <table:table-cell office:value-type="float" office:value="0.800565181536871" calcext:value-type="float">
            <text:p>0.800565181536871</text:p>
          </table:table-cell>
          <table:table-cell office:value-type="float" office:value="0.801281960213241" calcext:value-type="float">
            <text:p>0.801281960213241</text:p>
          </table:table-cell>
          <table:table-cell office:value-type="float" office:value="0.79375757938615" calcext:value-type="float">
            <text:p>0.79375757938615</text:p>
          </table:table-cell>
          <table:table-cell office:value-type="float" office:value="0.877552363286782" calcext:value-type="float">
            <text:p>0.877552363286782</text:p>
          </table:table-cell>
          <table:table-cell office:value-type="float" office:value="0.877334792464301" calcext:value-type="float">
            <text:p>0.877334792464301</text:p>
          </table:table-cell>
          <table:table-cell office:value-type="float" office:value="0.83140441043474" calcext:value-type="float">
            <text:p>0.83140441043474</text:p>
          </table:table-cell>
          <table:table-cell/>
          <table:table-cell office:value-type="string" calcext:value-type="string">
            <text:p>WFG5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6_2</text:p>
          </table:table-cell>
          <table:table-cell table:style-name="ce20" office:value-type="float" office:value="0.848246217903149" calcext:value-type="float">
            <text:p>0.848246217903149</text:p>
          </table:table-cell>
          <table:table-cell table:style-name="ce20" office:value-type="float" office:value="0.854513437888322" calcext:value-type="float">
            <text:p>0.854513437888322</text:p>
          </table:table-cell>
          <table:table-cell table:style-name="ce20" office:value-type="float" office:value="0.905933614181565" calcext:value-type="float">
            <text:p>0.905933614181565</text:p>
          </table:table-cell>
          <table:table-cell office:value-type="float" office:value="0.838054703466847" calcext:value-type="float">
            <text:p>0.838054703466847</text:p>
          </table:table-cell>
          <table:table-cell office:value-type="float" office:value="0.841405086769083" calcext:value-type="float">
            <text:p>0.841405086769083</text:p>
          </table:table-cell>
          <table:table-cell office:value-type="float" office:value="0.913095950284065" calcext:value-type="float">
            <text:p>0.913095950284065</text:p>
          </table:table-cell>
          <table:table-cell office:value-type="float" office:value="0.838989712887842" calcext:value-type="float">
            <text:p>0.838989712887842</text:p>
          </table:table-cell>
          <table:table-cell office:value-type="float" office:value="0.843180126690076" calcext:value-type="float">
            <text:p>0.843180126690076</text:p>
          </table:table-cell>
          <table:table-cell office:value-type="float" office:value="0.914118762825258" calcext:value-type="float">
            <text:p>0.914118762825258</text:p>
          </table:table-cell>
          <table:table-cell office:value-type="float" office:value="0.840150154415834" calcext:value-type="float">
            <text:p>0.840150154415834</text:p>
          </table:table-cell>
          <table:table-cell office:value-type="float" office:value="0.841203291558083" calcext:value-type="float">
            <text:p>0.841203291558083</text:p>
          </table:table-cell>
          <table:table-cell office:value-type="float" office:value="0.915240222405615" calcext:value-type="float">
            <text:p>0.915240222405615</text:p>
          </table:table-cell>
          <table:table-cell office:value-type="float" office:value="0.841215657986765" calcext:value-type="float">
            <text:p>0.841215657986765</text:p>
          </table:table-cell>
          <table:table-cell office:value-type="float" office:value="0.843413601727352" calcext:value-type="float">
            <text:p>0.843413601727352</text:p>
          </table:table-cell>
          <table:table-cell office:value-type="float" office:value="0.915240666948785" calcext:value-type="float">
            <text:p>0.915240666948785</text:p>
          </table:table-cell>
          <table:table-cell office:value-type="float" office:value="0.838326394012335" calcext:value-type="float">
            <text:p>0.838326394012335</text:p>
          </table:table-cell>
          <table:table-cell office:value-type="float" office:value="0.842923761147577" calcext:value-type="float">
            <text:p>0.842923761147577</text:p>
          </table:table-cell>
          <table:table-cell office:value-type="float" office:value="0.915589918371314" calcext:value-type="float">
            <text:p>0.915589918371314</text:p>
          </table:table-cell>
          <table:table-cell office:value-type="float" office:value="0.838078736458246" calcext:value-type="float">
            <text:p>0.838078736458246</text:p>
          </table:table-cell>
          <table:table-cell office:value-type="float" office:value="0.840216147087955" calcext:value-type="float">
            <text:p>0.840216147087955</text:p>
          </table:table-cell>
          <table:table-cell office:value-type="float" office:value="0.915594201375989" calcext:value-type="float">
            <text:p>0.915594201375989</text:p>
          </table:table-cell>
          <table:table-cell office:value-type="float" office:value="0.820637403858782" calcext:value-type="float">
            <text:p>0.820637403858782</text:p>
          </table:table-cell>
          <table:table-cell office:value-type="float" office:value="0.827716771538905" calcext:value-type="float">
            <text:p>0.827716771538905</text:p>
          </table:table-cell>
          <table:table-cell office:value-type="float" office:value="0.842480650378342" calcext:value-type="float">
            <text:p>0.842480650378342</text:p>
          </table:table-cell>
          <table:table-cell office:value-type="float" office:value="0.861473774947287" calcext:value-type="float">
            <text:p>0.861473774947287</text:p>
          </table:table-cell>
          <table:table-cell office:value-type="float" office:value="0.859336271686437" calcext:value-type="float">
            <text:p>0.859336271686437</text:p>
          </table:table-cell>
          <table:table-cell office:value-type="float" office:value="0.903993154166283" calcext:value-type="float">
            <text:p>0.903993154166283</text:p>
          </table:table-cell>
          <table:table-cell table:style-name="ce20"/>
          <table:table-cell office:value-type="string" calcext:value-type="string">
            <text:p>WFG6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14683392829157" calcext:value-type="float">
            <text:p>0.914683392829157</text:p>
          </table:table-cell>
          <table:table-cell table:style-name="ce20" office:value-type="float" office:value="0.9147139239078" calcext:value-type="float">
            <text:p>0.9147139239078</text:p>
          </table:table-cell>
          <table:table-cell office:value-type="float" office:value="0.91407471242628" calcext:value-type="float">
            <text:p>0.91407471242628</text:p>
          </table:table-cell>
          <table:table-cell office:value-type="float" office:value="0.915208345307992" calcext:value-type="float">
            <text:p>0.915208345307992</text:p>
          </table:table-cell>
          <table:table-cell office:value-type="float" office:value="0.915112217056823" calcext:value-type="float">
            <text:p>0.915112217056823</text:p>
          </table:table-cell>
          <table:table-cell office:value-type="float" office:value="0.914746756034098" calcext:value-type="float">
            <text:p>0.914746756034098</text:p>
          </table:table-cell>
          <table:table-cell office:value-type="float" office:value="0.915443099553981" calcext:value-type="float">
            <text:p>0.915443099553981</text:p>
          </table:table-cell>
          <table:table-cell office:value-type="float" office:value="0.915378602356268" calcext:value-type="float">
            <text:p>0.915378602356268</text:p>
          </table:table-cell>
          <table:table-cell office:value-type="float" office:value="0.915022869102736" calcext:value-type="float">
            <text:p>0.915022869102736</text:p>
          </table:table-cell>
          <table:table-cell office:value-type="float" office:value="0.91556478369977" calcext:value-type="float">
            <text:p>0.91556478369977</text:p>
          </table:table-cell>
          <table:table-cell office:value-type="float" office:value="0.915650606857404" calcext:value-type="float">
            <text:p>0.915650606857404</text:p>
          </table:table-cell>
          <table:table-cell office:value-type="float" office:value="0.915481061109385" calcext:value-type="float">
            <text:p>0.915481061109385</text:p>
          </table:table-cell>
          <table:table-cell office:value-type="float" office:value="0.915653026386279" calcext:value-type="float">
            <text:p>0.915653026386279</text:p>
          </table:table-cell>
          <table:table-cell office:value-type="float" office:value="0.915612898694102" calcext:value-type="float">
            <text:p>0.915612898694102</text:p>
          </table:table-cell>
          <table:table-cell office:value-type="float" office:value="0.915541977856242" calcext:value-type="float">
            <text:p>0.915541977856242</text:p>
          </table:table-cell>
          <table:table-cell office:value-type="float" office:value="0.915677360453241" calcext:value-type="float">
            <text:p>0.915677360453241</text:p>
          </table:table-cell>
          <table:table-cell office:value-type="float" office:value="0.91563405836819" calcext:value-type="float">
            <text:p>0.91563405836819</text:p>
          </table:table-cell>
          <table:table-cell office:value-type="float" office:value="0.915632283593563" calcext:value-type="float">
            <text:p>0.915632283593563</text:p>
          </table:table-cell>
          <table:table-cell office:value-type="float" office:value="0.915684524348568" calcext:value-type="float">
            <text:p>0.915684524348568</text:p>
          </table:table-cell>
          <table:table-cell office:value-type="float" office:value="0.915686463375044" calcext:value-type="float">
            <text:p>0.915686463375044</text:p>
          </table:table-cell>
          <table:table-cell office:value-type="float" office:value="0.915651491714625" calcext:value-type="float">
            <text:p>0.915651491714625</text:p>
          </table:table-cell>
          <table:table-cell office:value-type="float" office:value="0.912932752095426" calcext:value-type="float">
            <text:p>0.912932752095426</text:p>
          </table:table-cell>
          <table:table-cell office:value-type="float" office:value="0.912892290866086" calcext:value-type="float">
            <text:p>0.912892290866086</text:p>
          </table:table-cell>
          <table:table-cell office:value-type="float" office:value="0.913098951939371" calcext:value-type="float">
            <text:p>0.913098951939371</text:p>
          </table:table-cell>
          <table:table-cell office:value-type="float" office:value="0.91588460299863" calcext:value-type="float">
            <text:p>0.91588460299863</text:p>
          </table:table-cell>
          <table:table-cell office:value-type="float" office:value="0.915873148313061" calcext:value-type="float">
            <text:p>0.915873148313061</text:p>
          </table:table-cell>
          <table:table-cell office:value-type="float" office:value="0.915716511125563" calcext:value-type="float">
            <text:p>0.915716511125563</text:p>
          </table:table-cell>
          <table:table-cell/>
          <table:table-cell office:value-type="string" calcext:value-type="string">
            <text:p>WFG7_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WFG8_2</text:p>
          </table:table-cell>
          <table:table-cell office:value-type="float" office:value="0.725333958456134" calcext:value-type="float">
            <text:p>0.725333958456134</text:p>
          </table:table-cell>
          <table:table-cell table:style-name="ce20" office:value-type="float" office:value="0.737558719752348" calcext:value-type="float">
            <text:p>0.737558719752348</text:p>
          </table:table-cell>
          <table:table-cell table:style-name="ce20" office:value-type="float" office:value="0.753293306808348" calcext:value-type="float">
            <text:p>0.753293306808348</text:p>
          </table:table-cell>
          <table:table-cell office:value-type="float" office:value="0.732852537094333" calcext:value-type="float">
            <text:p>0.732852537094333</text:p>
          </table:table-cell>
          <table:table-cell table:style-name="ce23" office:value-type="float" office:value="0.741849671853438" calcext:value-type="float">
            <text:p>0.741849671853438</text:p>
          </table:table-cell>
          <table:table-cell office:value-type="float" office:value="0.756521846196702" calcext:value-type="float">
            <text:p>0.756521846196702</text:p>
          </table:table-cell>
          <table:table-cell office:value-type="float" office:value="0.733053391622455" calcext:value-type="float">
            <text:p>0.733053391622455</text:p>
          </table:table-cell>
          <table:table-cell office:value-type="float" office:value="0.744186882072723" calcext:value-type="float">
            <text:p>0.744186882072723</text:p>
          </table:table-cell>
          <table:table-cell office:value-type="float" office:value="0.76009842621868" calcext:value-type="float">
            <text:p>0.76009842621868</text:p>
          </table:table-cell>
          <table:table-cell office:value-type="float" office:value="0.73255924009518" calcext:value-type="float">
            <text:p>0.73255924009518</text:p>
          </table:table-cell>
          <table:table-cell office:value-type="float" office:value="0.742327710698285" calcext:value-type="float">
            <text:p>0.742327710698285</text:p>
          </table:table-cell>
          <table:table-cell office:value-type="float" office:value="0.76614123759759" calcext:value-type="float">
            <text:p>0.76614123759759</text:p>
          </table:table-cell>
          <table:table-cell office:value-type="float" office:value="0.733657006015276" calcext:value-type="float">
            <text:p>0.733657006015276</text:p>
          </table:table-cell>
          <table:table-cell office:value-type="float" office:value="0.742669010270107" calcext:value-type="float">
            <text:p>0.742669010270107</text:p>
          </table:table-cell>
          <table:table-cell office:value-type="float" office:value="0.766939170931338" calcext:value-type="float">
            <text:p>0.766939170931338</text:p>
          </table:table-cell>
          <table:table-cell office:value-type="float" office:value="0.732636298715925" calcext:value-type="float">
            <text:p>0.732636298715925</text:p>
          </table:table-cell>
          <table:table-cell office:value-type="float" office:value="0.741940441713248" calcext:value-type="float">
            <text:p>0.741940441713248</text:p>
          </table:table-cell>
          <table:table-cell office:value-type="float" office:value="0.767847888664709" calcext:value-type="float">
            <text:p>0.767847888664709</text:p>
          </table:table-cell>
          <table:table-cell office:value-type="float" office:value="0.731517578453843" calcext:value-type="float">
            <text:p>0.731517578453843</text:p>
          </table:table-cell>
          <table:table-cell office:value-type="float" office:value="0.741353599692363" calcext:value-type="float">
            <text:p>0.741353599692363</text:p>
          </table:table-cell>
          <table:table-cell office:value-type="float" office:value="0.764535698877656" calcext:value-type="float">
            <text:p>0.764535698877656</text:p>
          </table:table-cell>
          <table:table-cell office:value-type="float" office:value="0.705595856786519" calcext:value-type="float">
            <text:p>0.705595856786519</text:p>
          </table:table-cell>
          <table:table-cell office:value-type="float" office:value="0.723930710391689" calcext:value-type="float">
            <text:p>0.723930710391689</text:p>
          </table:table-cell>
          <table:table-cell office:value-type="float" office:value="0.750883400893731" calcext:value-type="float">
            <text:p>0.750883400893731</text:p>
          </table:table-cell>
          <table:table-cell office:value-type="float" office:value="0.738575495861587" calcext:value-type="float">
            <text:p>0.738575495861587</text:p>
          </table:table-cell>
          <table:table-cell office:value-type="float" office:value="0.744285332843785" calcext:value-type="float">
            <text:p>0.744285332843785</text:p>
          </table:table-cell>
          <table:table-cell office:value-type="float" office:value="0.754160185609504" calcext:value-type="float">
            <text:p>0.754160185609504</text:p>
          </table:table-cell>
          <table:table-cell/>
          <table:table-cell table:style-name="ce20" office:value-type="string" calcext:value-type="string">
            <text:p>WFG8_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WFG9_2</text:p>
          </table:table-cell>
          <table:table-cell table:style-name="ce20" office:value-type="float" office:value="0.832044259487334" calcext:value-type="float">
            <text:p>0.832044259487334</text:p>
          </table:table-cell>
          <table:table-cell table:style-name="ce20" office:value-type="float" office:value="0.835884396476407" calcext:value-type="float">
            <text:p>0.835884396476407</text:p>
          </table:table-cell>
          <table:table-cell office:value-type="float" office:value="0.87023807487972" calcext:value-type="float">
            <text:p>0.87023807487972</text:p>
          </table:table-cell>
          <table:table-cell office:value-type="float" office:value="0.81196276759119" calcext:value-type="float">
            <text:p>0.81196276759119</text:p>
          </table:table-cell>
          <table:table-cell office:value-type="float" office:value="0.827818099882942" calcext:value-type="float">
            <text:p>0.827818099882942</text:p>
          </table:table-cell>
          <table:table-cell office:value-type="float" office:value="0.891392569793351" calcext:value-type="float">
            <text:p>0.891392569793351</text:p>
          </table:table-cell>
          <table:table-cell office:value-type="float" office:value="0.818462838494242" calcext:value-type="float">
            <text:p>0.818462838494242</text:p>
          </table:table-cell>
          <table:table-cell office:value-type="float" office:value="0.829645697156601" calcext:value-type="float">
            <text:p>0.829645697156601</text:p>
          </table:table-cell>
          <table:table-cell office:value-type="float" office:value="0.89473721647247" calcext:value-type="float">
            <text:p>0.89473721647247</text:p>
          </table:table-cell>
          <table:table-cell office:value-type="float" office:value="0.821317762247128" calcext:value-type="float">
            <text:p>0.821317762247128</text:p>
          </table:table-cell>
          <table:table-cell office:value-type="float" office:value="0.823880673294484" calcext:value-type="float">
            <text:p>0.823880673294484</text:p>
          </table:table-cell>
          <table:table-cell office:value-type="float" office:value="0.895513279259161" calcext:value-type="float">
            <text:p>0.895513279259161</text:p>
          </table:table-cell>
          <table:table-cell office:value-type="float" office:value="0.822465825527508" calcext:value-type="float">
            <text:p>0.822465825527508</text:p>
          </table:table-cell>
          <table:table-cell office:value-type="float" office:value="0.825614304941569" calcext:value-type="float">
            <text:p>0.825614304941569</text:p>
          </table:table-cell>
          <table:table-cell office:value-type="float" office:value="0.895876359971724" calcext:value-type="float">
            <text:p>0.895876359971724</text:p>
          </table:table-cell>
          <table:table-cell office:value-type="float" office:value="0.823952072341365" calcext:value-type="float">
            <text:p>0.823952072341365</text:p>
          </table:table-cell>
          <table:table-cell office:value-type="float" office:value="0.824743556419462" calcext:value-type="float">
            <text:p>0.824743556419462</text:p>
          </table:table-cell>
          <table:table-cell office:value-type="float" office:value="0.896639665152001" calcext:value-type="float">
            <text:p>0.896639665152001</text:p>
          </table:table-cell>
          <table:table-cell office:value-type="float" office:value="0.820151221814671" calcext:value-type="float">
            <text:p>0.820151221814671</text:p>
          </table:table-cell>
          <table:table-cell office:value-type="float" office:value="0.824814823124735" calcext:value-type="float">
            <text:p>0.824814823124735</text:p>
          </table:table-cell>
          <table:table-cell office:value-type="float" office:value="0.896674609016242" calcext:value-type="float">
            <text:p>0.896674609016242</text:p>
          </table:table-cell>
          <table:table-cell office:value-type="float" office:value="0.797104133813174" calcext:value-type="float">
            <text:p>0.797104133813174</text:p>
          </table:table-cell>
          <table:table-cell office:value-type="float" office:value="0.806538881353134" calcext:value-type="float">
            <text:p>0.806538881353134</text:p>
          </table:table-cell>
          <table:table-cell office:value-type="float" office:value="0.812424087752571" calcext:value-type="float">
            <text:p>0.812424087752571</text:p>
          </table:table-cell>
          <table:table-cell office:value-type="float" office:value="0.831219600330124" calcext:value-type="float">
            <text:p>0.831219600330124</text:p>
          </table:table-cell>
          <table:table-cell office:value-type="float" office:value="0.824298518502315" calcext:value-type="float">
            <text:p>0.824298518502315</text:p>
          </table:table-cell>
          <table:table-cell office:value-type="float" office:value="0.888289943825885" calcext:value-type="float">
            <text:p>0.888289943825885</text:p>
          </table:table-cell>
          <table:table-cell table:style-name="ce20"/>
          <table:table-cell office:value-type="string" calcext:value-type="string">
            <text:p>WFG9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1_2</text:p>
          </table:table-cell>
          <table:table-cell table:style-name="ce20" office:value-type="float" office:value="0.921818578932527" calcext:value-type="float">
            <text:p>0.921818578932527</text:p>
          </table:table-cell>
          <table:table-cell table:style-name="ce20" office:value-type="float" office:value="0.92181535326197" calcext:value-type="float">
            <text:p>0.92181535326197</text:p>
          </table:table-cell>
          <table:table-cell office:value-type="float" office:value="0.921768467369645" calcext:value-type="float">
            <text:p>0.921768467369645</text:p>
          </table:table-cell>
          <table:table-cell office:value-type="float" office:value="0.921813366035453" calcext:value-type="float">
            <text:p>0.921813366035453</text:p>
          </table:table-cell>
          <table:table-cell office:value-type="float" office:value="0.921812358309129" calcext:value-type="float">
            <text:p>0.921812358309129</text:p>
          </table:table-cell>
          <table:table-cell office:value-type="float" office:value="0.921792236296981" calcext:value-type="float">
            <text:p>0.921792236296981</text:p>
          </table:table-cell>
          <table:table-cell office:value-type="float" office:value="0.921808328636368" calcext:value-type="float">
            <text:p>0.921808328636368</text:p>
          </table:table-cell>
          <table:table-cell office:value-type="float" office:value="0.921808012343567" calcext:value-type="float">
            <text:p>0.921808012343567</text:p>
          </table:table-cell>
          <table:table-cell office:value-type="float" office:value="0.921794759603769" calcext:value-type="float">
            <text:p>0.921794759603769</text:p>
          </table:table-cell>
          <table:table-cell office:value-type="float" office:value="0.92180597222276" calcext:value-type="float">
            <text:p>0.92180597222276</text:p>
          </table:table-cell>
          <table:table-cell office:value-type="float" office:value="0.921801052665493" calcext:value-type="float">
            <text:p>0.921801052665493</text:p>
          </table:table-cell>
          <table:table-cell office:value-type="float" office:value="0.921793041074517" calcext:value-type="float">
            <text:p>0.921793041074517</text:p>
          </table:table-cell>
          <table:table-cell office:value-type="float" office:value="0.921803728288886" calcext:value-type="float">
            <text:p>0.921803728288886</text:p>
          </table:table-cell>
          <table:table-cell office:value-type="float" office:value="0.921808747323019" calcext:value-type="float">
            <text:p>0.921808747323019</text:p>
          </table:table-cell>
          <table:table-cell office:value-type="float" office:value="0.921793896646005" calcext:value-type="float">
            <text:p>0.921793896646005</text:p>
          </table:table-cell>
          <table:table-cell office:value-type="float" office:value="0.921811657974266" calcext:value-type="float">
            <text:p>0.921811657974266</text:p>
          </table:table-cell>
          <table:table-cell office:value-type="float" office:value="0.921808847583445" calcext:value-type="float">
            <text:p>0.921808847583445</text:p>
          </table:table-cell>
          <table:table-cell office:value-type="float" office:value="0.92181111855628" calcext:value-type="float">
            <text:p>0.92181111855628</text:p>
          </table:table-cell>
          <table:table-cell office:value-type="float" office:value="0.921815458842559" calcext:value-type="float">
            <text:p>0.921815458842559</text:p>
          </table:table-cell>
          <table:table-cell office:value-type="float" office:value="0.921811604147156" calcext:value-type="float">
            <text:p>0.921811604147156</text:p>
          </table:table-cell>
          <table:table-cell office:value-type="float" office:value="0.921813211990335" calcext:value-type="float">
            <text:p>0.921813211990335</text:p>
          </table:table-cell>
          <table:table-cell office:value-type="float" office:value="0.0382144903442342" calcext:value-type="float">
            <text:p>0.038214490344234</text:p>
          </table:table-cell>
          <table:table-cell office:value-type="float" office:value="0.0124822802290737" calcext:value-type="float">
            <text:p>0.012482280229074</text:p>
          </table:table-cell>
          <table:table-cell office:value-type="float" office:value="0.0152232529883008" calcext:value-type="float">
            <text:p>0.015223252988301</text:p>
          </table:table-cell>
          <table:table-cell office:value-type="float" office:value="0.921816897129976" calcext:value-type="float">
            <text:p>0.921816897129976</text:p>
          </table:table-cell>
          <table:table-cell office:value-type="float" office:value="0.921817685092524" calcext:value-type="float">
            <text:p>0.921817685092524</text:p>
          </table:table-cell>
          <table:table-cell office:value-type="float" office:value="0.921805222579411" calcext:value-type="float">
            <text:p>0.921805222579411</text:p>
          </table:table-cell>
          <table:table-cell table:style-name="ce20"/>
          <table:table-cell office:value-type="string" calcext:value-type="string">
            <text:p>DTLZ1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2_2</text:p>
          </table:table-cell>
          <table:table-cell table:style-name="ce20" office:value-type="float" office:value="0.915980463149632" calcext:value-type="float">
            <text:p>0.915980463149632</text:p>
          </table:table-cell>
          <table:table-cell table:style-name="ce20" office:value-type="float" office:value="0.915980348325222" calcext:value-type="float">
            <text:p>0.915980348325222</text:p>
          </table:table-cell>
          <table:table-cell table:style-name="ce20" office:value-type="float" office:value="0.916013897889676" calcext:value-type="float">
            <text:p>0.916013897889676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office:value-type="float" office:value="0.916006935621551" calcext:value-type="float">
            <text:p>0.916006935621551</text:p>
          </table:table-cell>
          <table:table-cell office:value-type="float" office:value="0.916020364678728" calcext:value-type="float">
            <text:p>0.916020364678728</text:p>
          </table:table-cell>
          <table:table-cell office:value-type="float" office:value="0.916032815319804" calcext:value-type="float">
            <text:p>0.916032815319804</text:p>
          </table:table-cell>
          <table:table-cell office:value-type="float" office:value="0.915795764566547" calcext:value-type="float">
            <text:p>0.915795764566547</text:p>
          </table:table-cell>
          <table:table-cell office:value-type="float" office:value="0.915752890209098" calcext:value-type="float">
            <text:p>0.915752890209098</text:p>
          </table:table-cell>
          <table:table-cell office:value-type="float" office:value="0.915897402731699" calcext:value-type="float">
            <text:p>0.915897402731699</text:p>
          </table:table-cell>
          <table:table-cell office:value-type="float" office:value="0.915986708216232" calcext:value-type="float">
            <text:p>0.915986708216232</text:p>
          </table:table-cell>
          <table:table-cell office:value-type="float" office:value="0.915997004890145" calcext:value-type="float">
            <text:p>0.915997004890145</text:p>
          </table:table-cell>
          <table:table-cell office:value-type="float" office:value="0.916037561867529" calcext:value-type="float">
            <text:p>0.916037561867529</text:p>
          </table:table-cell>
          <table:table-cell/>
          <table:table-cell office:value-type="string" calcext:value-type="string">
            <text:p>DTLZ2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3_2</text:p>
          </table:table-cell>
          <table:table-cell table:style-name="ce20" office:value-type="float" office:value="0.915993824969675" calcext:value-type="float">
            <text:p>0.915993824969675</text:p>
          </table:table-cell>
          <table:table-cell table:style-name="ce20" office:value-type="float" office:value="0.915980369211357" calcext:value-type="float">
            <text:p>0.915980369211357</text:p>
          </table:table-cell>
          <table:table-cell table:style-name="ce20" office:value-type="float" office:value="0.915402338805871" calcext:value-type="float">
            <text:p>0.915402338805871</text:p>
          </table:table-cell>
          <table:table-cell office:value-type="float" office:value="0.91598773558705" calcext:value-type="float">
            <text:p>0.91598773558705</text:p>
          </table:table-cell>
          <table:table-cell office:value-type="float" office:value="0.915992173291737" calcext:value-type="float">
            <text:p>0.915992173291737</text:p>
          </table:table-cell>
          <table:table-cell office:value-type="float" office:value="0.915935694333926" calcext:value-type="float">
            <text:p>0.915935694333926</text:p>
          </table:table-cell>
          <table:table-cell office:value-type="float" office:value="0.915999329790212" calcext:value-type="float">
            <text:p>0.915999329790212</text:p>
          </table:table-cell>
          <table:table-cell office:value-type="float" office:value="0.915995387088124" calcext:value-type="float">
            <text:p>0.915995387088124</text:p>
          </table:table-cell>
          <table:table-cell office:value-type="float" office:value="0.915944073646427" calcext:value-type="float">
            <text:p>0.915944073646427</text:p>
          </table:table-cell>
          <table:table-cell office:value-type="float" office:value="0.915980748873029" calcext:value-type="float">
            <text:p>0.915980748873029</text:p>
          </table:table-cell>
          <table:table-cell office:value-type="float" office:value="0.916002591145003" calcext:value-type="float">
            <text:p>0.916002591145003</text:p>
          </table:table-cell>
          <table:table-cell office:value-type="float" office:value="0.915963109790422" calcext:value-type="float">
            <text:p>0.915963109790422</text:p>
          </table:table-cell>
          <table:table-cell office:value-type="float" office:value="0.915988508284034" calcext:value-type="float">
            <text:p>0.915988508284034</text:p>
          </table:table-cell>
          <table:table-cell office:value-type="float" office:value="0.915996809621305" calcext:value-type="float">
            <text:p>0.915996809621305</text:p>
          </table:table-cell>
          <table:table-cell office:value-type="float" office:value="0.889800744396145" calcext:value-type="float">
            <text:p>0.889800744396145</text:p>
          </table:table-cell>
          <table:table-cell office:value-type="float" office:value="0.916000425761905" calcext:value-type="float">
            <text:p>0.916000425761905</text:p>
          </table:table-cell>
          <table:table-cell office:value-type="float" office:value="0.915995344551342" calcext:value-type="float">
            <text:p>0.915995344551342</text:p>
          </table:table-cell>
          <table:table-cell office:value-type="float" office:value="0.916017471785499" calcext:value-type="float">
            <text:p>0.916017471785499</text:p>
          </table:table-cell>
          <table:table-cell office:value-type="float" office:value="0.916006044780436" calcext:value-type="float">
            <text:p>0.916006044780436</text:p>
          </table:table-cell>
          <table:table-cell office:value-type="float" office:value="0.915986276380477" calcext:value-type="float">
            <text:p>0.915986276380477</text:p>
          </table:table-cell>
          <table:table-cell office:value-type="float" office:value="0.916029242742563" calcext:value-type="float">
            <text:p>0.916029242742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15947967876868" calcext:value-type="float">
            <text:p>0.915947967876868</text:p>
          </table:table-cell>
          <table:table-cell office:value-type="float" office:value="0.915410926525387" calcext:value-type="float">
            <text:p>0.915410926525387</text:p>
          </table:table-cell>
          <table:table-cell office:value-type="float" office:value="0.915968457611431" calcext:value-type="float">
            <text:p>0.915968457611431</text:p>
          </table:table-cell>
          <table:table-cell/>
          <table:table-cell office:value-type="string" calcext:value-type="string">
            <text:p>DTLZ3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15905162254097" calcext:value-type="float">
            <text:p>0.915905162254097</text:p>
          </table:table-cell>
          <table:table-cell table:style-name="ce20" office:value-type="float" office:value="0.91591295276705" calcext:value-type="float">
            <text:p>0.91591295276705</text:p>
          </table:table-cell>
          <table:table-cell table:style-name="ce20" office:value-type="float" office:value="0.916021473132703" calcext:value-type="float">
            <text:p>0.916021473132703</text:p>
          </table:table-cell>
          <table:table-cell office:value-type="float" office:value="0.915945524638661" calcext:value-type="float">
            <text:p>0.915945524638661</text:p>
          </table:table-cell>
          <table:table-cell office:value-type="float" office:value="0.915927422914143" calcext:value-type="float">
            <text:p>0.915927422914143</text:p>
          </table:table-cell>
          <table:table-cell office:value-type="float" office:value="0.916033496137461" calcext:value-type="float">
            <text:p>0.916033496137461</text:p>
          </table:table-cell>
          <table:table-cell office:value-type="float" office:value="0.915912504037586" calcext:value-type="float">
            <text:p>0.915912504037586</text:p>
          </table:table-cell>
          <table:table-cell office:value-type="float" office:value="0.915929461874113" calcext:value-type="float">
            <text:p>0.915929461874113</text:p>
          </table:table-cell>
          <table:table-cell office:value-type="float" office:value="0.916022764574185" calcext:value-type="float">
            <text:p>0.916022764574185</text:p>
          </table:table-cell>
          <table:table-cell office:value-type="float" office:value="0.915906349992674" calcext:value-type="float">
            <text:p>0.915906349992674</text:p>
          </table:table-cell>
          <table:table-cell office:value-type="float" office:value="0.915864641309483" calcext:value-type="float">
            <text:p>0.915864641309483</text:p>
          </table:table-cell>
          <table:table-cell office:value-type="float" office:value="0.916023059315062" calcext:value-type="float">
            <text:p>0.916023059315062</text:p>
          </table:table-cell>
          <table:table-cell office:value-type="float" office:value="0.91589137074903" calcext:value-type="float">
            <text:p>0.91589137074903</text:p>
          </table:table-cell>
          <table:table-cell office:value-type="float" office:value="0.915908959257849" calcext:value-type="float">
            <text:p>0.915908959257849</text:p>
          </table:table-cell>
          <table:table-cell office:value-type="float" office:value="0.916020081823128" calcext:value-type="float">
            <text:p>0.916020081823128</text:p>
          </table:table-cell>
          <table:table-cell office:value-type="float" office:value="0.9159387146422" calcext:value-type="float">
            <text:p>0.9159387146422</text:p>
          </table:table-cell>
          <table:table-cell office:value-type="float" office:value="0.915963516843988" calcext:value-type="float">
            <text:p>0.915963516843988</text:p>
          </table:table-cell>
          <table:table-cell office:value-type="float" office:value="0.916026687495318" calcext:value-type="float">
            <text:p>0.916026687495318</text:p>
          </table:table-cell>
          <table:table-cell office:value-type="float" office:value="0.915967241435677" calcext:value-type="float">
            <text:p>0.915967241435677</text:p>
          </table:table-cell>
          <table:table-cell office:value-type="float" office:value="0.915968498885892" calcext:value-type="float">
            <text:p>0.915968498885892</text:p>
          </table:table-cell>
          <table:table-cell office:value-type="float" office:value="0.916027786015744" calcext:value-type="float">
            <text:p>0.916027786015744</text:p>
          </table:table-cell>
          <table:table-cell office:value-type="float" office:value="0.91579328862831" calcext:value-type="float">
            <text:p>0.91579328862831</text:p>
          </table:table-cell>
          <table:table-cell office:value-type="float" office:value="0.91584438008418" calcext:value-type="float">
            <text:p>0.91584438008418</text:p>
          </table:table-cell>
          <table:table-cell office:value-type="float" office:value="0.915813994479858" calcext:value-type="float">
            <text:p>0.915813994479858</text:p>
          </table:table-cell>
          <table:table-cell office:value-type="float" office:value="0.915994202868115" calcext:value-type="float">
            <text:p>0.915994202868115</text:p>
          </table:table-cell>
          <table:table-cell office:value-type="float" office:value="0.915987999308918" calcext:value-type="float">
            <text:p>0.915987999308918</text:p>
          </table:table-cell>
          <table:table-cell office:value-type="float" office:value="0.91603218539198" calcext:value-type="float">
            <text:p>0.91603218539198</text:p>
          </table:table-cell>
          <table:table-cell/>
          <table:table-cell office:value-type="string" calcext:value-type="string">
            <text:p>DTLZ4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5_2</text:p>
          </table:table-cell>
          <table:table-cell table:style-name="ce20" office:value-type="float" office:value="0.915980463149632" calcext:value-type="float">
            <text:p>0.915980463149632</text:p>
          </table:table-cell>
          <table:table-cell table:style-name="ce20" office:value-type="float" office:value="0.915980348325222" calcext:value-type="float">
            <text:p>0.915980348325222</text:p>
          </table:table-cell>
          <table:table-cell table:style-name="ce20" office:value-type="float" office:value="0.916013897889676" calcext:value-type="float">
            <text:p>0.916013897889676</text:p>
          </table:table-cell>
          <table:table-cell office:value-type="float" office:value="0.916009718340451" calcext:value-type="float">
            <text:p>0.916009718340451</text:p>
          </table:table-cell>
          <table:table-cell office:value-type="float" office:value="0.916002700595751" calcext:value-type="float">
            <text:p>0.916002700595751</text:p>
          </table:table-cell>
          <table:table-cell office:value-type="float" office:value="0.916016196534322" calcext:value-type="float">
            <text:p>0.916016196534322</text:p>
          </table:table-cell>
          <table:table-cell office:value-type="float" office:value="0.916003432203629" calcext:value-type="float">
            <text:p>0.916003432203629</text:p>
          </table:table-cell>
          <table:table-cell office:value-type="float" office:value="0.916000869600506" calcext:value-type="float">
            <text:p>0.916000869600506</text:p>
          </table:table-cell>
          <table:table-cell office:value-type="float" office:value="0.916036414943494" calcext:value-type="float">
            <text:p>0.916036414943494</text:p>
          </table:table-cell>
          <table:table-cell office:value-type="float" office:value="0.915999447835771" calcext:value-type="float">
            <text:p>0.915999447835771</text:p>
          </table:table-cell>
          <table:table-cell office:value-type="float" office:value="0.915965920939083" calcext:value-type="float">
            <text:p>0.915965920939083</text:p>
          </table:table-cell>
          <table:table-cell office:value-type="float" office:value="0.916043657836807" calcext:value-type="float">
            <text:p>0.916043657836807</text:p>
          </table:table-cell>
          <table:table-cell office:value-type="float" office:value="0.916003539551764" calcext:value-type="float">
            <text:p>0.916003539551764</text:p>
          </table:table-cell>
          <table:table-cell office:value-type="float" office:value="0.915995087935081" calcext:value-type="float">
            <text:p>0.915995087935081</text:p>
          </table:table-cell>
          <table:table-cell office:value-type="float" office:value="0.916033157526818" calcext:value-type="float">
            <text:p>0.916033157526818</text:p>
          </table:table-cell>
          <table:table-cell office:value-type="float" office:value="0.916001743084292" calcext:value-type="float">
            <text:p>0.916001743084292</text:p>
          </table:table-cell>
          <table:table-cell office:value-type="float" office:value="0.91601699751842" calcext:value-type="float">
            <text:p>0.91601699751842</text:p>
          </table:table-cell>
          <table:table-cell office:value-type="float" office:value="0.916033427985469" calcext:value-type="float">
            <text:p>0.916033427985469</text:p>
          </table:table-cell>
          <table:table-cell office:value-type="float" office:value="0.916006935621551" calcext:value-type="float">
            <text:p>0.916006935621551</text:p>
          </table:table-cell>
          <table:table-cell office:value-type="float" office:value="0.916020364678728" calcext:value-type="float">
            <text:p>0.916020364678728</text:p>
          </table:table-cell>
          <table:table-cell office:value-type="float" office:value="0.916032815319804" calcext:value-type="float">
            <text:p>0.916032815319804</text:p>
          </table:table-cell>
          <table:table-cell office:value-type="float" office:value="0.915795764566547" calcext:value-type="float">
            <text:p>0.915795764566547</text:p>
          </table:table-cell>
          <table:table-cell office:value-type="float" office:value="0.915752890209098" calcext:value-type="float">
            <text:p>0.915752890209098</text:p>
          </table:table-cell>
          <table:table-cell office:value-type="float" office:value="0.915897402731699" calcext:value-type="float">
            <text:p>0.915897402731699</text:p>
          </table:table-cell>
          <table:table-cell office:value-type="float" office:value="0.915986708216232" calcext:value-type="float">
            <text:p>0.915986708216232</text:p>
          </table:table-cell>
          <table:table-cell office:value-type="float" office:value="0.915997004890145" calcext:value-type="float">
            <text:p>0.915997004890145</text:p>
          </table:table-cell>
          <table:table-cell office:value-type="float" office:value="0.916037561867529" calcext:value-type="float">
            <text:p>0.916037561867529</text:p>
          </table:table-cell>
          <table:table-cell/>
          <table:table-cell office:value-type="string" calcext:value-type="string">
            <text:p>DTLZ5_2</text:p>
          </table:table-cell>
          <table:table-cell table:number-columns-repeated="3"/>
        </table:table-row>
        <table:table-row table:style-name="ro1">
          <table:table-cell table:style-name="ce20" office:value-type="string" calcext:value-type="string">
            <text:p>DTLZ6_2</text:p>
          </table:table-cell>
          <table:table-cell office:value-type="float" office:value="0.604858421434731" calcext:value-type="float">
            <text:p>0.604858421434731</text:p>
          </table:table-cell>
          <table:table-cell office:value-type="float" office:value="0.53461565623461" calcext:value-type="float">
            <text:p>0.53461565623461</text:p>
          </table:table-cell>
          <table:table-cell table:style-name="ce20" office:value-type="float" office:value="0.0197542842595841" calcext:value-type="float">
            <text:p>0.019754284259584</text:p>
          </table:table-cell>
          <table:table-cell office:value-type="float" office:value="0.898132102571383" calcext:value-type="float">
            <text:p>0.898132102571383</text:p>
          </table:table-cell>
          <table:table-cell office:value-type="float" office:value="0.899070924798268" calcext:value-type="float">
            <text:p>0.899070924798268</text:p>
          </table:table-cell>
          <table:table-cell table:style-name="ce24" office:value-type="float" office:value="0.0940776460975801" calcext:value-type="float">
            <text:p>0.09407764609758</text:p>
          </table:table-cell>
          <table:table-cell office:value-type="float" office:value="0.914860528280597" calcext:value-type="float">
            <text:p>0.914860528280597</text:p>
          </table:table-cell>
          <table:table-cell office:value-type="float" office:value="0.915079247217393" calcext:value-type="float">
            <text:p>0.915079247217393</text:p>
          </table:table-cell>
          <table:table-cell office:value-type="float" office:value="0.215149324427971" calcext:value-type="float">
            <text:p>0.215149324427971</text:p>
          </table:table-cell>
          <table:table-cell office:value-type="float" office:value="0.915989217255319" calcext:value-type="float">
            <text:p>0.915989217255319</text:p>
          </table:table-cell>
          <table:table-cell office:value-type="float" office:value="0.915999413622048" calcext:value-type="float">
            <text:p>0.915999413622048</text:p>
          </table:table-cell>
          <table:table-cell office:value-type="float" office:value="0.812662637063059" calcext:value-type="float">
            <text:p>0.812662637063059</text:p>
          </table:table-cell>
          <table:table-cell office:value-type="float" office:value="0.915993463399292" calcext:value-type="float">
            <text:p>0.915993463399292</text:p>
          </table:table-cell>
          <table:table-cell office:value-type="float" office:value="0.916007707386126" calcext:value-type="float">
            <text:p>0.916007707386126</text:p>
          </table:table-cell>
          <table:table-cell office:value-type="float" office:value="0.905543049338543" calcext:value-type="float">
            <text:p>0.905543049338543</text:p>
          </table:table-cell>
          <table:table-cell office:value-type="float" office:value="0.916020015853968" calcext:value-type="float">
            <text:p>0.916020015853968</text:p>
          </table:table-cell>
          <table:table-cell office:value-type="float" office:value="0.916019492822561" calcext:value-type="float">
            <text:p>0.916019492822561</text:p>
          </table:table-cell>
          <table:table-cell office:value-type="float" office:value="0.916027920283944" calcext:value-type="float">
            <text:p>0.916027920283944</text:p>
          </table:table-cell>
          <table:table-cell office:value-type="float" office:value="0.916028083195523" calcext:value-type="float">
            <text:p>0.916028083195523</text:p>
          </table:table-cell>
          <table:table-cell office:value-type="float" office:value="0.916028608183639" calcext:value-type="float">
            <text:p>0.916028608183639</text:p>
          </table:table-cell>
          <table:table-cell office:value-type="float" office:value="0.916026146642018" calcext:value-type="float">
            <text:p>0.91602614664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8307701266208" calcext:value-type="float">
            <text:p>0.908307701266208</text:p>
          </table:table-cell>
          <table:table-cell office:value-type="float" office:value="0.913537445195266" calcext:value-type="float">
            <text:p>0.913537445195266</text:p>
          </table:table-cell>
          <table:table-cell office:value-type="float" office:value="0.915963125969823" calcext:value-type="float">
            <text:p>0.915963125969823</text:p>
          </table:table-cell>
          <table:table-cell/>
          <table:table-cell office:value-type="string" calcext:value-type="string">
            <text:p>DTLZ6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68370264443152" calcext:value-type="float">
            <text:p>0.968370264443152</text:p>
          </table:table-cell>
          <table:table-cell office:value-type="float" office:value="0.968327197775813" calcext:value-type="float">
            <text:p>0.968327197775813</text:p>
          </table:table-cell>
          <table:table-cell office:value-type="float" office:value="0.968362381133732" calcext:value-type="float">
            <text:p>0.968362381133732</text:p>
          </table:table-cell>
          <table:table-cell office:value-type="float" office:value="0.9683368631137" calcext:value-type="float">
            <text:p>0.9683368631137</text:p>
          </table:table-cell>
          <table:table-cell office:value-type="float" office:value="0.968343066473246" calcext:value-type="float">
            <text:p>0.968343066473246</text:p>
          </table:table-cell>
          <table:table-cell office:value-type="float" office:value="0.968307368386086" calcext:value-type="float">
            <text:p>0.968307368386086</text:p>
          </table:table-cell>
          <table:table-cell office:value-type="float" office:value="0.968294263390478" calcext:value-type="float">
            <text:p>0.968294263390478</text:p>
          </table:table-cell>
          <table:table-cell office:value-type="float" office:value="0.968375549704564" calcext:value-type="float">
            <text:p>0.968375549704564</text:p>
          </table:table-cell>
          <table:table-cell office:value-type="float" office:value="0.968387310550872" calcext:value-type="float">
            <text:p>0.968387310550872</text:p>
          </table:table-cell>
          <table:table-cell office:value-type="float" office:value="0.968327474974096" calcext:value-type="float">
            <text:p>0.968327474974096</text:p>
          </table:table-cell>
          <table:table-cell office:value-type="float" office:value="0.968381117528171" calcext:value-type="float">
            <text:p>0.968381117528171</text:p>
          </table:table-cell>
          <table:table-cell office:value-type="float" office:value="0.968392027679678" calcext:value-type="float">
            <text:p>0.968392027679678</text:p>
          </table:table-cell>
          <table:table-cell office:value-type="float" office:value="0.968393432965961" calcext:value-type="float">
            <text:p>0.968393432965961</text:p>
          </table:table-cell>
          <table:table-cell office:value-type="float" office:value="0.96840399081549" calcext:value-type="float">
            <text:p>0.96840399081549</text:p>
          </table:table-cell>
          <table:table-cell office:value-type="float" office:value="0.968425914880432" calcext:value-type="float">
            <text:p>0.968425914880432</text:p>
          </table:table-cell>
          <table:table-cell office:value-type="float" office:value="0.968430210861763" calcext:value-type="float">
            <text:p>0.968430210861763</text:p>
          </table:table-cell>
          <table:table-cell office:value-type="float" office:value="0.968426098282297" calcext:value-type="float">
            <text:p>0.968426098282297</text:p>
          </table:table-cell>
          <table:table-cell office:value-type="float" office:value="0.968427195893465" calcext:value-type="float">
            <text:p>0.968427195893465</text:p>
          </table:table-cell>
          <table:table-cell office:value-type="float" office:value="0.968439529787485" calcext:value-type="float">
            <text:p>0.968439529787485</text:p>
          </table:table-cell>
          <table:table-cell office:value-type="float" office:value="0.968438475106918" calcext:value-type="float">
            <text:p>0.968438475106918</text:p>
          </table:table-cell>
          <table:table-cell office:value-type="float" office:value="0.968427046734274" calcext:value-type="float">
            <text:p>0.968427046734274</text:p>
          </table:table-cell>
          <table:table-cell office:value-type="float" office:value="0.953748692737736" calcext:value-type="float">
            <text:p>0.953748692737736</text:p>
          </table:table-cell>
          <table:table-cell office:value-type="float" office:value="0.950817418023696" calcext:value-type="float">
            <text:p>0.950817418023696</text:p>
          </table:table-cell>
          <table:table-cell office:value-type="float" office:value="0.947083848504176" calcext:value-type="float">
            <text:p>0.947083848504176</text:p>
          </table:table-cell>
          <table:table-cell office:value-type="float" office:value="0.968260709502516" calcext:value-type="float">
            <text:p>0.968260709502516</text:p>
          </table:table-cell>
          <table:table-cell office:value-type="float" office:value="0.968406494118949" calcext:value-type="float">
            <text:p>0.968406494118949</text:p>
          </table:table-cell>
          <table:table-cell office:value-type="float" office:value="0.968439839577733" calcext:value-type="float">
            <text:p>0.968439839577733</text:p>
          </table:table-cell>
          <table:table-cell table:style-name="ce20"/>
          <table:table-cell office:value-type="string" calcext:value-type="string">
            <text:p>DTLZ7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3009591481012" calcext:value-type="float">
            <text:p>0.93009591481012</text:p>
          </table:table-cell>
          <table:table-cell office:value-type="float" office:value="0.92880331084782" calcext:value-type="float">
            <text:p>0.92880331084782</text:p>
          </table:table-cell>
          <table:table-cell office:value-type="float" office:value="0.932443505159946" calcext:value-type="float">
            <text:p>0.932443505159946</text:p>
          </table:table-cell>
          <table:table-cell office:value-type="float" office:value="0.930807056574324" calcext:value-type="float">
            <text:p>0.930807056574324</text:p>
          </table:table-cell>
          <table:table-cell office:value-type="float" office:value="0.931465141043055" calcext:value-type="float">
            <text:p>0.931465141043055</text:p>
          </table:table-cell>
          <table:table-cell office:value-type="float" office:value="0.932391353749429" calcext:value-type="float">
            <text:p>0.932391353749429</text:p>
          </table:table-cell>
          <table:table-cell office:value-type="float" office:value="0.93210953302171" calcext:value-type="float">
            <text:p>0.93210953302171</text:p>
          </table:table-cell>
          <table:table-cell office:value-type="float" office:value="0.931782472138205" calcext:value-type="float">
            <text:p>0.931782472138205</text:p>
          </table:table-cell>
          <table:table-cell office:value-type="float" office:value="0.934436972295945" calcext:value-type="float">
            <text:p>0.934436972295945</text:p>
          </table:table-cell>
          <table:table-cell office:value-type="float" office:value="0.935255763792181" calcext:value-type="float">
            <text:p>0.935255763792181</text:p>
          </table:table-cell>
          <table:table-cell office:value-type="float" office:value="0.935791925817781" calcext:value-type="float">
            <text:p>0.935791925817781</text:p>
          </table:table-cell>
          <table:table-cell office:value-type="float" office:value="0.936219417666417" calcext:value-type="float">
            <text:p>0.936219417666417</text:p>
          </table:table-cell>
          <table:table-cell office:value-type="float" office:value="0.935857024572822" calcext:value-type="float">
            <text:p>0.935857024572822</text:p>
          </table:table-cell>
          <table:table-cell office:value-type="float" office:value="0.935998295108782" calcext:value-type="float">
            <text:p>0.935998295108782</text:p>
          </table:table-cell>
          <table:table-cell office:value-type="float" office:value="0.936502639989918" calcext:value-type="float">
            <text:p>0.936502639989918</text:p>
          </table:table-cell>
          <table:table-cell office:value-type="float" office:value="0.936338261149139" calcext:value-type="float">
            <text:p>0.936338261149139</text:p>
          </table:table-cell>
          <table:table-cell office:value-type="float" office:value="0.936249068235062" calcext:value-type="float">
            <text:p>0.936249068235062</text:p>
          </table:table-cell>
          <table:table-cell office:value-type="float" office:value="0.936983743988792" calcext:value-type="float">
            <text:p>0.936983743988792</text:p>
          </table:table-cell>
          <table:table-cell office:value-type="float" office:value="0.936289781209814" calcext:value-type="float">
            <text:p>0.936289781209814</text:p>
          </table:table-cell>
          <table:table-cell office:value-type="float" office:value="0.936255088386391" calcext:value-type="float">
            <text:p>0.936255088386391</text:p>
          </table:table-cell>
          <table:table-cell office:value-type="float" office:value="0.937347077783385" calcext:value-type="float">
            <text:p>0.937347077783385</text:p>
          </table:table-cell>
          <table:table-cell office:value-type="float" office:value="0.918433218002609" calcext:value-type="float">
            <text:p>0.918433218002609</text:p>
          </table:table-cell>
          <table:table-cell office:value-type="float" office:value="0.919658220486105" calcext:value-type="float">
            <text:p>0.919658220486105</text:p>
          </table:table-cell>
          <table:table-cell office:value-type="float" office:value="0.926252045029718" calcext:value-type="float">
            <text:p>0.926252045029718</text:p>
          </table:table-cell>
          <table:table-cell office:value-type="float" office:value="0.937830463330826" calcext:value-type="float">
            <text:p>0.937830463330826</text:p>
          </table:table-cell>
          <table:table-cell office:value-type="float" office:value="0.937854216459493" calcext:value-type="float">
            <text:p>0.937854216459493</text:p>
          </table:table-cell>
          <table:table-cell office:value-type="float" office:value="0.936663742164674" calcext:value-type="float">
            <text:p>0.936663742164674</text:p>
          </table:table-cell>
          <table:table-cell/>
          <table:table-cell office:value-type="string" calcext:value-type="string">
            <text:p>UF1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3470840744053" calcext:value-type="float">
            <text:p>0.93470840744053</text:p>
          </table:table-cell>
          <table:table-cell office:value-type="float" office:value="0.934561138709537" calcext:value-type="float">
            <text:p>0.934561138709537</text:p>
          </table:table-cell>
          <table:table-cell office:value-type="float" office:value="0.936549679106249" calcext:value-type="float">
            <text:p>0.936549679106249</text:p>
          </table:table-cell>
          <table:table-cell office:value-type="float" office:value="0.934762348668568" calcext:value-type="float">
            <text:p>0.934762348668568</text:p>
          </table:table-cell>
          <table:table-cell office:value-type="float" office:value="0.935054566752962" calcext:value-type="float">
            <text:p>0.935054566752962</text:p>
          </table:table-cell>
          <table:table-cell office:value-type="float" office:value="0.937473342712643" calcext:value-type="float">
            <text:p>0.937473342712643</text:p>
          </table:table-cell>
          <table:table-cell office:value-type="float" office:value="0.936008106068402" calcext:value-type="float">
            <text:p>0.936008106068402</text:p>
          </table:table-cell>
          <table:table-cell office:value-type="float" office:value="0.934784199140533" calcext:value-type="float">
            <text:p>0.934784199140533</text:p>
          </table:table-cell>
          <table:table-cell office:value-type="float" office:value="0.938071046348474" calcext:value-type="float">
            <text:p>0.938071046348474</text:p>
          </table:table-cell>
          <table:table-cell office:value-type="float" office:value="0.938411119410043" calcext:value-type="float">
            <text:p>0.938411119410043</text:p>
          </table:table-cell>
          <table:table-cell office:value-type="float" office:value="0.93820324230701" calcext:value-type="float">
            <text:p>0.93820324230701</text:p>
          </table:table-cell>
          <table:table-cell office:value-type="float" office:value="0.938771015987257" calcext:value-type="float">
            <text:p>0.938771015987257</text:p>
          </table:table-cell>
          <table:table-cell office:value-type="float" office:value="0.938788584674446" calcext:value-type="float">
            <text:p>0.938788584674446</text:p>
          </table:table-cell>
          <table:table-cell office:value-type="float" office:value="0.939136095950714" calcext:value-type="float">
            <text:p>0.939136095950714</text:p>
          </table:table-cell>
          <table:table-cell office:value-type="float" office:value="0.939491251771682" calcext:value-type="float">
            <text:p>0.939491251771682</text:p>
          </table:table-cell>
          <table:table-cell office:value-type="float" office:value="0.938856657089536" calcext:value-type="float">
            <text:p>0.938856657089536</text:p>
          </table:table-cell>
          <table:table-cell office:value-type="float" office:value="0.939357422064563" calcext:value-type="float">
            <text:p>0.939357422064563</text:p>
          </table:table-cell>
          <table:table-cell office:value-type="float" office:value="0.93932449180238" calcext:value-type="float">
            <text:p>0.93932449180238</text:p>
          </table:table-cell>
          <table:table-cell office:value-type="float" office:value="0.938910877325401" calcext:value-type="float">
            <text:p>0.938910877325401</text:p>
          </table:table-cell>
          <table:table-cell office:value-type="float" office:value="0.938939679874122" calcext:value-type="float">
            <text:p>0.938939679874122</text:p>
          </table:table-cell>
          <table:table-cell office:value-type="float" office:value="0.939413618233319" calcext:value-type="float">
            <text:p>0.939413618233319</text:p>
          </table:table-cell>
          <table:table-cell office:value-type="float" office:value="0.932434766051445" calcext:value-type="float">
            <text:p>0.932434766051445</text:p>
          </table:table-cell>
          <table:table-cell office:value-type="float" office:value="0.933320924567766" calcext:value-type="float">
            <text:p>0.933320924567766</text:p>
          </table:table-cell>
          <table:table-cell office:value-type="float" office:value="0.936245027731266" calcext:value-type="float">
            <text:p>0.936245027731266</text:p>
          </table:table-cell>
          <table:table-cell office:value-type="float" office:value="0.938342873221724" calcext:value-type="float">
            <text:p>0.938342873221724</text:p>
          </table:table-cell>
          <table:table-cell office:value-type="float" office:value="0.93817047463611" calcext:value-type="float">
            <text:p>0.93817047463611</text:p>
          </table:table-cell>
          <table:table-cell office:value-type="float" office:value="0.938462083264992" calcext:value-type="float">
            <text:p>0.938462083264992</text:p>
          </table:table-cell>
          <table:table-cell/>
          <table:table-cell office:value-type="string" calcext:value-type="string">
            <text:p>UF2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846013206876702" calcext:value-type="float">
            <text:p>0.846013206876702</text:p>
          </table:table-cell>
          <table:table-cell office:value-type="float" office:value="0.85059064590758" calcext:value-type="float">
            <text:p>0.85059064590758</text:p>
          </table:table-cell>
          <table:table-cell office:value-type="float" office:value="0.895693138244407" calcext:value-type="float">
            <text:p>0.895693138244407</text:p>
          </table:table-cell>
          <table:table-cell office:value-type="float" office:value="0.836780597188604" calcext:value-type="float">
            <text:p>0.836780597188604</text:p>
          </table:table-cell>
          <table:table-cell office:value-type="float" office:value="0.851613327144548" calcext:value-type="float">
            <text:p>0.851613327144548</text:p>
          </table:table-cell>
          <table:table-cell office:value-type="float" office:value="0.891720946901826" calcext:value-type="float">
            <text:p>0.891720946901826</text:p>
          </table:table-cell>
          <table:table-cell office:value-type="float" office:value="0.845315801587169" calcext:value-type="float">
            <text:p>0.845315801587169</text:p>
          </table:table-cell>
          <table:table-cell office:value-type="float" office:value="0.858363579624132" calcext:value-type="float">
            <text:p>0.858363579624132</text:p>
          </table:table-cell>
          <table:table-cell office:value-type="float" office:value="0.898160689369569" calcext:value-type="float">
            <text:p>0.898160689369569</text:p>
          </table:table-cell>
          <table:table-cell office:value-type="float" office:value="0.847170475088438" calcext:value-type="float">
            <text:p>0.847170475088438</text:p>
          </table:table-cell>
          <table:table-cell office:value-type="float" office:value="0.857943113508222" calcext:value-type="float">
            <text:p>0.857943113508222</text:p>
          </table:table-cell>
          <table:table-cell office:value-type="float" office:value="0.902952833288469" calcext:value-type="float">
            <text:p>0.902952833288469</text:p>
          </table:table-cell>
          <table:table-cell office:value-type="float" office:value="0.842017746856448" calcext:value-type="float">
            <text:p>0.842017746856448</text:p>
          </table:table-cell>
          <table:table-cell office:value-type="float" office:value="0.859958183024088" calcext:value-type="float">
            <text:p>0.859958183024088</text:p>
          </table:table-cell>
          <table:table-cell office:value-type="float" office:value="0.907377160671481" calcext:value-type="float">
            <text:p>0.907377160671481</text:p>
          </table:table-cell>
          <table:table-cell office:value-type="float" office:value="0.83178922621459" calcext:value-type="float">
            <text:p>0.83178922621459</text:p>
          </table:table-cell>
          <table:table-cell office:value-type="float" office:value="0.842589900935764" calcext:value-type="float">
            <text:p>0.842589900935764</text:p>
          </table:table-cell>
          <table:table-cell office:value-type="float" office:value="0.913190033727673" calcext:value-type="float">
            <text:p>0.913190033727673</text:p>
          </table:table-cell>
          <table:table-cell office:value-type="float" office:value="0.837653244684936" calcext:value-type="float">
            <text:p>0.837653244684936</text:p>
          </table:table-cell>
          <table:table-cell office:value-type="float" office:value="0.860460919723641" calcext:value-type="float">
            <text:p>0.860460919723641</text:p>
          </table:table-cell>
          <table:table-cell office:value-type="float" office:value="0.920677610751363" calcext:value-type="float">
            <text:p>0.920677610751363</text:p>
          </table:table-cell>
          <table:table-cell office:value-type="float" office:value="0.828257932603329" calcext:value-type="float">
            <text:p>0.828257932603329</text:p>
          </table:table-cell>
          <table:table-cell office:value-type="float" office:value="0.834066206143807" calcext:value-type="float">
            <text:p>0.834066206143807</text:p>
          </table:table-cell>
          <table:table-cell office:value-type="float" office:value="0.898045695488397" calcext:value-type="float">
            <text:p>0.898045695488397</text:p>
          </table:table-cell>
          <table:table-cell office:value-type="float" office:value="0.881864692537514" calcext:value-type="float">
            <text:p>0.881864692537514</text:p>
          </table:table-cell>
          <table:table-cell office:value-type="float" office:value="0.888532242049067" calcext:value-type="float">
            <text:p>0.888532242049067</text:p>
          </table:table-cell>
          <table:table-cell office:value-type="float" office:value="0.906006980361246" calcext:value-type="float">
            <text:p>0.906006980361246</text:p>
          </table:table-cell>
          <table:table-cell/>
          <table:table-cell office:value-type="string" calcext:value-type="string">
            <text:p>UF3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98454120925014" calcext:value-type="float">
            <text:p>0.898454120925014</text:p>
          </table:table-cell>
          <table:table-cell office:value-type="float" office:value="0.899094501014709" calcext:value-type="float">
            <text:p>0.899094501014709</text:p>
          </table:table-cell>
          <table:table-cell office:value-type="float" office:value="0.903082054528481" calcext:value-type="float">
            <text:p>0.903082054528481</text:p>
          </table:table-cell>
          <table:table-cell office:value-type="float" office:value="0.901411619205318" calcext:value-type="float">
            <text:p>0.901411619205318</text:p>
          </table:table-cell>
          <table:table-cell office:value-type="float" office:value="0.898786509481531" calcext:value-type="float">
            <text:p>0.898786509481531</text:p>
          </table:table-cell>
          <table:table-cell office:value-type="float" office:value="0.906062458019444" calcext:value-type="float">
            <text:p>0.906062458019444</text:p>
          </table:table-cell>
          <table:table-cell office:value-type="float" office:value="0.899105856972816" calcext:value-type="float">
            <text:p>0.899105856972816</text:p>
          </table:table-cell>
          <table:table-cell office:value-type="float" office:value="0.899201328186318" calcext:value-type="float">
            <text:p>0.899201328186318</text:p>
          </table:table-cell>
          <table:table-cell office:value-type="float" office:value="0.905827509823136" calcext:value-type="float">
            <text:p>0.905827509823136</text:p>
          </table:table-cell>
          <table:table-cell office:value-type="float" office:value="0.900209617897349" calcext:value-type="float">
            <text:p>0.900209617897349</text:p>
          </table:table-cell>
          <table:table-cell office:value-type="float" office:value="0.900593722635574" calcext:value-type="float">
            <text:p>0.900593722635574</text:p>
          </table:table-cell>
          <table:table-cell office:value-type="float" office:value="0.907171704801481" calcext:value-type="float">
            <text:p>0.907171704801481</text:p>
          </table:table-cell>
          <table:table-cell office:value-type="float" office:value="0.900608371741985" calcext:value-type="float">
            <text:p>0.900608371741985</text:p>
          </table:table-cell>
          <table:table-cell office:value-type="float" office:value="0.899002658659745" calcext:value-type="float">
            <text:p>0.899002658659745</text:p>
          </table:table-cell>
          <table:table-cell office:value-type="float" office:value="0.906994331928971" calcext:value-type="float">
            <text:p>0.906994331928971</text:p>
          </table:table-cell>
          <table:table-cell office:value-type="float" office:value="0.899899556109711" calcext:value-type="float">
            <text:p>0.899899556109711</text:p>
          </table:table-cell>
          <table:table-cell office:value-type="float" office:value="0.900408213722625" calcext:value-type="float">
            <text:p>0.900408213722625</text:p>
          </table:table-cell>
          <table:table-cell office:value-type="float" office:value="0.908057637423858" calcext:value-type="float">
            <text:p>0.908057637423858</text:p>
          </table:table-cell>
          <table:table-cell office:value-type="float" office:value="0.901459040413303" calcext:value-type="float">
            <text:p>0.901459040413303</text:p>
          </table:table-cell>
          <table:table-cell office:value-type="float" office:value="0.903115061269918" calcext:value-type="float">
            <text:p>0.903115061269918</text:p>
          </table:table-cell>
          <table:table-cell office:value-type="float" office:value="0.909277410975186" calcext:value-type="float">
            <text:p>0.909277410975186</text:p>
          </table:table-cell>
          <table:table-cell office:value-type="float" office:value="0.88696320205992" calcext:value-type="float">
            <text:p>0.88696320205992</text:p>
          </table:table-cell>
          <table:table-cell office:value-type="float" office:value="0.889128966986548" calcext:value-type="float">
            <text:p>0.889128966986548</text:p>
          </table:table-cell>
          <table:table-cell office:value-type="float" office:value="0.871883221587423" calcext:value-type="float">
            <text:p>0.871883221587423</text:p>
          </table:table-cell>
          <table:table-cell office:value-type="float" office:value="0.904727082720684" calcext:value-type="float">
            <text:p>0.904727082720684</text:p>
          </table:table-cell>
          <table:table-cell office:value-type="float" office:value="0.904381082661671" calcext:value-type="float">
            <text:p>0.904381082661671</text:p>
          </table:table-cell>
          <table:table-cell office:value-type="float" office:value="0.905108942617699" calcext:value-type="float">
            <text:p>0.905108942617699</text:p>
          </table:table-cell>
          <table:table-cell/>
          <table:table-cell office:value-type="string" calcext:value-type="string">
            <text:p>UF4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806388712508935" calcext:value-type="float">
            <text:p>0.806388712508935</text:p>
          </table:table-cell>
          <table:table-cell office:value-type="float" office:value="0.808509480976899" calcext:value-type="float">
            <text:p>0.808509480976899</text:p>
          </table:table-cell>
          <table:table-cell table:style-name="ce20" office:value-type="float" office:value="0.737865993322971" calcext:value-type="float">
            <text:p>0.737865993322971</text:p>
          </table:table-cell>
          <table:table-cell office:value-type="float" office:value="0.818152577350118" calcext:value-type="float">
            <text:p>0.818152577350118</text:p>
          </table:table-cell>
          <table:table-cell office:value-type="float" office:value="0.822100068976621" calcext:value-type="float">
            <text:p>0.822100068976621</text:p>
          </table:table-cell>
          <table:table-cell table:style-name="ce24" office:value-type="float" office:value="0.756370376585577" calcext:value-type="float">
            <text:p>0.756370376585577</text:p>
          </table:table-cell>
          <table:table-cell office:value-type="float" office:value="0.812894848297976" calcext:value-type="float">
            <text:p>0.812894848297976</text:p>
          </table:table-cell>
          <table:table-cell office:value-type="float" office:value="0.823598851323078" calcext:value-type="float">
            <text:p>0.823598851323078</text:p>
          </table:table-cell>
          <table:table-cell office:value-type="float" office:value="0.768899918043586" calcext:value-type="float">
            <text:p>0.768899918043586</text:p>
          </table:table-cell>
          <table:table-cell office:value-type="float" office:value="0.827070091416528" calcext:value-type="float">
            <text:p>0.827070091416528</text:p>
          </table:table-cell>
          <table:table-cell office:value-type="float" office:value="0.829298723275587" calcext:value-type="float">
            <text:p>0.829298723275587</text:p>
          </table:table-cell>
          <table:table-cell office:value-type="float" office:value="0.774086082734072" calcext:value-type="float">
            <text:p>0.774086082734072</text:p>
          </table:table-cell>
          <table:table-cell office:value-type="float" office:value="0.829624530291617" calcext:value-type="float">
            <text:p>0.829624530291617</text:p>
          </table:table-cell>
          <table:table-cell office:value-type="float" office:value="0.836084532255045" calcext:value-type="float">
            <text:p>0.836084532255045</text:p>
          </table:table-cell>
          <table:table-cell office:value-type="float" office:value="0.783067779033563" calcext:value-type="float">
            <text:p>0.783067779033563</text:p>
          </table:table-cell>
          <table:table-cell office:value-type="float" office:value="0.843548534832284" calcext:value-type="float">
            <text:p>0.843548534832284</text:p>
          </table:table-cell>
          <table:table-cell office:value-type="float" office:value="0.848946556558918" calcext:value-type="float">
            <text:p>0.848946556558918</text:p>
          </table:table-cell>
          <table:table-cell office:value-type="float" office:value="0.791346696991595" calcext:value-type="float">
            <text:p>0.791346696991595</text:p>
          </table:table-cell>
          <table:table-cell office:value-type="float" office:value="0.850545840285906" calcext:value-type="float">
            <text:p>0.850545840285906</text:p>
          </table:table-cell>
          <table:table-cell office:value-type="float" office:value="0.854746445862085" calcext:value-type="float">
            <text:p>0.854746445862085</text:p>
          </table:table-cell>
          <table:table-cell office:value-type="float" office:value="0.804476787812017" calcext:value-type="float">
            <text:p>0.804476787812017</text:p>
          </table:table-cell>
          <table:table-cell office:value-type="float" office:value="0.745729376615741" calcext:value-type="float">
            <text:p>0.745729376615741</text:p>
          </table:table-cell>
          <table:table-cell office:value-type="float" office:value="0.760040290491826" calcext:value-type="float">
            <text:p>0.760040290491826</text:p>
          </table:table-cell>
          <table:table-cell office:value-type="float" office:value="0.685495205749089" calcext:value-type="float">
            <text:p>0.685495205749089</text:p>
          </table:table-cell>
          <table:table-cell office:value-type="float" office:value="0.91609512265668" calcext:value-type="float">
            <text:p>0.91609512265668</text:p>
          </table:table-cell>
          <table:table-cell office:value-type="float" office:value="0.9120061755154" calcext:value-type="float">
            <text:p>0.9120061755154</text:p>
          </table:table-cell>
          <table:table-cell office:value-type="float" office:value="0.806485940783012" calcext:value-type="float">
            <text:p>0.806485940783012</text:p>
          </table:table-cell>
          <table:table-cell/>
          <table:table-cell office:value-type="string" calcext:value-type="string">
            <text:p>UF5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817516779671757" calcext:value-type="float">
            <text:p>0.817516779671757</text:p>
          </table:table-cell>
          <table:table-cell table:style-name="ce20" office:value-type="float" office:value="0.822011058486417" calcext:value-type="float">
            <text:p>0.822011058486417</text:p>
          </table:table-cell>
          <table:table-cell table:style-name="ce20" office:value-type="float" office:value="0.734983903617066" calcext:value-type="float">
            <text:p>0.734983903617066</text:p>
          </table:table-cell>
          <table:table-cell office:value-type="float" office:value="0.827408585327319" calcext:value-type="float">
            <text:p>0.827408585327319</text:p>
          </table:table-cell>
          <table:table-cell office:value-type="float" office:value="0.819602717367805" calcext:value-type="float">
            <text:p>0.819602717367805</text:p>
          </table:table-cell>
          <table:table-cell table:style-name="ce24" office:value-type="float" office:value="0.729094752532781" calcext:value-type="float">
            <text:p>0.729094752532781</text:p>
          </table:table-cell>
          <table:table-cell office:value-type="float" office:value="0.840886104992052" calcext:value-type="float">
            <text:p>0.840886104992052</text:p>
          </table:table-cell>
          <table:table-cell office:value-type="float" office:value="0.828562771459676" calcext:value-type="float">
            <text:p>0.828562771459676</text:p>
          </table:table-cell>
          <table:table-cell office:value-type="float" office:value="0.724077325798439" calcext:value-type="float">
            <text:p>0.724077325798439</text:p>
          </table:table-cell>
          <table:table-cell office:value-type="float" office:value="0.844910903758246" calcext:value-type="float">
            <text:p>0.844910903758246</text:p>
          </table:table-cell>
          <table:table-cell office:value-type="float" office:value="0.828515227381921" calcext:value-type="float">
            <text:p>0.828515227381921</text:p>
          </table:table-cell>
          <table:table-cell office:value-type="float" office:value="0.777436243615865" calcext:value-type="float">
            <text:p>0.777436243615865</text:p>
          </table:table-cell>
          <table:table-cell office:value-type="float" office:value="0.834475407238829" calcext:value-type="float">
            <text:p>0.834475407238829</text:p>
          </table:table-cell>
          <table:table-cell office:value-type="float" office:value="0.837472782164032" calcext:value-type="float">
            <text:p>0.837472782164032</text:p>
          </table:table-cell>
          <table:table-cell office:value-type="float" office:value="0.780071959987041" calcext:value-type="float">
            <text:p>0.780071959987041</text:p>
          </table:table-cell>
          <table:table-cell office:value-type="float" office:value="0.843325974276633" calcext:value-type="float">
            <text:p>0.843325974276633</text:p>
          </table:table-cell>
          <table:table-cell office:value-type="float" office:value="0.836633571697464" calcext:value-type="float">
            <text:p>0.836633571697464</text:p>
          </table:table-cell>
          <table:table-cell office:value-type="float" office:value="0.780845783830336" calcext:value-type="float">
            <text:p>0.780845783830336</text:p>
          </table:table-cell>
          <table:table-cell office:value-type="float" office:value="0.841585382022792" calcext:value-type="float">
            <text:p>0.841585382022792</text:p>
          </table:table-cell>
          <table:table-cell office:value-type="float" office:value="0.832431009761002" calcext:value-type="float">
            <text:p>0.832431009761002</text:p>
          </table:table-cell>
          <table:table-cell office:value-type="float" office:value="0.782010743248532" calcext:value-type="float">
            <text:p>0.782010743248532</text:p>
          </table:table-cell>
          <table:table-cell office:value-type="float" office:value="0.764239188824713" calcext:value-type="float">
            <text:p>0.764239188824713</text:p>
          </table:table-cell>
          <table:table-cell office:value-type="float" office:value="0.769434411152888" calcext:value-type="float">
            <text:p>0.769434411152888</text:p>
          </table:table-cell>
          <table:table-cell office:value-type="float" office:value="0.697285025147612" calcext:value-type="float">
            <text:p>0.697285025147612</text:p>
          </table:table-cell>
          <table:table-cell office:value-type="float" office:value="0.883257243577817" calcext:value-type="float">
            <text:p>0.883257243577817</text:p>
          </table:table-cell>
          <table:table-cell office:value-type="float" office:value="0.887211133229933" calcext:value-type="float">
            <text:p>0.887211133229933</text:p>
          </table:table-cell>
          <table:table-cell office:value-type="float" office:value="0.740615455439989" calcext:value-type="float">
            <text:p>0.740615455439989</text:p>
          </table:table-cell>
          <table:table-cell/>
          <table:table-cell office:value-type="string" calcext:value-type="string">
            <text:p>UF6_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6704002103719" calcext:value-type="float">
            <text:p>0.876704002103719</text:p>
          </table:table-cell>
          <table:table-cell office:value-type="float" office:value="0.873804371540365" calcext:value-type="float">
            <text:p>0.873804371540365</text:p>
          </table:table-cell>
          <table:table-cell table:style-name="ce20" office:value-type="float" office:value="0.919165526298993" calcext:value-type="float">
            <text:p>0.919165526298993</text:p>
          </table:table-cell>
          <table:table-cell office:value-type="float" office:value="0.895523977369204" calcext:value-type="float">
            <text:p>0.895523977369204</text:p>
          </table:table-cell>
          <table:table-cell office:value-type="float" office:value="0.904588260336516" calcext:value-type="float">
            <text:p>0.904588260336516</text:p>
          </table:table-cell>
          <table:table-cell office:value-type="float" office:value="0.919733353230503" calcext:value-type="float">
            <text:p>0.919733353230503</text:p>
          </table:table-cell>
          <table:table-cell office:value-type="float" office:value="0.902104889141019" calcext:value-type="float">
            <text:p>0.902104889141019</text:p>
          </table:table-cell>
          <table:table-cell office:value-type="float" office:value="0.906969184750944" calcext:value-type="float">
            <text:p>0.906969184750944</text:p>
          </table:table-cell>
          <table:table-cell office:value-type="float" office:value="0.919694609647065" calcext:value-type="float">
            <text:p>0.919694609647065</text:p>
          </table:table-cell>
          <table:table-cell office:value-type="float" office:value="0.911794909853922" calcext:value-type="float">
            <text:p>0.911794909853922</text:p>
          </table:table-cell>
          <table:table-cell office:value-type="float" office:value="0.915596098762951" calcext:value-type="float">
            <text:p>0.915596098762951</text:p>
          </table:table-cell>
          <table:table-cell office:value-type="float" office:value="0.920365447864614" calcext:value-type="float">
            <text:p>0.920365447864614</text:p>
          </table:table-cell>
          <table:table-cell office:value-type="float" office:value="0.915638475341556" calcext:value-type="float">
            <text:p>0.915638475341556</text:p>
          </table:table-cell>
          <table:table-cell office:value-type="float" office:value="0.916990185572146" calcext:value-type="float">
            <text:p>0.916990185572146</text:p>
          </table:table-cell>
          <table:table-cell office:value-type="float" office:value="0.920472282335552" calcext:value-type="float">
            <text:p>0.920472282335552</text:p>
          </table:table-cell>
          <table:table-cell office:value-type="float" office:value="0.917403582028565" calcext:value-type="float">
            <text:p>0.917403582028565</text:p>
          </table:table-cell>
          <table:table-cell office:value-type="float" office:value="0.918730571203963" calcext:value-type="float">
            <text:p>0.918730571203963</text:p>
          </table:table-cell>
          <table:table-cell office:value-type="float" office:value="0.921157688973607" calcext:value-type="float">
            <text:p>0.921157688973607</text:p>
          </table:table-cell>
          <table:table-cell office:value-type="float" office:value="0.917724730004466" calcext:value-type="float">
            <text:p>0.917724730004466</text:p>
          </table:table-cell>
          <table:table-cell office:value-type="float" office:value="0.919243798349762" calcext:value-type="float">
            <text:p>0.919243798349762</text:p>
          </table:table-cell>
          <table:table-cell office:value-type="float" office:value="0.9213571416378" calcext:value-type="float">
            <text:p>0.9213571416378</text:p>
          </table:table-cell>
          <table:table-cell office:value-type="float" office:value="0.82816907454187" calcext:value-type="float">
            <text:p>0.82816907454187</text:p>
          </table:table-cell>
          <table:table-cell office:value-type="float" office:value="0.850994931683474" calcext:value-type="float">
            <text:p>0.850994931683474</text:p>
          </table:table-cell>
          <table:table-cell office:value-type="float" office:value="0.908104326098759" calcext:value-type="float">
            <text:p>0.908104326098759</text:p>
          </table:table-cell>
          <table:table-cell office:value-type="float" office:value="0.913585307409873" calcext:value-type="float">
            <text:p>0.913585307409873</text:p>
          </table:table-cell>
          <table:table-cell office:value-type="float" office:value="0.914781900239625" calcext:value-type="float">
            <text:p>0.914781900239625</text:p>
          </table:table-cell>
          <table:table-cell office:value-type="float" office:value="0.920002781163416" calcext:value-type="float">
            <text:p>0.920002781163416</text:p>
          </table:table-cell>
          <table:table-cell/>
          <table:table-cell office:value-type="string" calcext:value-type="string">
            <text:p>UF7_2</text:p>
          </table:table-cell>
          <table:table-cell table:number-columns-repeated="3"/>
        </table:table-row>
        <table:table-row table:style-name="ro1">
          <table:table-cell/>
          <table:table-cell table:formula="of:=AVERAGE([.B5:.B27])" office:value-type="float" office:value="0.857294643773103" calcext:value-type="float">
            <text:p>0.857294643773103</text:p>
          </table:table-cell>
          <table:table-cell table:formula="of:=AVERAGE([.C5:.C27])" office:value-type="float" office:value="0.857309850855547" calcext:value-type="float">
            <text:p>0.857309850855547</text:p>
          </table:table-cell>
          <table:table-cell table:formula="of:=AVERAGE([.D5:.D27])" office:value-type="float" office:value="0.840259067604426" calcext:value-type="float">
            <text:p>0.840259067604426</text:p>
          </table:table-cell>
          <table:table-cell table:formula="of:=AVERAGE([.E5:.E27])" office:value-type="float" office:value="0.871543088635131" calcext:value-type="float">
            <text:p>0.871543088635131</text:p>
          </table:table-cell>
          <table:table-cell table:style-name="ce20" table:formula="of:=AVERAGE([.F5:.F27])" office:value-type="float" office:value="0.874487667563392" calcext:value-type="float">
            <text:p>0.874487667563392</text:p>
          </table:table-cell>
          <table:table-cell table:formula="of:=AVERAGE([.G5:.G27])" office:value-type="float" office:value="0.848875656138863" calcext:value-type="float">
            <text:p>0.848875656138863</text:p>
          </table:table-cell>
          <table:table-cell table:formula="of:=AVERAGE([.H5:.H27])" office:value-type="float" office:value="0.874465607259386" calcext:value-type="float">
            <text:p>0.874465607259386</text:p>
          </table:table-cell>
          <table:table-cell table:formula="of:=AVERAGE([.I5:.I27])" office:value-type="float" office:value="0.878209814993747" calcext:value-type="float">
            <text:p>0.878209814993747</text:p>
          </table:table-cell>
          <table:table-cell table:formula="of:=AVERAGE([.J5:.J27])" office:value-type="float" office:value="0.858692939009873" calcext:value-type="float">
            <text:p>0.858692939009873</text:p>
          </table:table-cell>
          <table:table-cell table:formula="of:=AVERAGE([.K5:.K27])" office:value-type="float" office:value="0.87899023632134" calcext:value-type="float">
            <text:p>0.87899023632134</text:p>
          </table:table-cell>
          <table:table-cell table:formula="of:=AVERAGE([.L5:.L27])" office:value-type="float" office:value="0.88244273540251" calcext:value-type="float">
            <text:p>0.88244273540251</text:p>
          </table:table-cell>
          <table:table-cell table:formula="of:=AVERAGE([.M5:.M27])" office:value-type="float" office:value="0.894468553047431" calcext:value-type="float">
            <text:p>0.894468553047431</text:p>
          </table:table-cell>
          <table:table-cell table:formula="of:=AVERAGE([.N5:.N27])" office:value-type="float" office:value="0.880716385339959" calcext:value-type="float">
            <text:p>0.880716385339959</text:p>
          </table:table-cell>
          <table:table-cell table:formula="of:=AVERAGE([.O5:.O27])" office:value-type="float" office:value="0.885292624949313" calcext:value-type="float">
            <text:p>0.885292624949313</text:p>
          </table:table-cell>
          <table:table-cell table:formula="of:=AVERAGE([.P5:.P27])" office:value-type="float" office:value="0.898872590426397" calcext:value-type="float">
            <text:p>0.898872590426397</text:p>
          </table:table-cell>
          <table:table-cell table:formula="of:=AVERAGE([.Q5:.Q27])" office:value-type="float" office:value="0.884012321775848" calcext:value-type="float">
            <text:p>0.884012321775848</text:p>
          </table:table-cell>
          <table:table-cell table:formula="of:=AVERAGE([.R5:.R27])" office:value-type="float" office:value="0.888197151028966" calcext:value-type="float">
            <text:p>0.888197151028966</text:p>
          </table:table-cell>
          <table:table-cell table:formula="of:=AVERAGE([.S5:.S27])" office:value-type="float" office:value="0.901753457303371" calcext:value-type="float">
            <text:p>0.901753457303371</text:p>
          </table:table-cell>
          <table:table-cell table:formula="of:=AVERAGE([.T5:.T27])" office:value-type="float" office:value="0.885997109208832" calcext:value-type="float">
            <text:p>0.885997109208832</text:p>
          </table:table-cell>
          <table:table-cell table:formula="of:=AVERAGE([.U5:.U27])" office:value-type="float" office:value="0.891038701415727" calcext:value-type="float">
            <text:p>0.891038701415727</text:p>
          </table:table-cell>
          <table:table-cell table:formula="of:=AVERAGE([.V5:.V27])" office:value-type="float" office:value="0.902658083896698" calcext:value-type="float">
            <text:p>0.902658083896698</text:p>
          </table:table-cell>
          <table:table-cell table:formula="of:=AVERAGE([.W5:.W27])" office:value-type="float" office:value="0.713756730542672" calcext:value-type="float">
            <text:p>0.713756730542672</text:p>
          </table:table-cell>
          <table:table-cell table:formula="of:=AVERAGE([.X5:.X27])" office:value-type="float" office:value="0.724243160227976" calcext:value-type="float">
            <text:p>0.724243160227976</text:p>
          </table:table-cell>
          <table:table-cell table:formula="of:=AVERAGE([.Y5:.Y27])" office:value-type="float" office:value="0.724136934685469" calcext:value-type="float">
            <text:p>0.724136934685469</text:p>
          </table:table-cell>
          <table:table-cell table:formula="of:=AVERAGE([.Z5:.Z27])" office:value-type="float" office:value="0.904623316853102" calcext:value-type="float">
            <text:p>0.904623316853102</text:p>
          </table:table-cell>
          <table:table-cell table:style-name="ce20" table:formula="of:=AVERAGE([.AA5:.AA27])" office:value-type="float" office:value="0.905360849310342" calcext:value-type="float">
            <text:p>0.905360849310342</text:p>
          </table:table-cell>
          <table:table-cell table:formula="of:=AVERAGE([.AB5:.AB27])" office:value-type="float" office:value="0.891668321017306" calcext:value-type="float">
            <text:p>0.891668321017306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3">00/00/0000</text:date>, <text:time style:data-style-name="N2" text:time-value="19:58:07.6701210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6T13:16:20.423021391</meta:creation-date>
    <dc:date>2020-11-23T17:37:20.156504589</dc:date>
    <meta:editing-duration>P1DT15H1M56S</meta:editing-duration>
    <meta:editing-cycles>125</meta:editing-cycles>
    <meta:generator>LibreOffice/6.0.7.3$Linux_X86_64 LibreOffice_project/00m0$Build-3</meta:generator>
    <meta:document-statistic meta:table-count="3" meta:cell-count="2314" meta:object-count="0"/>
  </office:meta>
</office:document-meta>
</file>